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WWNum6"/>
    <style:style style:name="P3" style:family="paragraph" style:parent-style-name="Text_20_body" style:list-style-name="WWNum7"/>
    <style:style style:name="P4" style:family="paragraph" style:parent-style-name="Text_20_body" style:list-style-name="WWNum8"/>
    <style:style style:name="P5" style:family="paragraph" style:parent-style-name="Text_20_body" style:list-style-name="WWNum9"/>
    <style:style style:name="P6" style:family="paragraph" style:parent-style-name="Text_20_body" style:list-style-name="WWNum10"/>
    <style:style style:name="P7" style:family="paragraph" style:parent-style-name="Text_20_body">
      <style:paragraph-properties fo:text-align="start" style:justify-single-word="false"/>
      <style:text-properties fo:language="en" fo:country="GB"/>
    </style:style>
    <style:style style:name="P8" style:family="paragraph" style:parent-style-name="Text_20_body" style:master-page-name="Standard">
      <style:paragraph-properties style:page-number="auto"/>
    </style:style>
    <style:style style:name="T1" style:family="text">
      <style:text-properties fo:font-style="italic" style:font-style-asian="italic"/>
    </style:style>
    <style:style style:name="T2" style:family="text">
      <style:text-properties style:font-name="Times New Roman" style:font-name-complex="Times New Roman1"/>
    </style:style>
    <style:style style:name="T3" style:family="text">
      <style:text-properties fo:color="#00000a" style:font-name="Times New Roman" style:font-name-complex="Times New Roman1"/>
    </style:style>
    <style:style style:name="T4" style:family="text">
      <style:text-properties fo:color="#00000a" style:font-name="Times" fo:font-size="12pt" style:font-size-asian="12pt"/>
    </style:style>
    <style:style style:name="T5" style:family="text">
      <style:text-properties fo:font-size="12pt" style:font-size-asian="12pt"/>
    </style:style>
    <style:style style:name="T6" style:family="text">
      <style:text-properties fo:language="en" fo:country="GB"/>
    </style:style>
    <style:style style:name="T7"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pyeditor : Mathilde Nicolas. </text:p>
      <text:p text:style-name="Text_20_body">Creator: Perrault Charles (1628-1703), Chauveau François (1613-1676), Gissey Henri (1621-1673).</text:p>
      <text:p text:style-name="Text_20_body">Title: Courses de testes et de bagues faites par le roy et par les princes et seigneurs en l'année 1662.</text:p>
      <text:p text:style-name="Text_20_body">Date: 1662. </text:p>
      <text:p text:style-name="Text_20_body">Bibl: Charles Perrault, François Chauveau et Henri Gissey, <text:span text:style-name="T1">Courses de testes et de bagues faites par le roy et par les princes et seigneurs en l'année 1662</text:span>, Paris, 1670.</text:p>
      <text:p text:style-name="Text_20_body"/>
      <text:p text:style-name="Text_20_body"/>
      <text:p text:style-name="Title"><text:span text:style-name="T2">COVRSES DE TESTES ET DE BAGVE, FAITES PAR LE ROY, ET PAR LES PRINCES ET SEIGEVRS DE SA COVR, EN L’ANNÉE M. DC. LXII.</text:span></text:p>
      <text:p text:style-name="Text_20_body"/>
      <text:p text:style-name="Text_20_body"><text:span text:style-name="_3c_pb_3e_">np</text:span></text:p>
      <text:p text:style-name="Text_20_body">&lt;figure&gt;</text:p>
      <text:p text:style-name="Text_20_body"/>
      <text:p text:style-name="Text_20_body"><text:span text:style-name="_3c_pb_3e_">np</text:span></text:p>
      <text:p text:style-name="Text_20_body">&lt;figure&gt;</text:p>
      <text:p text:style-name="Text_20_body">A <text:span text:style-name="_3c_persName_3e_">MONSEIGNEVR LE DAVPHIN</text:span>.</text:p>
      <text:p text:style-name="_3c_salute_3e_">MONSEIGEVR,</text:p>
      <text:p text:style-name="Text_20_body">Puisqu’il est constant que de tous les modeles qui Vous seront proposez pour vôtre Education, <text:span text:style-name="_3c_persName_3e_">le Roy</text:span> est celuy qui Vous sera toûjours le plus glorieux &amp; le plus utile d’imiter : Il y a une obligation indispensable de Vous presenter tout ce qui parle de ses grandes actions. Quand l’âge MONSEIGNEVR, Vous aura donné les forces d’un Heros, comme le Sang dont Vous estes formé Vous en a désja donné le courage, ou Vous representera ce grand Prince tantôt à la teste de ses Armées, où son incroyable suffisance en <text:span text:style-name="_3c_pb_3e_">np</text:span> l’art de commander donne de la terreur à ses plus fiers Ennemis, &amp; de l’admiration à ses plus experimentez Capitaines ; tantôt on Vous le dépeindra au fort du combat &amp; dans la tranchée, où sa valeur &amp; son intrepidité <text:soft-page-break/>sans pareilles font trembler également &amp; ceux qui le craignent &amp; ceux qui l’aiment ; tantôt on Vous le fera voir dans le triomphe, couronné de smains de la Victoire, où sa moderation &amp; son auguste Majesté le font aimer de ceux mesmes qu’il a vaincus ; d’autrefois on Vous le montrera dans son Conseil, où sa Prudence consommée voit toutes choses, &amp; y pourvoit en même temps ; enfin, MONSEIGNEVR, ce grand Monarque Vous sera mis devant les yeux dans l’exercice de toutes les Vertus à mesure que l’âge Vous permettra de les pratiquer, &amp; l’exemple Vous en sera proposé en toutes rencontres par cét illustre &amp; sage Gouverneur que <text:span text:style-name="_3c_persName_3e_">Sa Majesté</text:span> a choisi pour achever en Vous son Image, &amp; pour cultiver en vôtre Royale Personne les esperances du premier Royaume du Monde. <text:tab/></text:p>
      <text:p text:style-name="Text_20_body">Mais, MONSEIGNEVUR, comme il n’est pas encore temps que Vous voyiez ce grand Monarque couvert des armes qu’il prend quand il marche contre ses Ennemis, ny dans cét équipage qui fait trembler toute l’Europe : Il faut auparavant que Vous Vous accoûtumiez à le voir dans les <text:span text:style-name="_3c_tech_3e_">Courses de Bague</text:span> &amp; dans les <text:span text:style-name="_3c_tech_3e_">Carousels</text:span>, qui sont des images de la guerre, &amp; que Vous montiez aux vertus difficiles &amp; laborieuses par d’autres plus douces &amp; plus aisées ; je veux dire, la magnificence &amp; la politesse dans les Festes publiques, &amp; l’adresse jointe à la bonne grace dans les exercices militaires. C’est dequoy, MONSEIGNEVR, Vous serrez un exemple achevé dans la <text:span text:style-name="_3c_pb_3e_">np</text:span> description que j’ay faite de ce <text:span text:style-name="_3c_tech_3e_">Carousel</text:span>, où Vous verrez encore que ce Heros qui ne sera jamais imité parfaitement que de Vous seul ne peut rien faire que de grand, qu’il conserve au milieu de la Paix les exercices de la Guerre, que son loisir n’est pas capable d’oisiveté, qu’il est les delices de son Peuple, &amp; son Peuple les siennes &amp; qu’au pied de ses lauriers &amp; de ses palmes, qui ne font d’ombre qu’à ses Ennemis, naissent des fleurs qui peuvent estre cueillies par les moindres de ses Sujets.</text:p>
      <text:p text:style-name="Text_20_body">Ainsi, MONSEIGNEVR, où il semble n’y avoir que du divertissement à prendre, Vous y trouverez des instructions utiles, &amp; dequoy former en Vous ce Prince admirable, à qui tant de grandes avantures sont reservées. Toute l’Europe, MONSEIGNEVR, est dans l’attente des prodiges que promettent les premieres années de vôtre Enfance : Elle ne peut concevoir quel sera le haut du jour d’une aurore si brillante ; &amp; quand elle jette les yeux sur le courage, sur la vivacité, &amp; sur la magnanimité qui se font admirer en Vous avant le temps, elle prend plaisir à se flatter qu’un jour elle Vous aura pour son Maître. Fasse le Ciel que les Peuples puissent seconder de si grandes destinées, &amp; que toute la Terre reconnoisse en Vous un digne Fils de <text:span text:style-name="_3c_persName_3e_">LOVIS XIIII</text:span>. Ce sont les vœux que fait tous les jours,</text:p>
      <text:p text:style-name="Text_20_body">MONSEIGNEVR, </text:p>
      <text:p text:style-name="_3c_byline_3e_">Vôtre tres-humble, tres-obeïssant &amp; tres-fidele Serviteur, <text:span text:style-name="_3c_persName_3e_">PERRAVLT</text:span>. </text:p>
      <text:p text:style-name="Text_20_body"/>
      <text:p text:style-name="Text_20_body"><text:span text:style-name="_3c_pb_3e_">np</text:span></text:p>
      <text:p text:style-name="Text_20_body">&lt;figure&gt;</text:p>
      <text:p text:style-name="Text_20_body"/>
      <text:p text:style-name="Text_20_body"><text:span text:style-name="_3c_pb_3e_">np</text:span></text:p>
      <text:p text:style-name="Text_20_body">&lt;figure&gt;</text:p>
      <text:list xml:id="list5341824796167982993" text:style-name="Outline">
        <text:list-item>
          <text:h text:style-name="Heading_20_1" text:outline-level="1"><text:soft-page-break/><text:span text:style-name="T3">COURSES DE TESTES ET DE BAGUE.</text:span></text:h>
        </text:list-item>
        <text:list-item>
          <text:h text:style-name="Heading_20_1" text:outline-level="1"><text:span text:style-name="T3">FAITES PAR LE ROY, ET PAR LES PRINCES &amp; Seigneurs de sa Cour, en l’année 1662.</text:span></text:h>
        </text:list-item>
      </text:list>
      <text:p text:style-name="Text_20_body">&lt;figure&gt; CE n’est pas sans raison que ceux qui ont entrepris d’écrire l’Histoire des Grands-Hommes, ont crû qu’il ne suffisoit pas d’apprendre à la Posterité les Batailles qu’ils avoient gagnées, &amp; les Conquestes qu’ils avoient faites, mais qu’il falloit encore luy faire connoître quels avoient été leurs plaisirs &amp; leurs divertissemens. En effet, tous ces Exploits merveilleux, qui sont l’objet de l’admiration des Peuples, peuvent être des effets du vice aussi bien que de la vertu, puis qu’il est vray que l’un &amp; l’autre ont leurs Heros, &amp; que souvent une crainte servile du jugement des hommes, une soif déreglée de leurs loüanges, un desir brutal de vengeance, ou quelque passion plus honteuse ont produit les mêmes miracles que le veritable amour de la gloire. Il n’en est pas de même du temps qui est destiné à leurs plaisirs. C’est dans ces momens que ceux qui les veulent connoître veritablement les doivent considerer ; c’est dans cét état naturel qu’il les faut peindre, pour en faire un portrait fidelle : &amp; qu’ils témoignent alors ce même amour pour la gloire, cette horreur pour l’oisiveté, &amp; cette ardente inclination au travail, qui paroît quelquefois en eux dans les occasions où il s’agit de leur grandeur &amp; de leur sûreté ; c’est alors certes qu’on peut assûrer que la vertu est l’ame &amp; le principe de toutes leurs actions. </text:p>
      <text:p text:style-name="Text_20_body">C’est dans cette pensée que ceux qui se sont formez des Heros seulement pour les louër, &amp; qui estans Maistres de leurs bras &amp; de leur courage, pouvoient aussi facilement les rendre vainqueurs d’une puissance Armées que d’un seul Homme, n’ont pas moins pris de peine à les representer dans les jeux militaires, disputans le prix d’une Couronne de Chêne, que combatans dans les Batailles pour la Conqueste &amp; l’Etablissement des Empires.</text:p>
      <text:p text:style-name="Text_20_body">Ils ont pensé ne pouvoir donner une plus haute idée de leurs Heros, &amp; de l’ardeur infatigable qui les animoit, qu’en faisant voir que même leur repos est agissant, &amp; que leur valeur ne pouvant demeurer oisive, cherchoit à s’amuser après de feints combats, lors qu’elle manquoit de plus importantes occasions de s’occuper. De-là vient qu’<text:span text:style-name="_3c_persName_3e_">Homere</text:span> se plaît si fort à nous dépeindre <text:span text:style-name="_3c_name_3e_">Achille</text:span> s’exerçant à la Course, au Disque, &amp; à la Lutte ; &amp; que le Poëte Latin ne s’étend pas moins à décrire ces mêmes jeux avec les prix qu’Enée y propose aux Vainqueurs, qu’à representer ses Conquestes, &amp; la mort même de <text:span text:style-name="_3c_name_3e_">Turnus</text:span>. </text:p>
      <text:p text:style-name="Text_20_body"/>
      <text:p text:style-name="Text_20_body"><text:span text:style-name="_3c_pb_3e_">2</text:span></text:p>
      <text:p text:style-name="Text_20_body">Et certes, si l’on examine de prés ces sortes d’exercices, bien qu’ils semblent d’abord n’avoir été inventez que pour le divertissement de ceux qui s’y occupent, &amp; de ceux qui les voyent, on trouvera neantmoins qu’ils ont pour but quelque chose de plus élevé que le simple plaisir. Ils sont non seulement utiles pour bannir l’oisiveté &amp; la molesse, qui corrompent ordinairement tous les fruits de la Paix ; mais ce sont encore d’illustres écoles de discipline militaire, où l’on apprend mieux qu’en toutes les autres le veritable métier de la guette, puisque non seulement ils forment l’adresse du corps, mais qu’ils augmentent en quelque sorte le courage, en allumant le desir de la gloire, qu’on peut nommer l’ame de la valeur. </text:p>
      <text:p text:style-name="Text_20_body"><text:soft-page-break/>En effet, rien peut-il mieux faire concevoir à de jeunes guerriers l’extrême &amp; veritable joye que donne l’applaudissement des Peuples après une victoire, &amp; combien il est beau de se voir préferer aux autres, que le plaisir qu’ils rencontrent à remporter le prix de ces sortes de jeux, à la veuë de tant de témoins de leur force &amp; de leur adresse ? </text:p>
      <text:p text:style-name="Text_20_body">Il ne falloit donc pas ensevelir dans le silence la mémoire des nobles divertissemens de nôtre grand Monarque. Il ne suffit pas que la Posterité sçache ses glorieux travaux &amp; de Guerre &amp; de Paix ; le mal qu’il a fait à ses Ennemis par le force de ses Armes, &amp; le bien qu’il fait à ses Peuples par les soins assidus &amp; sans exemple qu’il prend luy-même de leur conduite : il faut qu’elle ait encore la satisfaction de sçavoir quels étoient ses relâches dans ses occupations importantes. Il est bon qu’elle apprenne qu’il n’a pas été aussi le plus adroit &amp; le plus magnifique, &amp; que la Noblesse de sa Cour est toûjours en possession de ces avantages sur toutes les Nations de la Terre. </text:p>
      <text:p text:style-name="Text_20_body">Avant que d’entrer dans le détail de cette description, on remarquera, que quelque magnifique qu’il ait été, soit pour la richesse des habits, soit pour les nombre des chevaux &amp; des équipages, soit pour la beauté du lieu où il a été exécuté, on ne le doit regarder neantmoins que comme un simple <text:span text:style-name="_3c_tech_3e_">Course de Bague</text:span> &amp; <text:span text:style-name="_3c_tech_3e_">de Testes</text:span>, sans sujet, sans cartel, &amp; sans machines, &amp; comme un essay de ce que la Noblesse de France seroit capable de faire, si elle entreprenoit en Tournoy dans toute l’étenduë de la beauté &amp; de la magnificence qu’il peut recevoir. </text:p>
      <text:p text:style-name="Text_20_body">La premiere chose que fit <text:span text:style-name="_3c_persName_3e_">Sa Majesté</text:span>, fut de nommer le Mareschal <text:span text:style-name="_3c_persName_3e_">Duc de Gramont</text:span> pour prendre soin de cette Feste, en qualité de Mareschal de Camp general. Cét employ ne pouvoit être mis en de meilleures mains, &amp; il eût été malaisé de choisir une personne qui eût ensemble, &amp; plus d’experience dans les Armes, &amp; le goût plus délicat pour ces fortes galanteries. </text:p>
      <text:p text:style-name="Text_20_body">Ensuite <text:span text:style-name="_3c_persName_3e_">Sa Majesté</text:span> approuva la proposition qui fut faite, de representer les Nations les plus renommées, &amp; choisit ce dessein entre plusieurs, comme le plus simples &amp; le plus dégagé de tous mysteres, &amp; de toutes machines. Ce n’est pas que cette Feste s’étant faire peu de temps après la naissance de <text:span text:style-name="_3c_persName_3e_">Monseigneur le Dauphin</text:span>, on ne pût dire qu’on avoit eû intention de representer toutes ces Nations, comme venans luy rendre hommage, &amp; le reconnoître pour celuy qui doit un jour leur commander ; mais ce qui est de tres-assûré, est qu’on n’a eû d’autre dessein que d’établir quelque ordre dans <text:span text:style-name="_3c_tech_3e_">cette Course</text:span>, &amp; de donner lieu en même temps à la <text:span text:style-name="_3c_description_3e__20_Car">magnificence des habits</text:span>. <text:span text:style-name="_3c_persName_3e_">Sa Majesté</text:span> choisit donc les Nations les plus celebres pour en former cinq Quadrilles, composées chacune d’<text:span text:style-name="_3c_name_3e_">un Chef</text:span>, &amp; de <text:span text:style-name="_3c_name_3e_">dix Chevaliers</text:span>, avec leurs <text:span text:style-name="_3c_name_3e_">Officiers</text:span> &amp; leurs <text:span text:style-name="_3c_name_3e_">équipages</text:span>. La premiere Nation fut celle des Romains, dont <text:span text:style-name="_3c_persName_3e_">Sa Majesté</text:span> voulut estre le <text:span text:style-name="_3c_name_3e_">Chef</text:span>. La seconde, celle des Persans, qui eût pour <text:span text:style-name="_3c_name_3e_">Chef</text:span> Monsieur Frere unique de Sa Majesté. La troisiéme, celle des Turcs, qui eût pour <text:span text:style-name="_3c_name_3e_">Chef</text:span> <text:span text:style-name="_3c_persName_3e_">le Prince de Condé</text:span>. La quatriéme, celle des Indiens, conduite par <text:span text:style-name="_3c_persName_3e_">le Duc d’Anguien</text:span>. Et la cinquiéme, celle des Sauvages de l’Amerique, conduite par <text:span text:style-name="_3c_persName_3e_">le Duc de Guise</text:span>. </text:p>
      <text:p text:style-name="Text_20_body">Ensuite <text:span text:style-name="_3c_persName_3e_">Sa Majesté</text:span> nomma les Aventuriers de chaque Quadrille, arrêta le nombre des Officiers, régla les équipages, les habits, &amp; les livrées. </text:p>
      <text:p text:style-name="Text_20_body">Il ne restoit plus qu’à trouver un lieu qui fût digne de ce Spectacle, &amp; où l’on pût dresser un <text:span text:style-name="_3c_tech_3e_">Amphitéatre</text:span> capable de contenir le grand nombre d’hommes &amp; de chevaux qui le composoient. <text:span text:style-name="_3c_placeName_3e_">La Place Royale</text:span>, qui sembloit estre en possession de servir à ces sortes de <text:span text:style-name="_3c_pb_3e_">3</text:span> <text:soft-page-break/>magnificences fut trouvée trop petite, &amp; trop reserrée, bien que sous <text:span text:style-name="_3c_persName_3e_">LOVIS XIII</text:span>. on y ait representé un des plus beaux <text:span text:style-name="_3c_tech_3e_">Carrousels</text:span> qui se soient jamais veûs, l’on choisit donc <text:span text:style-name="_3c_placeName_3e_">la grande Place</text:span>, qui est au devant du <text:span text:style-name="_3c_placeName_3e_">Palais des Thuilleries</text:span>, &amp; qui a peu de pareilles, soit pour son étenduë, soit pour la beauté des bâtimens qui l’environnent.</text:p>
      <text:p text:style-name="Text_20_body">Au milieu de ce grand espace, on dressa en peu de jours <text:span text:style-name="_3c_tech_3e_">un Camp</text:span> <text:span text:style-name="_3c_description_3e__20_Car">de quarante cinq toises en quarré, fermé de doubles barrieres, distantes l’une de l’autre, de quinze toises, pour le passages des Quadrilles ; à douze pieds loin de la derniere barriere furent dressez des </text:span><text:span text:style-name="_3c_tech_3e_">échaffaux</text:span><text:span text:style-name="_3c_description_3e__20_Car"> qui environnoient tout le Camp</text:span>, &amp; cét espace fut laissé pour y ranger tous les chevaux de main, &amp; les mettre ainsi hors d’état de causer du desordre par leur fougue, &amp; leur trop grande ardeur. <text:span text:style-name="_3c_tech_3e_">Les échaffaux</text:span> placez de cette sorte, formoient <text:span text:style-name="_3c_tech_3e_">un Amphiteatre</text:span> <text:span text:style-name="_3c_description_3e__20_Car">capable de contenir quinze mille personnes assises sur quatre rangs de grands degrez, dont le premier étoit éleué de huit pieds de terre, &amp; le dernier d’une fois encore autant</text:span>. </text:p>
      <text:p text:style-name="Text_20_body">La forme de <text:span text:style-name="_3c_tech_3e_">cét Amphitheatre</text:span> <text:span text:style-name="_3c_description_3e__20_Car">étoit quarrée, &amp; se terminoit du côté par où l’on entroit en un demy cercle</text:span>, dans lequel se devoit placer la Quadrille du <text:span text:style-name="_3c_persName_3e_">Roy</text:span>, qui de cette sorte étoit posé au milieu de sa milice, &amp; vis-à-vis de l’échaffaut des <text:span text:style-name="_3c_persName_3e_">Reynes</text:span>. Les quatre coins de <text:span text:style-name="_3c_tech_3e_">l’Amphiteatre </text:span>étoient destinez aux quatre autres Quadrilles.</text:p>
      <text:p text:style-name="Text_20_body">Au milieu de la face des Thuilleries, qui étoit aussi le milieu de l’Amphiteatre, fut élevé un <text:span text:style-name="_3c_tech_3e_">grand échaffaut</text:span> pour <text:span text:style-name="_3c_persName_3e_">les Reynes</text:span>, &amp; pour <text:span text:style-name="_3c_persName_3e_">les Princesses de la Cour</text:span>, duquel l’Architecture étoit de deux ordres, <text:span text:style-name="_3c_description_3e__20_Car">le premier Dorique, &amp; le second Ionique, enrichy d’un double rang, de pilastres, &amp; de colonnes de marbre, dont les bases &amp; les chapiteaux étoient d’or, comme aussi les deux frises, les balustrades &amp; les autres ornemens : cette Architecture se terminoit en un fronton, dans lequel sur une table de marbre noir, cette Inscription étoit écritte en Lettres d’or</text:span></text:p>
      <text:p text:style-name="P1"><text:span text:style-name="_3c_foreign_3e_">VICTRICIBVS ARMIS <text:line-break/>LODOICI<text:line-break/>FRANCORVM IMPERATORIS<text:line-break/>LVDOVICVS XIV. FELICITATI NATIONVM DATVS, <text:line-break/>REGVM DECVS, HVMANAE GENTIS DELITIAE,<text:line-break/>HOSTIVM TERROR, SVORVM DESIDERIVM, <text:line-break/>OMNIVM ADMIRATIO<text:line-break/>ANNOR XXIII VICTORIARVM NVMERO MVLTO MAIORE,<text:line-break/>HOSTIBVS MARI TERRAQVE PROSTRATIS,<text:line-break/>LATE PROLATIS FINIBVS, FIRMATIS VBIQVE TERRARVM SOCUS,<text:line-break/>PACE SVIS LEGIBVS ORBE SANCITA :<text:line-break/>NE QVID CESSRET HEROICA VIRTVS,<text:line-break/>PALAESTRICAM VICTORIAM NON DEDIGNATVR. </text:span></text:p>
      <text:p text:style-name="Text_20_body"><text:span text:style-name="_3c_description_3e__20_Car">Au deux costez de ce fronton, étoient deux grandes figures de relief, dont l’une representoit la Guerre, &amp; l’autre la Paix, assises toutes deux, la premiere sur des trophées d’Armes, l’autre sur un monceau d’instrumens de toute sorte d’Arts, le tout accompagné de plusieurs ornemens</text:span>, qui convenoient à ce sujet, &amp; qui étoient de l’invention du <text:span text:style-name="_3c_persName_3e_">sieur Vigarani</text:span>, Ingenieur du Roy, qui eût le soin &amp; la conduite de toute cette pompe, sous les ordres du Mareschal de Camp General. </text:p>
      <text:p text:style-name="Text_20_body"><text:soft-page-break/>Toutes choses étant ainsi preparées, &amp; le <text:span text:style-name="_3c_date_3e_">cinquiéme jour du mois Iuin</text:span>, que <text:span text:style-name="_3c_persName_3e_">Sa Majesté</text:span> avoit destiné à cette superbe Feste, étant arrivé, les Compagnies du Regiment des <text:span text:style-name="_3c_pb_3e_">4</text:span> Gardes, Suisses &amp; Françoises, furent dés <text:span text:style-name="_3c_date_3e_">le matin</text:span> mises en haye, depuis <text:span text:style-name="_3c_placeName_3e_">la Grande Place</text:span>, qui est derriere <text:span text:style-name="_3c_placeName_3e_">l’Hostel de Vandôme</text:span>, tout le long des ruës de Richelieu, S. Honoré &amp; S. Nicaise, jusqu’à l’entrée de <text:span text:style-name="_3c_tech_3e_">l’Amphitheatre</text:span>, tant pour empêcher le desordre &amp; la confusion que pouvoir causer l’affluence du peuple, que pour augmenter par le nombre de cette milice, la Magnificene du Spectacle. </text:p>
      <text:p text:style-name="Text_20_body"><text:span text:style-name="_3c_persName_3e_">Le Roy</text:span> s’étant rendu avec toute sa Quadrille &amp; son équipage dans <text:span text:style-name="_3c_placeName_3e_">l’Hostel de Vandôme</text:span>, où il s’habilla, les autres Chefs avec leurs Quadrilles, arriverent dans l’ordre qui leur avoit été donné par <text:span text:style-name="_3c_name_3e_">le Mareschal de Camp general</text:span>, au rendez-vous, où peu de temps après, <text:span text:style-name="_3c_persName_3e_">le Roy</text:span> parut au milieu de sa grande Quadrille. </text:p>
      <text:p text:style-name="Text_20_body">Cependant <text:span text:style-name="_3c_persName_3e_">les Reynes</text:span> arriverent, &amp; prirent places sur <text:span text:style-name="_3c_tech_3e_">leur échaffaut</text:span> accompagnées de <text:span text:style-name="_3c_persName_3e_">la Reyne d’Angleterre</text:span>, de <text:span text:style-name="_3c_persName_3e_">Madame</text:span>, de <text:span text:style-name="_3c_persName_3e_">Mademoiselle</text:span>, &amp; de toutes <text:span text:style-name="_3c_persName_3e_">les Princesses</text:span> &amp; <text:span text:style-name="_3c_persName_3e_">Dames</text:span> de la Cour. <text:span text:style-name="_3c_tech_3e_">Le Dais</text:span> <text:span text:style-name="_3c_description_3e__20_Car">étoit de velour violet, enrichy de grandes Fleurs de Lys d’or, comme aussi le tapis &amp; les carreaux, qui étoient sous leurs pieds, &amp; qui couvroient l’appuy de la balustrade</text:span>. </text:p>
      <text:p text:style-name="Text_20_body">Au dessous de <text:span text:style-name="_3c_persName_3e_">leurs Majestez</text:span> étoient <text:span text:style-name="_3c_persName_3e_">les Mareschaux d’Etrée</text:span>, <text:span text:style-name="_3c_persName_3e_">du Plessis</text:span>, <text:span text:style-name="_3c_persName_3e_">de Villeroy</text:span>, &amp; <text:span text:style-name="_3c_persName_3e_">d’Aumont</text:span>, qui par leur qualité de Mareschaux de France, &amp; par le choix que <text:span text:style-name="_3c_persName_3e_">Sa Majesté</text:span> en avoit fait, tenoient la place de <text:span text:style-name="_3c_name_3e_">Iuges de Camp</text:span> ; proche d’eux estoient <text:span text:style-name="_3c_persName_3e_">les Ambassadeurs</text:span> &amp; <text:span text:style-name="_3c_persName_3e_">les Ministres Etrangers</text:span>. </text:p>
      <text:p text:style-name="Text_20_body">&lt;figure&gt;</text:p>
      <text:p text:style-name="Text_20_body"/>
      <text:p text:style-name="Text_20_body"><text:span text:style-name="_3c_pb_3e_">5</text:span></text:p>
      <text:p text:style-name="Text_20_body">&lt;figure&gt;</text:p>
      <text:p text:style-name="_3c_label.head_3e_">MARCHE DES CINQ QVADRILLES ET DES MARESCHAVX DE CAMP, DEPVIS LA GRANDE PLACE DERRIERE l’Hostel de Vandôme jusqu’à l’entrée de l’Amphitheatre.</text:p>
      <text:p text:style-name="Text_20_body">&lt;figure&gt; A peine <text:span text:style-name="_3c_persName_3e_">les Reynes</text:span> pris leurs places, qu’on vit parroître à l’entrée de <text:span text:style-name="_3c_tech_3e_">l’Amphitheatre</text:span> le commencement de la Marche. </text:p>
      <text:p text:style-name="Text_20_body">C’étoit <text:span text:style-name="_3c_name_3e_">le Mareschal de Camp General</text:span> precedé du <text:span text:style-name="_3c_persName_3e_">sieur Vigarani</text:span>, en qualité de premier <text:span text:style-name="_3c_name_3e_">Aide de Camp</text:span>, <text:span text:style-name="_3c_persName_3e_">d’un Timbalier</text:span>, de <text:span text:style-name="_3c_persName_3e_">deux Trompettes</text:span>, <text:span text:style-name="_3c_persName_3e_">d’un Ecuyer</text:span>, &amp; de <text:span text:style-name="_3c_persName_3e_">six Pages</text:span>, &amp; de huit chevaux de main menez chacun par <text:span text:style-name="_3c_persName_3e_">deux Palfreniers</text:span>, de <text:span text:style-name="_3c_persName_3e_">deux autres Timbaliers</text:span>, de <text:span text:style-name="_3c_persName_3e_">quatre Trompettes</text:span>, &amp; <text:span text:style-name="_3c_persName_3e_">dix Estafiers</text:span>. </text:p>
      <text:p text:style-name="Text_20_body"><text:span text:style-name="_3c_description_3e__20_Car">Il étoit vétu à la Romaine, d’un habit en broderie d’or &amp; d’argent sur un fonds de satin couleur de feu, les brodequins de même ; le tout garny d’une quantité innombrable de Rubis, son Casque étoit enrichy de pierreries, &amp; ombragé d’un grand bouquet de plumes, aussi couleur de feu, avec une Agrette noire au milieu : Il portoit en sa main le bâton de Commandant qui étoit d’or, le harnois de son cheval étoit pareillement en broderie d’or &amp; d’argent, avec de grandes Aigles, &amp; garny d’une infinité de rubans, ainsi que les crins &amp; la queüe</text:span>. </text:p>
      <text:p text:style-name="Text_20_body">Il étoit suivy de <text:span text:style-name="_3c_name_3e_">quatre Aides de Camp</text:span> <text:span text:style-name="_3c_description_3e__20_Car">superbement vétus</text:span>, &amp; qui étoient encore de son équipage.</text:p>
      <text:p text:style-name="Text_20_body"><text:soft-page-break/><text:span text:style-name="_3c_persName_3e_">Le Comte de Noailles</text:span> Capitaine des Gardes du Corps, venoit ensuite en qualité de <text:span text:style-name="_3c_name_3e_">Mareschal de Camp</text:span> de la Quadrille du Roy, <text:span text:style-name="_3c_description_3e__20_Car">vétu aussi à la Romaine</text:span>, comme tous ceux de cette Quadrille : devant luy marchoient <text:span text:style-name="_3c_persName_3e_">deux Trompettes</text:span>, <text:span text:style-name="_3c_persName_3e_">un Ecuyer</text:span>, <text:span text:style-name="_3c_persName_3e_">quatre Pages</text:span>, quatre chevaux de main menez chacun <text:span text:style-name="_3c_persName_3e_">deux Palfreniers</text:span>, <text:span text:style-name="_3c_persName_3e_">huit Estafiers</text:span> &amp; <text:span text:style-name="_3c_name_3e_">deux Aides de Camp</text:span>, qui étoient <text:span text:style-name="_3c_persName_3e_">les Sieurs de Romecourt</text:span> &amp; <text:span text:style-name="_3c_persName_3e_">de Charmacé</text:span> Lieutenans des Gardes du Corps. </text:p>
      <text:p text:style-name="Text_20_body"><text:span text:style-name="_3c_persName_3e_">Le Marquis de Vardes</text:span> venoit ensuite comme <text:span text:style-name="_3c_name_3e_">Mareschal de Camp</text:span> de la Quadrille de <text:span text:style-name="_3c_persName_3e_">Monsieur</text:span>, <text:span text:style-name="_3c_description_3e__20_Car">vétu à la Persane</text:span>. </text:p>
      <text:p text:style-name="Text_20_body">Après luy parut <text:span text:style-name="_3c_persName_3e_">le Duc de Luxembourg</text:span> <text:span text:style-name="_3c_name_3e_">Mareschal de Camp</text:span> de la Quadrille de <text:span text:style-name="_3c_persName_3e_">Monsieur le Prince</text:span>, <text:span text:style-name="_3c_description_3e__20_Car">habillé à la Turque</text:span>. </text:p>
      <text:p text:style-name="Text_20_body">Il étoit suivy du <text:span text:style-name="_3c_persName_3e_">General Coquet</text:span>, <text:span text:style-name="_3c_description_3e__20_Car">équipé à l’Indienne</text:span>, &amp; faisoit la charge de <text:span text:style-name="_3c_name_3e_">Mareschal</text:span> <text:span text:style-name="_3c_pb_3e_">6</text:span> <text:span text:style-name="_3c_name_3e_">de Camp </text:span>de la Quadrille de <text:span text:style-name="_3c_persName_3e_">Mr le Duc</text:span>, à la place du <text:span text:style-name="_3c_persName_3e_">Comte d’Etrées</text:span>. </text:p>
      <text:p text:style-name="Text_20_body"><text:span text:style-name="_3c_persName_3e_">Le Chevalier de <text:s/>Gramont</text:span> faisant l’office de <text:span text:style-name="_3c_name_3e_">Mareschal de Camp</text:span> de <text:span text:style-name="_3c_persName_3e_">Mr le Duc de Guise</text:span>, &amp; representant un Sauvage de l’Amerique, étoit le dernier des cinq Mareschaux de Camp des Quadrilles, qui tous avoient même suite, &amp; gardoient même ordre que celuy de la Quadrille du <text:span text:style-name="_3c_persName_3e_">Roy</text:span>. </text:p>
      <text:p text:style-name="Text_20_body">Cette superbe troupe étant entrée dans <text:span text:style-name="_3c_tech_3e_">l’Amphitheatre</text:span>, &amp; ayant fait comparser devant l’Echafaut <text:span text:style-name="_3c_persName_3e_">des Reynes</text:span>, <text:span text:style-name="_3c_name_3e_">le Mareschal de Camp general</text:span> visita les Barrieres &amp; les Testes, reconnut le Terrain, &amp; ayant trouvé tout en fort bon état, envoya avertir <text:span text:style-name="_3c_persName_3e_">le Roy</text:span> de commencer sa Marche, cependant après avoir placé toute sa suite aux deux costez de l’Echafaut <text:span text:style-name="_3c_persName_3e_">des Reynes</text:span>, &amp; distribué les postes des Quadrilles à <text:span text:style-name="_3c_name_3e_">leurs Mareschaux de Camp</text:span>, qui y laisserent leurs équipages, pour se rendre chacun à la teste de la sienne ; il se plaça à l’entrée de <text:span text:style-name="_3c_tech_3e_">l’Amphitheatre </text:span>avec son premier <text:span text:style-name="_3c_name_3e_">Aide de Camp</text:span>, pour y recevoir toutes les Quadrilles. </text:p>
      <text:p text:style-name="Text_20_body">Il est à remarquer, qu’on ne viendra point au détail des habits, ny des équipages dans ce discours, parce qu’on les peut voir dans celuy qu’on en a fait exprés avec leur representation exacte &amp; au naturel : On a obserué la même conduire touchant les devises, pour lesquelles il y aussi un discours particulier. Il suffira d’étre averty, que non seulement la forme des habits de chaque Quadrille étoit differente : mais qu’elles étoient encore distinguées par les diverses couleurs qui dominoient en chacune, &amp; qui étant mélées parmy l’or, l’argent, &amp; les pierreries, faisoit une agreable &amp; brillante varieté. <text:span text:style-name="_3c_description_3e__20_Car">La couleur du feu &amp; le noir étoient les couleurs de la premiere Quadrille vétüe à la Romaine</text:span> : <text:span text:style-name="_3c_description_3e__20_Car">l’incarnat &amp; le blanc étoient les couleurs de la seconde, vétüe à la Persane</text:span> : <text:span text:style-name="_3c_description_3e__20_Car">le bleu &amp; le noir étoient celles de la troisiéme véüe à la Turque</text:span> : <text:span text:style-name="_3c_description_3e__20_Car">la couleur de chair &amp; le jaune étoient celles de la quatriéme, vétüe à l’Indiene</text:span> : &amp; l<text:span text:style-name="_3c_description_3e__20_Car">e vert &amp; le blanc étoient les couleurs de la cinquiéme Quadrille, vétüe à l’Americaine, avec des peaux de toutes sortes d’Animaux Sauvages</text:span>. </text:p>
      <text:p text:style-name="Text_20_body">Le Quadrille du <text:span text:style-name="_3c_persName_3e_">Roy</text:span> fut celle qui se presenta la premiere. <text:span text:style-name="_3c_persName_3e_">Vn Timballier</text:span> &amp; <text:span text:style-name="_3c_persName_3e_">deux Trompettes</text:span> <text:span text:style-name="_3c_description_3e__20_Car">tout couverts de broderie d’or &amp; d’argent, avec des Aigles d’or ; en broderie sur les banderolles de leurs Trompettes, &amp; sur les housses de leurs chevaux</text:span>, précedoient <text:span text:style-name="_3c_persName_3e_">le sieur de Massignai</text:span> Ecuyer ordinaire du Roy, qui étoit suivy de vingt chevaux de main des Chevaliers de la Quadrille, menez chacun par <text:span text:style-name="_3c_persName_3e_">deux Pallefreniers</text:span>, &amp; deux à deux. </text:p>
      <text:p text:style-name="Text_20_body">Ensuite venoit <text:span text:style-name="_3c_persName_3e_">le sieur la Noüe</text:span> Ecuyer de la grande Ecurie, suivy de <text:span text:style-name="_3c_persName_3e_">vingt quatre Pages</text:span>, portant tous des javelines, &amp; conduits par <text:span text:style-name="_3c_persName_3e_">deux Ecuyers</text:span>. Après eux marchoit <text:span text:style-name="_3c_persName_3e_">le sieur de Givry</text:span> Ecuyer de la petite Ecurie, à la teste de cinquante chevaux de main du Roy, menez comme les <text:soft-page-break/>précedens, chacun par <text:span text:style-name="_3c_persName_3e_">deux Pallefreniers</text:span>, &amp; deux à deux : puis venoient <text:span text:style-name="_3c_persName_3e_">trois Timballiers</text:span> &amp; <text:span text:style-name="_3c_persName_3e_">huit Trompettes</text:span>, suivis de <text:span text:style-name="_3c_persName_3e_">cinquante Valets de Pied</text:span>, representant <text:span text:style-name="_3c_name_3e_">les Licteurs</text:span> ou <text:span text:style-name="_3c_name_3e_">Huissiers Romains</text:span>, <text:span text:style-name="_3c_description_3e__20_Car">avec des faisseaux d’or</text:span> ; enfin <text:span text:style-name="_3c_persName_3e_">les sieurs de Brenonville</text:span> &amp; <text:span text:style-name="_3c_persName_3e_">de Vantelet</text:span> Ecuyers de la grande Ecurie, fermoient ce riche &amp; nombreux équipage, le premier portant la Lance de sa Majesté, &amp; l’autre l’Ecu de sa devise, qui étoit un Soleil dissipant des nuages avec ces mots : <text:span text:style-name="_3c_foreign_3e_">vt vidi, vici</text:span>. </text:p>
      <text:p text:style-name="Text_20_body"><text:span text:style-name="_3c_persName_3e_">Le Comte de Noailles</text:span> venoit aprés immediatement devant <text:span text:style-name="_3c_persName_3e_">le Roy</text:span>, qui marchoit seul, <text:span text:style-name="_3c_description_3e__20_Car">vétu à la Romaine</text:span>, &amp; dont la mine haute &amp; majestueuse, convenoit parfaitement à l’habit des maistres du monde. </text:p>
      <text:p text:style-name="Text_20_body">Le bruit des loüanges &amp; des acclamations qui s’éleverent alors, fit bien connoître que c’étoit <text:span text:style-name="_3c_persName_3e_">le Roy</text:span> qui parroissoit. Ce fut à cette auguste presence que la tendresse qui est si naturelle aux François pour leur Souverain, &amp; que les charmantes qualittez du Roy ont portée dans le dernier excés, éclata en cris de joye &amp; d’admiration, &amp; certes, lorsque l’on consideroit un Prince si vaillant dans les exercices d’une Paix profonde, que le seul amour de Sujets l’avoit obligé de faire au plus fort de ses victoires, lors qu’on voyoit tant d’éclatantes marques de l’abondance qui l’a doit suivre, &amp; qu’on anticipoit par la pensée cét avenir bien heureux &amp; plein de gloire, que la sagesse jointe à la valeur ne peuvent manquer de produire ; cét avenir, dis-je, où tant de grandes choses sont renfermées, alors cette tendresse échauffée de ces divers mouvemens de joye, d’admiration &amp; de reconnoissance, produisoit un concert de vœux &amp; de benedictions bien plu delicieux dans sa confusion, que toutes les cadances &amp; les mesures de Poëtes &amp; des Orateurs. </text:p>
      <text:p text:style-name="Text_20_body"/>
      <text:p text:style-name="Text_20_body"><text:span text:style-name="_3c_pb_3e_">7</text:span></text:p>
      <text:p text:style-name="Text_20_body"><text:span text:style-name="_3c_persName_3e_">Sa Majesté</text:span> estoit précedée <text:span text:style-name="_3c_persName_3e_">deux Escuyers</text:span>, &amp; suivie de <text:span text:style-name="_3c_persName_3e_">deux autres</text:span>, qui étoient <text:span text:style-name="_3c_persName_3e_">les sieurs Salin</text:span> &amp; <text:span text:style-name="_3c_persName_3e_">Tailloüet</text:span>, <text:span text:style-name="_3c_persName_3e_">Vidaud</text:span> &amp; <text:span text:style-name="_3c_persName_3e_">Beaumont</text:span>, tous quatre Enseignes des Gardes du Corps, &amp; ensuite des Aventuriers de sa Quadrille, <text:span text:style-name="_3c_persName_3e_">les Comttes de Vivonne</text:span>, &amp; <text:span text:style-name="_3c_persName_3e_">de S. Aygnan</text:span>, <text:span text:style-name="_3c_persName_3e_">le Duc de Navailles</text:span>, &amp; <text:span text:style-name="_3c_persName_3e_">les Comtes d’Armagnac</text:span>, <text:span text:style-name="_3c_persName_3e_">du Lude</text:span>, <text:span text:style-name="_3c_persName_3e_">de Louvigny</text:span>, &amp; <text:span text:style-name="_3c_persName_3e_">de la Feüillade</text:span>, <text:span text:style-name="_3c_description_3e__20_Car">tous vétus à la Romaine</text:span>, de même de <text:span text:style-name="_3c_persName_3e_">sa Majesté</text:span> ; <text:span text:style-name="_3c_persName_3e_">les Marquis de Villequier</text:span>, <text:span text:style-name="_3c_persName_3e_">de Richelieu</text:span> &amp; <text:span text:style-name="_3c_persName_3e_">le Comte de Duras</text:span> qui devoient achever le nombre de dix n’y peûrent pas étre, étans tombez malades dans ce temps-là, &amp; furent suppléez dans <text:span text:style-name="_3c_tech_3e_">les Courses</text:span> par <text:span text:style-name="_3c_persName_3e_">sa Majesté</text:span>, <text:span text:style-name="_3c_persName_3e_">les Comtes d’Armagnac</text:span>, &amp; <text:span text:style-name="_3c_persName_3e_">de S. Aygnan</text:span>. Cette Quadrille étoit fermée par <text:span text:style-name="_3c_persName_3e_">le sieur de Louviers</text:span> Escuyer ordinaire du Roy, portant l’Epée de <text:span text:style-name="_3c_persName_3e_">sa Majesté</text:span> ; il étoit suivy de <text:span text:style-name="_3c_persName_3e_">quarante Estafiers</text:span>, &amp; de <text:span text:style-name="_3c_persName_3e_">vingt Pages</text:span> des Chevaliers de la Quadrille, portans leurs Lances &amp; leurs Ecus. </text:p>
      <text:p text:style-name="Text_20_body">Cette Quadrille magnifique après avoir fait le tour de <text:span text:style-name="_3c_tech_3e_">l’Amphitheatre</text:span> par le dehors de la Barriere, &amp; ensuite la comparse devant l’Eschafaut <text:span text:style-name="_3c_persName_3e_">des Reynes</text:span>, entre dans <text:span text:style-name="_3c_placeName_3e_">le grande Carré de la Course</text:span>, où elle se posta en formant vn grande demy-cercle, dont <text:span text:style-name="_3c_persName_3e_">sa Majesté</text:span> occupoit le milieu, pour laisser libre aux autres Quadrilles l’entrée de <text:span text:style-name="_3c_tech_3e_">l’Amphitheatre</text:span> qu’elle devoit ensuite occcuper. </text:p>
      <text:p text:style-name="Text_20_body">Cependant on vit arriver la Quadrille de <text:span text:style-name="_3c_persName_3e_">Monsieur</text:span>, representant les Persans. Elle étoit composée <text:span text:style-name="_3c_persName_3e_">d’un Timballier</text:span>, de <text:span text:style-name="_3c_persName_3e_">deux Trompettes</text:span>, de vingt chevaux de main des Chevaliers menez comme les précedens. <text:span text:style-name="_3c_persName_3e_">Le sieur Desbordes</text:span> Cavalcadour de <text:span text:style-name="_3c_persName_3e_">Monsieur</text:span>, venoit après en qualité d’Escuyer ; il portoit un javelot, il étoit suivy <text:span text:style-name="_3c_persName_3e_">d’un autre Escuyer</text:span>, de <text:span text:style-name="_3c_persName_3e_">seize Pages</text:span>, &amp; de <text:soft-page-break/>vingt-quatre chevaux de main de Monsieur, menez comme les précedens. Puis venoient <text:span text:style-name="_3c_persName_3e_">deux Timballiers</text:span>, <text:span text:style-name="_3c_persName_3e_">quatre Trompettes</text:span>, <text:span text:style-name="_3c_persName_3e_">ving-quatre Estafiers</text:span> <text:span text:style-name="_3c_description_3e__20_Car">portans des Haches d’Armes en une main, &amp; des Arcs en l’autre, avec des carquois sur le dos</text:span>. Ensuite paroissoient <text:span text:style-name="_3c_persName_3e_">les sieurs Gassion</text:span> &amp; <text:span text:style-name="_3c_persName_3e_">Blanquet </text:span>Escuyer de Monsieur, l’un portant sa Lance, &amp; l’autre l’Ecu, où étoit peint pour devise une Lune avec cette ame, <text:span text:style-name="_3c_foreign_3e_">Vno Sole minor</text:span>. </text:p>
      <text:p text:style-name="Text_20_body">Il étoit suivy de <text:span text:style-name="_3c_persName_3e_">dix Chevaliers</text:span>, <text:span text:style-name="_3c_persName_3e_">le Marquis de Villeroy</text:span>, <text:span text:style-name="_3c_persName_3e_">le Comte du Plessis</text:span>, <text:span text:style-name="_3c_persName_3e_">le Marquis de Bellefons</text:span>, <text:span text:style-name="_3c_persName_3e_">le Chevalier de Rohan</text:span>, <text:span text:style-name="_3c_persName_3e_">le Comte de l’Isle-bonne</text:span>, <text:span text:style-name="_3c_persName_3e_">le Prince de Marsillac</text:span>, <text:span text:style-name="_3c_persName_3e_">les Comtes de Foix, de Clerc</text:span>, &amp; <text:span text:style-name="_3c_persName_3e_">de Vaillac</text:span>, &amp; <text:span text:style-name="_3c_persName_3e_">le Marquis d’Illiers</text:span>, <text:span text:style-name="_3c_description_3e__20_Car">tous vétus à la Persane</text:span> comme luy, &amp; qui avoient chacun <text:span text:style-name="_3c_persName_3e_">quatre Estafiers</text:span> équipez comme les précedens, &amp; <text:span text:style-name="_3c_persName_3e_">vingt Pages</text:span> portant leurs Lances &amp; leurs Ecus. </text:p>
      <text:p text:style-name="Text_20_body">Pendant que cette Quadrille continuoit sa marche, la troisiéme parut, qui étoit celle de <text:span text:style-name="_3c_persName_3e_">Monsieur le Prince</text:span>, representant les Turcs. </text:p>
      <text:p text:style-name="Text_20_body"><text:span text:style-name="_3c_persName_3e_">Vn timballier</text:span>, <text:span text:style-name="_3c_persName_3e_">deux Trompettes</text:span>, &amp; vingt chevaux de main des Chevaliers précedoient <text:span text:style-name="_3c_persName_3e_">un Escuyer</text:span>, puis venoient <text:span text:style-name="_3c_persName_3e_">douze Pages</text:span>, <text:span text:style-name="_3c_persName_3e_">un autre Escuyer</text:span>, vingt-quatre chevaux du Chef de la Quadrille, menez comme les précedens, <text:span text:style-name="_3c_persName_3e_">deux Timballiers</text:span>, <text:span text:style-name="_3c_persName_3e_">quatre Trompettes</text:span>, <text:span text:style-name="_3c_persName_3e_">vingt-quatre Estafiers</text:span> avec des Haches &amp; des Sabres, <text:span text:style-name="_3c_description_3e__20_Car">tous en broderie d’or &amp; d’argent avec des Croissans d’argent &amp; des plumes blanches, noires &amp; bleües</text:span>, aussi bien que les <text:span text:style-name="_3c_persName_3e_">deux Escuyers</text:span>, qui suivoient, dont l’un portoit la Lance du Chef de la Quadrille, &amp; l’autre son Ecu, où l’on voyoit pour devise un Croissant avec ces mots : <text:span text:style-name="_3c_foreign_3e_">Crescit vt aspicitur</text:span>. </text:p>
      <text:p text:style-name="Text_20_body"><text:span text:style-name="_3c_persName_3e_">Le Duc de Luxembourg</text:span> venoit après, immediatement devant <text:span text:style-name="_3c_persName_3e_">Mr le Prince</text:span>, <text:span text:style-name="_3c_description_3e__20_Car">qui étoit vétu à la Turque</text:span>, &amp; dont la mine guerriere s’accomodoit fort bien à la fierté de l’habillement.</text:p>
      <text:p text:style-name="Text_20_body">Les Chevaliers qui le suivoient, étoient <text:span text:style-name="_3c_persName_3e_">le Comte de Sery</text:span>, <text:span text:style-name="_3c_persName_3e_">le Marquis de Soyecourt</text:span>, <text:span text:style-name="_3c_persName_3e_">le Comte de Sault</text:span>, <text:span text:style-name="_3c_persName_3e_">le Duc de Boüillon</text:span>, <text:span text:style-name="_3c_persName_3e_">le Marquis de Charmesel</text:span> &amp; <text:span text:style-name="_3c_persName_3e_">de Gamache</text:span>, <text:span text:style-name="_3c_persName_3e_">le Chevalier de Bethune</text:span>, &amp; <text:span text:style-name="_3c_persName_3e_">les Marquis de Peguilin</text:span> &amp; <text:span text:style-name="_3c_persName_3e_">de Coaslin</text:span>, <text:span text:style-name="_3c_persName_3e_">le Comte de Sery</text:span> tint aux <text:span text:style-name="_3c_tech_3e_">Courses</text:span> la place du <text:span text:style-name="_3c_persName_3e_">Duc de Luxembourg</text:span>.</text:p>
      <text:p text:style-name="Text_20_body">Ils avoient tous leurs <text:span text:style-name="_3c_persName_3e_">Estafiers</text:span>, &amp; leurs <text:span text:style-name="_3c_persName_3e_">Pages</text:span> équipez comme les autres, &amp; ceux-cy portoient leurs Lances, &amp; leurs Ecus. </text:p>
      <text:p text:style-name="Text_20_body">Après cette Quadrille, entra tout de suite celle des Indiens, dont <text:span text:style-name="_3c_persName_3e_">Monsieur le Duc</text:span> étoit <text:span text:style-name="_3c_name_3e_">Chef</text:span> : l’ordre des équipages, &amp; le nombre des gens étoient le même, que dans la précedente, les <text:span text:style-name="_3c_pb_3e_">8</text:span> <text:span text:style-name="_3c_description_3e__20_Car">housses, &amp; les habits étoient couverts de Perles &amp; de Corail</text:span>, &amp; <text:span text:style-name="_3c_description_3e__20_Car">les couleurs de la Quadrille étoient noir, jaune &amp; blanc</text:span>, <text:span text:style-name="_3c_persName_3e_">les Estafiers</text:span> étoient armez d’Arcs &amp; de Sabres, &amp; <text:span text:style-name="_3c_persName_3e_">les Pages</text:span> <text:span text:style-name="_3c_description_3e__20_Car">portoient des Carquois couverts de perles &amp; de diamans</text:span>. Sur l’Ecu du Prince paroissoit une Planette avec ce demy vers : <text:span text:style-name="_3c_foreign_3e_">Magno de lumine lumen</text:span>.</text:p>
      <text:p text:style-name="Text_20_body"><text:span text:style-name="_3c_persName_3e_">Monsieur le Duc</text:span> précedé de <text:span text:style-name="_3c_name_3e_">son Mareschal de Camp</text:span>, parut ensuite avec vn air si grand &amp; si noble, qu’il faisoit assez connaître l’illustre Père, dont il est sorty, &amp; ce que l’on en doit attendre dans la suite du temps. </text:p>
      <text:p text:style-name="Text_20_body">Il étoit suivy des <text:span text:style-name="_3c_persName_3e_">Marquis de Canaples</text:span>, du <text:span text:style-name="_3c_persName_3e_">Chevalier du Plessis</text:span>, du <text:span text:style-name="_3c_persName_3e_">Marquis de Ianlis</text:span>, du <text:span text:style-name="_3c_persName_3e_">Comte de Guitaut</text:span>, du <text:span text:style-name="_3c_persName_3e_">Marquis de Monpezat</text:span>, du <text:span text:style-name="_3c_persName_3e_">Duc de Nevers</text:span>, du <text:span text:style-name="_3c_persName_3e_">Comte de Roye</text:span>, du <text:span text:style-name="_3c_persName_3e_">Duc de Sully</text:span>, &amp; du <text:span text:style-name="_3c_persName_3e_">sieur Doüailly</text:span> <text:span text:style-name="_3c_description_3e__20_Car">tous habillez à l’indienne</text:span>, avec leurs gens, comme leurs Chef ; <text:span text:style-name="_3c_persName_3e_">Mr le Duc</text:span> tenoit aux <text:span text:style-name="_3c_tech_3e_">Courses</text:span> la place du <text:span text:style-name="_3c_persName_3e_">Marquis d’Humiere</text:span> qui manquoit.</text:p>
      <text:p text:style-name="Text_20_body"><text:soft-page-break/>Enfin parut la derniere Quadrille, representant les Sauvages de l’Amerique, dont <text:span text:style-name="_3c_persName_3e_">Mr le Duc de Guise</text:span> étoit <text:span text:style-name="_3c_name_3e_">Chef</text:span> ; Elle fit sa Marche dans le même ordre, &amp; en même nombre ; <text:span text:style-name="_3c_description_3e__20_Car">Les chevaux étoient caparaçonnez de peaux de Lions, de Leopars, &amp; de Tigres</text:span>. Le premier <text:span text:style-name="_3c_persName_3e_">Trompette</text:span>, &amp; quelques <text:span text:style-name="_3c_persName_3e_">Pallefreniers</text:span> étoient habillez en <text:span text:style-name="_3c_tech_3e_">Sauvages</text:span>, les autres <text:span text:style-name="_3c_persName_3e_">Pallefreniers</text:span> en <text:span text:style-name="_3c_tech_3e_">Satyres</text:span>, &amp; les autres <text:span text:style-name="_3c_persName_3e_">Trompettes</text:span> &amp; <text:span text:style-name="_3c_persName_3e_">Timballiers </text:span>en <text:span text:style-name="_3c_tech_3e_">Tritons</text:span> : <text:span text:style-name="_3c_persName_3e_">Les Pages</text:span> étoient travestis en <text:span text:style-name="_3c_tech_3e_">Baccantes</text:span>, &amp; des <text:span text:style-name="_3c_persName_3e_">vingt-quatre Estafiers</text:span>, douze estoient en <text:span text:style-name="_3c_tech_3e_">Ours</text:span>, &amp; les douze autres les menoient habillez en <text:span text:style-name="_3c_tech_3e_">Esclaves</text:span>, ayant des Singes sur les épaules : Sur son Ecu étoit un Tigre terrassé par un Lion, &amp; ces deux mots : <text:span text:style-name="_3c_foreign_3e_">Altiora prasumo</text:span>. </text:p>
      <text:p text:style-name="Text_20_body">Le <text:span text:style-name="_3c_name_3e_">Mareschal de Camp</text:span> venoit après, suivy de <text:span text:style-name="_3c_name_3e_">douze Faunes</text:span>, qui faisoient un agreable <text:span text:style-name="_3c_tech_3e_">concert</text:span> de Hautbois, &amp; ensuite <text:span text:style-name="_3c_persName_3e_">Monsieur le Duc de Guise</text:span> <text:span text:style-name="_3c_description_3e__20_Car">paroist vétu de peaux de Dragon</text:span>, avec cette contenance galante &amp; caualliere, qui luy donne tant d’avantage en ces sortes d’occasions ; Ses Aventuriers étoient <text:span text:style-name="_3c_persName_3e_">le Chevaliers d’Harcourt</text:span>, <text:span text:style-name="_3c_persName_3e_">les Marquis de Rochefort</text:span>, <text:span text:style-name="_3c_persName_3e_">Plumartin</text:span>, <text:span text:style-name="_3c_persName_3e_">la Chastre</text:span>, <text:span text:style-name="_3c_persName_3e_">Ragny</text:span>, <text:span text:style-name="_3c_persName_3e_">Mirepoix</text:span>, <text:span text:style-name="_3c_persName_3e_">Vervins</text:span>, <text:span text:style-name="_3c_persName_3e_">Beuvron</text:span>, <text:span text:style-name="_3c_persName_3e_">Tury</text:span>, &amp; <text:span text:style-name="_3c_persName_3e_">le Duc de Brissac</text:span>. </text:p>
      <text:p text:style-name="Text_20_body">Cette Quadrille ayant fait son tour &amp; sa comparse devant <text:span text:style-name="_3c_persName_3e_">les Reynes</text:span>, elles se separerent toutes en fort bel ordre, &amp; chacune fut prendre place au Poste marqué par son <text:span text:style-name="_3c_name_3e_">Mareschal de Camp</text:span>. Sçavoir, celle de <text:span text:style-name="_3c_persName_3e_">Monsieur </text:span>à la droite de <text:span text:style-name="_3c_placeName_3e_">l’entrée de l’Amphitheatre</text:span>, celle de <text:span text:style-name="_3c_persName_3e_">Monsieur le Prince</text:span> à la gauche, celle de <text:span text:style-name="_3c_persName_3e_">Monsieur le Duc</text:span> à la droite de l’Echafaut des Reynes, vis à vis de la précedente, celle de <text:span text:style-name="_3c_persName_3e_">Monsieur le Duc de Guise</text:span> à la gauche de l’Echafaut, vis-à-vis de celle de <text:span text:style-name="_3c_persName_3e_">Monsieur</text:span> ; Enfin celle du <text:span text:style-name="_3c_persName_3e_">Roy</text:span> sortant du Carré par une contre-Marche assez difficile où elle s’étoit rangée, pour donner passage aux autres, s’alla placer vis-à-vis de l’Echafaut des Reynes, à <text:span text:style-name="_3c_placeName_3e_">l’entrée de l’Amphitheatre</text:span>. </text:p>
      <text:p text:style-name="Text_20_body">Ce fut en cét état de que ces magnifiques troupes attendirent quelques temps le signal de la <text:span text:style-name="_3c_tech_3e_">Course</text:span> : il n’étoit pas souhaité moins impatiemment des spectateurs ; &amp; il est bien aisé de juger qu’ils avoient une forte envie de voir l’effet que devoit produire le mouvement de tant de belles choses, &amp; d’étre témoins de l’adresse de ces illustres Personnes, de qui la mine promettoit tant de merveilles. </text:p>
      <text:p text:style-name="Text_20_body">Mais parce que la magnificence, &amp; particulierement l’entente ingenieuse des habits, fait une des parties plus essentielle de ces sortes de spectacles, on a crû necessaire de faire une description exacte, &amp; dans le détail de chaque habillement, ou du moins des principaux, &amp; même d’en graver les Figures, dont le <text:span text:style-name="_3c_persName_3e_">sieur Gissey</text:span> Desseignateur ordinaire du Cabinet du Roy, a eû la conduite après les avoir inventées &amp; desseignées. </text:p>
      <text:p text:style-name="Text_20_body">&lt;figure&gt;</text:p>
      <text:p text:style-name="Text_20_body"><text:span text:style-name="_3c_pb_3e_">np</text:span></text:p>
      <text:p text:style-name="Text_20_body">&lt;figure&gt;</text:p>
      <text:p text:style-name="Text_20_body">&lt;figure&gt;</text:p>
      <text:p text:style-name="Text_20_body"><text:span text:style-name="_3c_pb_3e_">np</text:span></text:p>
      <text:p text:style-name="Text_20_body">&lt;figure&gt;</text:p>
      <text:p text:style-name="Text_20_body">&lt;figure&gt;</text:p>
      <text:p text:style-name="Text_20_body"><text:span text:style-name="_3c_pb_3e_">np</text:span></text:p>
      <text:p text:style-name="Text_20_body">&lt;figure&gt;</text:p>
      <text:p text:style-name="Text_20_body"><text:soft-page-break/>&lt;figure&gt;</text:p>
      <text:p text:style-name="Text_20_body"><text:span text:style-name="_3c_pb_3e_">np</text:span></text:p>
      <text:p text:style-name="Text_20_body">&lt;figure&gt;</text:p>
      <text:p text:style-name="Text_20_body">&lt;figure&gt;</text:p>
      <text:p text:style-name="Text_20_body"><text:span text:style-name="_3c_pb_3e_"><text:span text:style-name="T6">np</text:span></text:span></text:p>
      <text:p text:style-name="Text_20_body"><text:span text:style-name="T6">&lt;figure&gt;</text:span></text:p>
      <text:p text:style-name="Text_20_body"><text:span text:style-name="_3c_pb_3e_"><text:span text:style-name="T6">np</text:span></text:span></text:p>
      <text:p text:style-name="Text_20_body"><text:span text:style-name="T6">&lt;figure&gt;</text:span></text:p>
      <text:p text:style-name="Text_20_body"><text:span text:style-name="_3c_pb_3e_"><text:span text:style-name="T6">np</text:span></text:span></text:p>
      <text:p text:style-name="Text_20_body"><text:span text:style-name="T6">&lt;figure&gt;</text:span></text:p>
      <text:p text:style-name="Text_20_body"><text:span text:style-name="_3c_pb_3e_">17</text:span></text:p>
      <text:p text:style-name="Text_20_body">&lt;figure&gt;</text:p>
      <text:p text:style-name="Text_20_body">LE <text:span text:style-name="_3c_persName_3e_">MARESCHAL DE GRAMONT</text:span> <text:span text:style-name="_3c_name_3e_">MARESCHAL DE CAMP GENERAL</text:span>. </text:p>
      <text:p text:style-name="Text_20_body"><text:span text:style-name="_3c_description_3e__20_Car">Il étoit vétu à la Romaine, d’un habit en broderie d’or &amp; d’argent sur un fonds de satin de couleur de feu, les brodequins de même ; le tout garny d’une quantité innombrable de Rubis ; son Casque étoit enrichy de pierreries, &amp; ombragé du’n grand bouquet de plumes, aussi couleur de feu, avec une Aigrette noire au milieu : Il portoit en sa main le bâton de Commandant qui étoit d’or : le harnois de son cheval étoit pareillement en broderie d’or &amp; d’argent, avec de grandes Aigles, &amp; garny d’une infinité de rubans, ainsi que les crins &amp; la queüe</text:span>. </text:p>
      <text:p text:style-name="Text_20_body"><text:span text:style-name="_3c_pb_3e_">18</text:span></text:p>
      <text:p text:style-name="Text_20_body">&lt;figure&gt;</text:p>
      <text:p text:style-name="Text_20_body">TIMBALIERS ROMAINS. </text:p>
      <text:p text:style-name="_3c_description_3e_"><text:span text:style-name="T5">LA Coiffure étoit un Casque d’or couvert de plumes couleur de feu. </text:span></text:p>
      <text:p text:style-name="_3c_description_3e_"><text:span text:style-name="T5">Le Corps de l’habit étoit de toille d’argent rebrodée d’or, bandée de satin couleur de feu brodé d’argent. </text:span></text:p>
      <text:p text:style-name="_3c_description_3e_"><text:span text:style-name="T5">Le tonnelet &amp; les manches étoient de même que le corps, &amp; les lambrequins étoient de couleur de feu brodé d’argent.</text:span></text:p>
      <text:p text:style-name="_3c_description_3e_"><text:span text:style-name="T5">Les bas de soye étoient de gris de perle, &amp; les botines d’argent chamarées d’or en brodequins. Cette chaussure étoit semblable en tous ceux de la Quadrille. </text:span></text:p>
      <text:p text:style-name="_3c_description_3e_"><text:span text:style-name="T5">Le manteau étoit de même satin couleur de feu brodé d’or, &amp; doublé de toille d’argent. </text:span></text:p>
      <text:p text:style-name="_3c_description_3e_"><text:span text:style-name="T5">Le carapaçon &amp; le harnois étoient aussi de satin couleur de brodé d’or &amp; d’argent, garny de piéces d’Orféverie. </text:span></text:p>
      <text:p text:style-name="_3c_description_3e_"><text:span text:style-name="T5">Les Banderoles de Timballes étoient de leur de feu brodées d’or &amp; d’argent, avec des Aigles d’or. </text:span></text:p>
      <text:p text:style-name="Text_20_body"><text:span text:style-name="_3c_pb_3e_">19</text:span></text:p>
      <text:p text:style-name="Text_20_body">&lt;figure&gt;</text:p>
      <text:p text:style-name="Text_20_body">TROMPETTES ROMAINS.</text:p>
      <text:p text:style-name="_3c_description_3e_"><text:span text:style-name="T5">LA Coiffure étoit en forme d’un mufle de Lion d’or, couvert de plumes couleur de feu.</text:span></text:p>
      <text:p text:style-name="_3c_description_3e_"><text:span text:style-name="T5">Le corps de l’habit étoit de toille d’argent, brodé d’une bande de broderie d’or à écailles. </text:span></text:p>
      <text:p text:style-name="_3c_description_3e_"><text:span text:style-name="T5">Le Tonnelet étoit de même toille d’argent, couvert de dix grandes bandes de broderie d’or. </text:span></text:p>
      <text:p text:style-name="_3c_description_3e_"><text:soft-page-break/><text:span text:style-name="T5">Les manches tenant au corps, &amp; les manches pendantes &amp; les lambrequins étoient de satin couleur de feu, brodé d’or &amp; d’argent, &amp; doublées de toille d’argent. </text:span></text:p>
      <text:p text:style-name="_3c_description_3e_"><text:span text:style-name="T5">Le carapaçon &amp; le harnois étoient de satin couleur de feu, chargé d’une bande d’or brodée d’argent, terminez par leurs campagnes &amp; lambrequins.</text:span></text:p>
      <text:p text:style-name="_3c_description_3e_"><text:span text:style-name="T5">Le poitrail &amp; la croupiere étoient enrichies de masques d’Orféveries, &amp; les crinieres des chevaux liées d’Echarpes de toille d’argent</text:span>. </text:p>
      <text:p text:style-name="Text_20_body"><text:span text:style-name="_3c_pb_3e_">20</text:span></text:p>
      <text:p text:style-name="Text_20_body">ESTAFIERS ROMAINS.</text:p>
      <text:p text:style-name="_3c_description_3e_"><text:span text:style-name="T5">LA Coiffure étoit un Casque d’or &amp; argent, couvert de plumes couleur de feu. Le corps de cuirasse étoit de toille d’argent brodée d’or, serré d’une ceinture de satin couleur de feu, brodé par écailles d’or. Les épaulettes &amp; les écharpes étoient de bandes d’or. </text:span></text:p>
      <text:p text:style-name="_3c_description_3e_"><text:span text:style-name="T5">Le tonnelet &amp; les manches finissant en campagnes étoient de satin couleur de feu, avec une bande d’or par en bas, &amp; couverts de leurs lambrequins aussi de broderie dor &amp; argent. </text:span></text:p>
      <text:p text:style-name="_3c_description_3e_"><text:span text:style-name="T5">Le Sabre étoit de vermeil doré avec les chaînes de même, &amp; le foureau couleur de feu, garny de pieces d’or. </text:span></text:p>
      <text:p text:style-name="_3c_description_3e_"><text:span text:style-name="T5">Le faisseau étoit de verges d’or liées d’argent. </text:span></text:p>
      <text:p text:style-name="_3c_description_3e_"><text:span text:style-name="T5">Les brodequins étoient de satin couleur de feu, avec masques d’or, qui avoient les revers de toille d’argent</text:span>. </text:p>
      <text:p text:style-name="Text_20_body"><text:span text:style-name="_3c_pb_3e_">21</text:span></text:p>
      <text:p text:style-name="Text_20_body">&lt;figure&gt;</text:p>
      <text:p text:style-name="Text_20_body">CHEVAL DE MAIN ET PALFRENIERS ROMAINS. </text:p>
      <text:p text:style-name="_3c_description_3e_"><text:span text:style-name="T5">LE carapaçon étoit de satin couleur feu avec de grandes bandes d’or chargées de pierreries &amp; broderie dor &amp; argent coupées en campagnes, ornées de masques d’Orféveries, avec quatre pendans de pieces d’Orféverie. Et dans le milieu du carapaçon étoit un Aigle de broderie d’or relevée en bosse. Le chantrain &amp; la criniere étoient ombragez de plume couleur de feu si bien attachées, qu’elles sembloient étre un ornement naturel du cheval. </text:span></text:p>
      <text:p text:style-name="_3c_description_3e_"><text:span text:style-name="T5">L’habillement des Palfreniers étoit comme un espece de chemise de toille d’argent rayée d’or frisé, &amp; reliée par le milieu du corps d’une bande de satin couleur de feu brodée d’argent. Les lambrequins qui faisoient comme une seconde ceinture étoient de couleur de feu brodé d’or, ainsi que le bout des manches. </text:span></text:p>
      <text:p text:style-name="_3c_description_3e_"><text:span text:style-name="T5">Le bonnet de satin couleur de feu avec des bandes d’or &amp; d’argent, couvert de plumes couleur de feu. </text:span></text:p>
      <text:p text:style-name="Text_20_body"/>
      <text:p text:style-name="Text_20_body"><text:span text:style-name="_3c_pb_3e_">22</text:span></text:p>
      <text:p text:style-name="Text_20_body">&lt;figure&gt;</text:p>
      <text:p text:style-name="Text_20_body">PAGES ROMAINS. </text:p>
      <text:p text:style-name="_3c_description_3e_"><text:span text:style-name="T5">LE bonnet étoit de satin couleur de feu brodée en bandes d’or &amp; d’argent. Les Pages étoient vétus des mêmes étoffes, &amp; des mêmes couleurs que les précédans Officiers de la Quadrille, à la reserve que le corps étoit de brocart d’or brodé par écailles d’argent, &amp; que les lambrequins tant des hauts des manches que de la ceinture, étoient taillées en écailles de satin couleur de feu, brodé d’or &amp; doublé de toille d’argent.</text:span></text:p>
      <text:p text:style-name="_3c_description_3e_"><text:span text:style-name="T5">Les manches de dessous étoient de toille d’or reliées d’un bracelet couleur de feu brodé d’or, &amp; se terminoient en manchettes de toille d’argent, taillée en feüilles.</text:span></text:p>
      <text:p text:style-name="_3c_description_3e_"><text:span text:style-name="T5">Les carapaçons étoient de satin couleur de feu brodé d’or.</text:span></text:p>
      <text:p text:style-name="Text_20_body">Les uns portoient les Lances, les autres les Ecus, où les Devises étoient peintes. </text:p>
      <text:p text:style-name="Text_20_body"><text:soft-page-break/></text:p>
      <text:p text:style-name="Text_20_body"><text:span text:style-name="_3c_pb_3e_">23</text:span></text:p>
      <text:p text:style-name="Text_20_body">&lt;figure&gt;</text:p>
      <text:p text:style-name="Text_20_body">AIDE DE CAMP ROMAIN.</text:p>
      <text:p text:style-name="_3c_description_3e_"><text:span text:style-name="T5">LE Casque étoit d’argent brodé d’or, ombragé de plumes couleur de feu. </text:span></text:p>
      <text:p text:style-name="_3c_description_3e_"><text:span text:style-name="T5">Le corps étoit de toille d’argent rebrodé d’or en écailles.</text:span></text:p>
      <text:p text:style-name="_3c_description_3e_"><text:span text:style-name="T5">Les manches ainsi que le saye étoient couleur de feu brodé d’or &amp; d’argent, &amp; les lambrequins de brocart d’or brodé d’argent. </text:span></text:p>
      <text:p text:style-name="_3c_description_3e_"><text:span text:style-name="T5">Les manches de dessous étoient de toille d’argent brodée d’or.</text:span></text:p>
      <text:p text:style-name="_3c_description_3e_"><text:span text:style-name="T5">Le carapaçon de satin couleur de feu brodé d’or &amp; d’argent. </text:span></text:p>
      <text:p text:style-name="Text_20_body"><text:span text:style-name="_3c_pb_3e_"/></text:p>
      <text:p text:style-name="Text_20_body"><text:span text:style-name="_3c_pb_3e_">24</text:span></text:p>
      <text:p text:style-name="Text_20_body">&lt;figure&gt;</text:p>
      <text:p text:style-name="Text_20_body">MARESCHAL DE CAMP ROMAIN.</text:p>
      <text:p text:style-name="_3c_description_3e_"><text:span text:style-name="T5">LE Casque étoit d’argent brodé d’or avec des plumes, couleur de la livrée. </text:span></text:p>
      <text:p text:style-name="_3c_description_3e_"><text:span text:style-name="T5">Le corps de cuirasse &amp; les lambrequins étoient de brocart d’argent brodé d’or, &amp; orné de bandes de pierreries. </text:span></text:p>
      <text:p text:style-name="_3c_description_3e_"><text:span text:style-name="T5">Les manches tant celles de dessus que celles de dessous, &amp; le saye étoient de satin blanc brodé d’or.</text:span></text:p>
      <text:p text:style-name="_3c_description_3e_"><text:span text:style-name="T5">Les brodequins étoient de brocart d’argent brodé d’or. </text:span></text:p>
      <text:p text:style-name="_3c_description_3e_"><text:span text:style-name="T5">Le carapaçon étoit de satin couleur de feu brodé d’or &amp; d’argent ; &amp; dans les lambrequins des mufles de Lion en broderie. </text:span></text:p>
      <text:p text:style-name="Text_20_body"/>
      <text:p text:style-name="Text_20_body"><text:span text:style-name="_3c_pb_3e_">np</text:span></text:p>
      <text:p text:style-name="Text_20_body">&lt;figure&gt;</text:p>
      <text:p text:style-name="_3c_description_3e_"><text:span text:style-name="_3c_persName_3e_">LE Roy</text:span> <text:span text:style-name="T5">étoit vétu à la Romaine, d’un corps de brocart d’argent rebrodé d’or, dont les épaules &amp; le bas du Busq étoient terminez par des écailles de brocart d’or rebrodé d’argent, avec de gros Diamans enchassez dans la broderie, &amp; bordez encore d’un rang de Diamans. Aux extremitez de la gorgerette de même parure que le corps, &amp; composée de quarante quatre roses de Diamans, se joignoient par des agraffes de Diamans, les épaulettes de même étoffe &amp; broderie que le corps, &amp; au bout de chacune desquelles pendoit une campane de Diamans remplie de pendeloques de même. Au milieu de l’estomac pendoit une autre grosse campane <text:s/>de même sorte. Trois bandes de même étoffe &amp; broderie que le reste, couvertes de 120 roses de Diamans extraordinairement larges, &amp; jointes par dedans avec trois grandes agraffes de Diamans, ceignoient cette magnifique Cuirasse. Au bas du Tonnelet de même étoffe &amp; broderie que le corps étoient des écailles comme les précedentes, chacune ayant sa campane à l’extremité. Les lambrequins des épaules &amp; du bas du Busq qui tomboient sur ce Tonnelet, étoient de brocart d’or brodé d’argent avec de gros Diamans enchassez dans la broderie, &amp; des campanes. Les manches de même étoffe &amp; broderie que le corps, étoient chargées de 12 pieces de chaînes ; sur le haut 24 roses de Diamans sur du brocart d’or faisoient le tour des bouts de manches, &amp; ce tour étoit encor orné par des écailles, comme les précedentes. De cette manche sortoit une manche bouffante de toille d’argent, qui finissoit par la manchette de même étoffe bordée d’or, &amp; li&amp;e sur le poignet par un bracelet de Diamans. La Ceinture qui détachoit le corps étoit composée de 54 pieces de chaînes de Diamans, d’une extraordinaire grosseur. </text:span></text:p>
      <text:p text:style-name="_3c_description_3e_"><text:soft-page-break/><text:span text:style-name="T5">Il avoit un Casque d’argent à feüillages d’or enrichy de deux grands Diamans, de douze roses de Diamans sur les costez, &amp; d’un Cordon de douze autres roses. Ce Casque étoit ombragé d’une creste de plumes couleur de feu, de laquelle sortoient quatre Herons.</text:span></text:p>
      <text:p text:style-name="_3c_description_3e_"><text:span text:style-name="T5">Les Bottines étoient de brocart d’argent rebrodé d’or, reliées &amp; entourées de bandes de brocart d’or bridé d’argent, enrichies comme celles de cy-dessus. Le revers de ces Bottines étoit brodé d’or &amp; coupé en écailles, desquelles pendoient de petites campanes de Diamans ; le bas de soye étoit couleur de feu.</text:span></text:p>
      <text:p text:style-name="_3c_description_3e_"><text:span text:style-name="T5">Son Cimeterre étoit couvert d’un si grand nombre de Diamans, qu’à peine voyoit-on l’or dans lequel ils étoient enchassez. </text:span></text:p>
      <text:p text:style-name="Text_20_body">Il montoit un cheval Isabelle doré, dont la fierté naturelle étoit encore augmentée par la magnificence de ces habillemens. <text:span text:style-name="_3c_description_3e__20_Car">La Selle du cheval étoit de brocart couleur de feu brodé d’argent ; tout le carapaçon du col, du poitrail, du flanc &amp; de la croupe, n’étoit que des bandes de brocart d’or rebrodées d’argent, garnies de Diamans, &amp; noüées de rubans couleur de feu avec des roses de Diamans à chaque jointure, la queüe étoit ornée de mêmes bandes : Sur la croupe étoient deux grosses campanes de même étoffe &amp; broderie que ces bandes, &amp; à leur extremité comme au dessus de chaque noeuf couleur feu : dans tout le carapaçon il y avoit deux campanes de cartisane &amp; argent mélé de Diamans. </text:span></text:p>
      <text:p text:style-name="_3c_description_3e_"><text:span text:style-name="T5">Au haut de la testiere étoit attaché par une enseigne de huit grands Diamans autour d’un plus grand, un bouquet de plumes couleur de feu, duquel sortoient en quatre aigrettes de Diamans, au dessus desquelles s’élevoit une autre aigrette encore de Diamans, le tout à jour, &amp; composé de 250 pendeloques. Cette testiere de même que les Resnes &amp; les Estrivieres étoit de brocart d’or brodé d’argent, &amp; enrichy de Diamans, &amp; l’extremité des Resnes &amp; chanfrein étoit ornée de campanes &amp; de pendeloques de Diamans. </text:span></text:p>
      <text:p text:style-name="Text_20_body"/>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
      <text:p text:style-name="Text_20_body"><text:span text:style-name="_3c_pb_3e_">28</text:span></text:p>
      <text:p text:style-name="_3c_label.head_3e_">DEVISES DES CHEFS ET DES CHEVALIERS DES QVADRILLES.</text:p>
      <text:p text:style-name="_3c_label.head_3e_">DEVISES DE LA PREMIERE QVADRILLE.</text:p>
      <text:p text:style-name="Text_20_body">PREMIERE DEVISE DV <text:span text:style-name="_3c_persName_3e_">ROY</text:span>.</text:p>
      <text:p text:style-name="Text_20_body">Vn Soleil.</text:p>
      <text:p text:style-name="Text_20_body"><text:span text:style-name="_3c_foreign_3e_">VT VIDI, VICI</text:span>.</text:p>
      <text:p text:style-name="Text_20_body">Aussi-tôt que i’ay veu i’ay vaincu.</text:p>
      <text:p text:style-name="Text_20_body">Il seroit mal-aisé de trouver un Corps de Devise qui convint mieux au <text:span text:style-name="_3c_persName_3e_">Roy</text:span> que celuy du Soleil, veu le nombre presque infiny de convenances illustres qui se rencontrent entre ce Grand Prince, &amp; ce bel Astre ; Mais sans doute qu’une des plus remarquables, &amp; qui est <text:soft-page-break/>touchée par cette Devise, est que comme le Soleil n’a qu’à se faire voir pour dissiper les tenebres, ainsi ce Grand Monarque n’a besoin que de sa presence pour vaincre les ennemis. Ce qui est heureusement exprimé par ces mots, <text:span text:style-name="_3c_foreign_3e_">VT VIDI, VICI</text:span>, qui font allusion à ce mot de Iules Cesar, <text:span text:style-name="_3c_foreign_3e_">veni, vidi, vici</text:span>.</text:p>
      <text:p text:style-name="Text_20_body"/>
      <text:p text:style-name="Text_20_body">II. DEVISE DV <text:span text:style-name="_3c_persName_3e_">COMTE DE VIVONNE</text:span>.</text:p>
      <text:p text:style-name="Text_20_body">Vn Miroir ardant.</text:p>
      <text:p text:style-name="Text_20_body"><text:span text:style-name="_3c_foreign_3e_">TVA MVNERA JACTO</text:span>.</text:p>
      <text:p text:style-name="Text_20_body">Ie répans tes presens.</text:p>
      <text:p text:style-name="Text_20_body">Le Miroir ardant loin de renfermer en luy-méme la lumiere du Soleil, la refléchit, &amp; la renvoye de toutes parts avec encore plus <text:s/>de force qu’elle ne luy est envoyée, &amp; de cette force il est le symbole parfait de la reconoissance de ce Chevalier pour les bienfaits qu’il a receus de <text:span text:style-name="_3c_persName_3e_">Sa Majesté</text:span>, qu’il s’efforce de faire éclater en tous lieux &amp; en toutes rencontres. </text:p>
      <text:p text:style-name="Text_20_body"/>
      <text:p text:style-name="Text_20_body">III. DEVISE DV <text:span text:style-name="_3c_persName_3e_">COMTE DE SAINT-AGNAN</text:span>.</text:p>
      <text:p text:style-name="Text_20_body">Vn laurier exposé au Soleil.</text:p>
      <text:p text:style-name="Text_20_body"><text:span text:style-name="_3c_foreign_3e_">SOLI</text:span>.</text:p>
      <text:p text:style-name="Text_20_body">A luy seul.</text:p>
      <text:p text:style-name="Text_20_body">Le Laurier est le symbole de la Victoire, qui a cela de commun avec ce Chevalier, qu’elle ne veut appartenir qu’au Roy seul, &amp; ne se ranger iamais que de son party.</text:p>
      <text:p text:style-name="Text_20_body"/>
      <text:p text:style-name="Text_20_body">IV. DEVISE DV <text:span text:style-name="_3c_persName_3e_">COMTE DE NAVAILLES</text:span>.</text:p>
      <text:p text:style-name="Text_20_body">Vne Aigle regardant le Soleil.</text:p>
      <text:p text:style-name="Text_20_body"><text:span text:style-name="_3c_foreign_3e_">PROBASTI</text:span>.</text:p>
      <text:p text:style-name="Text_20_body">Vous m’avez éprouvé.</text:p>
      <text:p text:style-name="Text_20_body">On sçait que les Aigles éprouvent leurs Aiglons en les exposant aux rayons du Soleil, &amp; que ceux-là seulement sont reputez estre veritablement de leur race qui en peuvent supporter l’éclat sans siller les yeux. Ce Chevalier prétend de méme que les grands &amp; illustres employs dont le <text:span text:style-name="_3c_persName_3e_">Roy</text:span> l’a honoré, &amp; qu’il a soûtenus avec gloire, sont des marques assurées de son merite &amp; de sa fidelité.</text:p>
      <text:p text:style-name="Text_20_body"/>
      <text:p text:style-name="Text_20_body">V. DEVISE DV <text:span text:style-name="_3c_persName_3e_">COMTE D’ARMAGNAC</text:span>.</text:p>
      <text:p text:style-name="Text_20_body">Vne Couronne de Laurier.</text:p>
      <text:p text:style-name="Text_20_body"><text:span text:style-name="_3c_foreign_3e_">HIC LABOR, HIC MERCES</text:span>.</text:p>
      <text:p text:style-name="Text_20_body">Là le travail, &amp; là la recompense.</text:p>
      <text:p text:style-name="Text_20_body">Ce Cheualier se promet que la Victoire representée par cette Couronne, estant <text:s/>le but de tous ses travaux, en sera pareillement l’issuë &amp; la recompense.</text:p>
      <text:p text:style-name="Text_20_body"><text:soft-page-break/></text:p>
      <text:p text:style-name="Text_20_body"><text:span text:style-name="_3c_pb_3e_">np</text:span></text:p>
      <text:p text:style-name="Text_20_body">VI. DEVISE DV <text:span text:style-name="_3c_persName_3e_">COMTE DE LVDE</text:span>.</text:p>
      <text:p text:style-name="Text_20_body">Vn cadran exposé au Soleil.</text:p>
      <text:p text:style-name="Text_20_body"><text:span text:style-name="_3c_foreign_3e_">TE SINE NOMEN INERS</text:span>.</text:p>
      <text:p text:style-name="Text_20_body">Sans toy je ne fais rien.</text:p>
      <text:p text:style-name="Text_20_body">Quelque juste &amp; bien fait que soit un Cadran, il ne peut estre utile s’il n’est regardé du Soleil. Ce Chevalier reconnoit de même que quelque merite qu’il puisse avoir en sa personne, il ne peut devenir considerable qu’autant qu’il plaira à <text:span text:style-name="_3c_persName_3e_">sa Majesté</text:span> de le considerer, &amp; de luy donner moyen de mettre en usage les divers talens qu’il possede.</text:p>
      <text:p text:style-name="Text_20_body"/>
      <text:p text:style-name="Text_20_body">VII. DEVISE DV <text:span text:style-name="_3c_persName_3e_">COMTE DE LOVVIGNY</text:span>.</text:p>
      <text:p text:style-name="Text_20_body">Vn javelot fiché dans terre.</text:p>
      <text:p text:style-name="Text_20_body"><text:span text:style-name="_3c_foreign_3e_">CERTASSE JVVABIT</text:span>.</text:p>
      <text:p text:style-name="Text_20_body">Il me sera avantageux d’avoir combattu.</text:p>
      <text:p text:style-name="Text_20_body">Comme vn javelot est toûjours prest au combat ; de même ce Chevalier assure qu’il ne demande autre chose que d’étre employé aux nobles exercices de la guerre.</text:p>
      <text:p text:style-name="Text_20_body"/>
      <text:p text:style-name="Text_20_body">VIII. DEVISE DV <text:span text:style-name="_3c_persName_3e_">COMTE DE LA FEVILLADE</text:span>.</text:p>
      <text:p text:style-name="Text_20_body">Vn Girasol tourné vers le Soleil.</text:p>
      <text:p text:style-name="Text_20_body"><text:span text:style-name="_3c_foreign_3e_">VNI</text:span>.</text:p>
      <text:p text:style-name="Text_20_body">Pour vn seul.</text:p>
      <text:p text:style-name="Text_20_body">L’inclination que le Girasol témoigne pour le Soleil <text:s/>est connuë de tout le monde ; &amp; c’est par ce symbole que le Chevalier qui le prend pour sa Devise a voulu marquer la fidelité inviolable, avec laquelle il veut s’attacher à son Prince, &amp; n’avoir jamais d’autres mouvemens que les siens.</text:p>
      <text:p text:style-name="Text_20_body"/>
      <text:p text:style-name="Text_20_body">IX. DEVISE DV <text:span text:style-name="_3c_persName_3e_">MARQUIS DE VILLEQVIER</text:span>.</text:p>
      <text:p text:style-name="Text_20_body">Vne Aigle qui plane.</text:p>
      <text:p text:style-name="Text_20_body"><text:span text:style-name="_3c_foreign_3e_">VNI MILITAT ASTRO</text:span>.</text:p>
      <text:p text:style-name="Text_20_body">Il combat pour un seul Astre.</text:p>
      <text:p text:style-name="Text_20_body">L’Aigle accoûtumée à porter le foudre de Iupiter ne voudroit point charger des Armes d’une autre Divinité. Ce Chevalier assure de même qu’il ne veut étre occupé qu’à la défense &amp; à la garde de son Prince qu’il regarde comme le seul Astre d’où dépend toute sa fortune.</text:p>
      <text:p text:style-name="Text_20_body"/>
      <text:p text:style-name="Text_20_body">X. DEVISE DV <text:span text:style-name="_3c_persName_3e_">MARQVIS DE RICHELIEV</text:span>.</text:p>
      <text:p text:style-name="Text_20_body">Vne Fusée volante.</text:p>
      <text:p text:style-name="Text_20_body"><text:soft-page-break/><text:span text:style-name="_3c_foreign_3e_">ARDO PARA SVBIR</text:span>.</text:p>
      <text:p text:style-name="Text_20_body">Ie brûle pour m’élever.</text:p>
      <text:p text:style-name="Text_20_body">Comme le feu qui brûle vne fusée volante est cause de son élevation, on peut dire de même que l’amour de la gloire, dont l’ame de ce Chevalier est embrasée, en luy faisant produire de grandes actions, sera cause de son éleuation aux plus grands &amp; plus illustres emplois.</text:p>
      <text:p text:style-name="Text_20_body"/>
      <text:p text:style-name="Text_20_body">XI. DEVISE DV <text:span text:style-name="_3c_persName_3e_">COMTE DE DVRAS</text:span>.</text:p>
      <text:p text:style-name="Text_20_body">Vn Lion regardant un Soleil.</text:p>
      <text:p text:style-name="Text_20_body"><text:span text:style-name="_3c_foreign_3e_">DE TVOI SGVARDI MIO ARDORE</text:span>.</text:p>
      <text:p text:style-name="Text_20_body">De tes regards vient mon ardeur.</text:p>
      <text:p text:style-name="Text_20_body">Le Lion qui ne se plaît que dans les païs extremement chauds, est redevable de l’ardeur de son courage à celle des rayons du Soleil dont il est échauffée : Ainsi ce Chevalier déclare que sa valeur s’augmente &amp; se redouble par les regards favorables de son Prince. </text:p>
      <text:p text:style-name="Text_20_body"/>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lt;figure&gt;</text:p>
      <text:p text:style-name="Text_20_body"/>
      <text:p text:style-name="Text_20_body"><text:span text:style-name="_3c_pb_3e_">30</text:span></text:p>
      <text:p text:style-name="Text_20_body">TIMBALIER ET TROMPETTE PERSANS.</text:p>
      <text:p text:style-name="_3c_description_3e_"><text:span text:style-name="T5">LA Coiffure étoit un bonent de satin incarnat brodé d’argent, doublé d’hermine, &amp; couvert de plumes incarnates &amp; blanches, qui étoient les couleurs de la Quadrille.</text:span></text:p>
      <text:p text:style-name="_3c_description_3e_"><text:span text:style-name="T5">La veste étoit de satin incarnat bandé de blanc &amp; brodée d’argent, &amp; la soûveste de toille d’argent ; Les manches de dessus étoient de satin incarnat doublées d’hermine.</text:span></text:p>
      <text:p text:style-name="_3c_description_3e_"><text:span text:style-name="T5">La Banderole de la Trompette étoit de satin blanc frangée &amp; brodée d’incarnat &amp; argent, &amp; portoit la Devise du Chef de la Quadrille.</text:span></text:p>
      <text:p text:style-name="_3c_description_3e_"><text:span text:style-name="T5">La Banderole des Timbales étoit de satin incarnat brodé d’argent.</text:span></text:p>
      <text:p text:style-name="_3c_description_3e_"><text:span text:style-name="T5">Les carapaçons étoient de satin incarnat brodé d’or &amp; d’argent, &amp; doublé d’hermine.</text:span></text:p>
      <text:p text:style-name="Text_20_body"/>
      <text:p text:style-name="Text_20_body"><text:span text:style-name="_3c_pb_3e_">31</text:span></text:p>
      <text:p text:style-name="Text_20_body">ESTAFIERS, CHEVAL DE MAIN, ET PALFRENIERS PERSANS.</text:p>
      <text:p text:style-name="_3c_description_3e_"><text:span text:style-name="T5">LE bonnet tant des Estafiers que des Palfreniers étoit de satin incarnat &amp; blanc, brodé d’or &amp; d’argent, avec des plumes blanches &amp; incarnates.</text:span></text:p>
      <text:p text:style-name="_3c_description_3e_"><text:span text:style-name="T5">Le manteau des Estafiers étoit de toille d’argent ainsi que la soûveste, terminez par des écailles, &amp; lambrequins de broderie d’or &amp; d’argent.</text:span></text:p>
      <text:p text:style-name="_3c_description_3e_"><text:soft-page-break/><text:span text:style-name="T5">La veste étoit de satin incarnat chamarée de satin blanc bordé d’argent.</text:span></text:p>
      <text:p text:style-name="_3c_description_3e_"><text:span text:style-name="T5">Le Carquois étoit d’argent émaillé d’incarnat.</text:span></text:p>
      <text:p text:style-name="_3c_description_3e_"><text:span text:style-name="T5">Le carapaçon du cheval étoit incarnat brodé d’argent, le tout bordé d’une riche broderie enrichie de diamans.</text:span></text:p>
      <text:p text:style-name="_3c_description_3e_"><text:span text:style-name="T5">Les écharpes de les testiere étoient de toille d’argent.</text:span></text:p>
      <text:p text:style-name="_3c_description_3e_"><text:span text:style-name="T5">Les Palfreniers étoient vétus des mêmes étoffes &amp; des mêmes couleurs, avec cette difference que leur veste étoit bordée d’hermine.</text:span></text:p>
      <text:p text:style-name="Text_20_body"/>
      <text:p text:style-name="Text_20_body"><text:span text:style-name="_3c_pb_3e_">32</text:span></text:p>
      <text:p text:style-name="Text_20_body">ESCVYER ET PAGE PERSANS.</text:p>
      <text:p text:style-name="_3c_description_3e_"><text:span text:style-name="T5">LE bonnet tant de l’Ecuyer que du Page étoit de satin incarnat brodé d’argent, doublé d’hermine, &amp; couvert de plumes blanches &amp; incarnates.</text:span></text:p>
      <text:p text:style-name="_3c_description_3e_"><text:span text:style-name="T5">La veste de l’Ecuyer étoit incarnate brodée d’argent, doublée d’hermine.</text:span></text:p>
      <text:p text:style-name="_3c_description_3e_"><text:span text:style-name="T5">La soûveste &amp; les manches de dessus étoient d’argent brodé d’or.</text:span></text:p>
      <text:p text:style-name="_3c_description_3e_"><text:span text:style-name="T5">Le carapaçon étoit de satin incarnat bandé de satin blanc brodé d’argent, &amp; bordé d’herminé, les ornemens d’Orféverie étoient d’or.</text:span></text:p>
      <text:p text:style-name="_3c_description_3e_"><text:span text:style-name="T5">L’habillement du Page étoit semblable pour les étoffes, &amp; pour les couleurs.</text:span></text:p>
      <text:p text:style-name="Text_20_body"/>
      <text:p text:style-name="Text_20_body"><text:span text:style-name="_3c_pb_3e_">33</text:span></text:p>
      <text:p text:style-name="Text_20_body">MARESCHAL DE CAMP PERSAN.</text:p>
      <text:p text:style-name="_3c_description_3e_"><text:span text:style-name="T5">LE bonnet étoit de satin incarnat doublé de brocart d’argent, brodé d’or &amp; de pierreries, avec des plumes des couleurs de la Quadrille.</text:span></text:p>
      <text:p text:style-name="_3c_description_3e_"><text:span text:style-name="T5">La veste de satin incarnat brodée par bandes de brocart d’argent, &amp; bordée d’hermine.</text:span></text:p>
      <text:p text:style-name="_3c_description_3e_"><text:span text:style-name="T5">La soûveste &amp; les manches de dessous brodées d’or.</text:span></text:p>
      <text:p text:style-name="_3c_description_3e_"><text:span text:style-name="T5">Les manches pendantes étoient de satin incarnat brodées d’argent, &amp; doublées de toille d’argent.</text:span></text:p>
      <text:p text:style-name="_3c_description_3e_"><text:span text:style-name="T5">Le carapaçon du cheval étoit de satin incarnat brodé d’argent, &amp; bordé d’hermine.</text:span></text:p>
      <text:p text:style-name="Text_20_body"/>
      <text:p text:style-name="Text_20_body"><text:span text:style-name="_3c_pb_3e_">34</text:span></text:p>
      <text:p text:style-name="Text_20_body"><text:span text:style-name="_3c_persName_3e_">MONSIEVR</text:span>, <text:span text:style-name="_3c_name_3e_">ROY DE PERSE</text:span>.</text:p>
      <text:p text:style-name="_3c_description_3e_"><text:span text:style-name="T5">LA veste étoit de brocart d’argent rebrodé d’argent &amp; parsemé de rubis, &amp; se joignit pardevant avec de grosses agrafe de rubis. Sur le devant autour du col d’une épaule à l’autre, il y avoit une chaîne de gros rubis, les entourneures des épaules étoient deux chaînes de pareils rubis.</text:span></text:p>
      <text:p text:style-name="_3c_description_3e_"><text:span text:style-name="T5">Les manches se terminoient en des lambrequins entourez d’un rang de gros rubis, &amp; qui avoient à leur bout des campanes de Cartisanne, &amp; des pendeloques de rubis ; De dessous les manches qui passoient gueres les épaules sortoient d’autres manches qui alloient jusqu’au poignet, &amp; toutes plissées jusqu’à la manchette qui faisoit des languettes.</text:span></text:p>
      <text:p text:style-name="_3c_description_3e_"><text:span text:style-name="T5">Il portoit sur le dos une mante à la Persane de brocart incarnat rebrodé d’argent, semée de perles, noüée sur les épaules par deux gros boüillons, &amp; dont le bas finissoit par des lambrequins garnis de campanes, comme cy dessus.</text:span></text:p>
      <text:p text:style-name="_3c_description_3e_"><text:span text:style-name="T5">La coiffure étoit un bonnet à la Persane d’un brocart incarnat, brodé d’argent avec np une bande au dessus en écailles d’or, &amp; un tour de même matiere chargé de pandeloques de rubis, &amp; de perles. A ce bonnet étoit attachée une creste de plumes incarnat &amp; blanc sans nombre, sur une grande rose de rubis.</text:span></text:p>
      <text:p text:style-name="_3c_description_3e_"><text:soft-page-break/><text:span text:style-name="T5">Le bas de soye étoit gris de perle, &amp; les botines de même étoffe &amp; broderie que la veste, le haut de chacune étoit orné de boüillons de brocart d’argent, &amp; d’une rose de rubis qui les soûtenoient : outre cela, elles étoient chamarées en brodequins d’une bande de satin incarnat brodé d’argent, le trou : garny de rubans incarnat &amp; blanc.</text:span></text:p>
      <text:p text:style-name="_3c_description_3e_"><text:span text:style-name="T5">La Selle du cheval étoit de brocart incarnat &amp; argent rebrodé d’argent, &amp; son molet d’argent, tout le carapaçon étoit de même étoffe &amp; broderie chargé de gros rubis, &amp; composé par le bas de campanes, &amp; distinguées &amp; terminées par des pandeloques de rubis &amp; de perles, &amp; noüées de roses de ruban incarnat &amp; blanc, de même que tous les crins.</text:span></text:p>
      <text:p text:style-name="_3c_description_3e_"><text:span text:style-name="T5">Il y avoit sur le chanfrin une grande rose de rubis, les six bossettes étoient deux autres roses ; le mort, &amp; les étriers étoient d’argent garnis de rubis, &amp; les resnes de brocart incarnat brodé d’argent aux extrémitez, desquelles pendoient des campanes à pandeloques, comme les précedentes.</text:span></text:p>
      <text:p text:style-name="Text_20_body"/>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text:span text:style-name="_3c_pb_3e_">36</text:span></text:p>
      <text:p text:style-name="_3c_label.head_3e_">DEVISES DE LA SECONDE QVADRILLE.</text:p>
      <text:p text:style-name="Text_20_body">DEVISE DE <text:span text:style-name="_3c_persName_3e_">MONSIEVR</text:span>.</text:p>
      <text:p text:style-name="Text_20_body">Vne Lune en son plein.</text:p>
      <text:p text:style-name="Text_20_body"><text:span text:style-name="_3c_foreign_3e_">VNO SOLE MINOR</text:span>.</text:p>
      <text:p text:style-name="Text_20_body">Le Soleil seul est plus grand que moy.</text:p>
      <text:p text:style-name="Text_20_body">Comme la Lune particulierement en son plein surpasse <text:s/>de beaucoup les autres Astres en grandeur &amp; en Jumiere ; en sorte qu’il n’y a que le Soleil qui ait en cela quelque avantage sur elle, on peut dire, que c’est avec beaucoup de justice que <text:span text:style-name="_3c_persName_3e_">Monsieur</text:span> Frere Vnique du Roy l’a prise pour le corps de sa Devise, puis qu’il ne voit point de rang au dessus du sein que celuy de <text:span text:style-name="_3c_persName_3e_">sa Majesté</text:span>. Mais elle luy convient encore particulierement en cette rencontre, parce qu’il represente le <text:span text:style-name="_3c_name_3e_">Roy de Perse</text:span>, qui s’estimant le plus grand de tous les Roys, ne reconnoissoit au dessus de luy que le Soleil qu’il adoroit.</text:p>
      <text:p text:style-name="Text_20_body"/>
      <text:p text:style-name="Text_20_body">DEVISE DV <text:span text:style-name="_3c_persName_3e_">MARQVIS DE VILLEROY</text:span>.</text:p>
      <text:p text:style-name="Text_20_body">Vn Dard entouré de Laurier.</text:p>
      <text:p text:style-name="Text_20_body"><text:span text:style-name="_3c_foreign_3e_">NEC SINE GLORIA CADET</text:span>.</text:p>
      <text:p text:style-name="Text_20_body">La chûte même sera glorieuse.</text:p>
      <text:p text:style-name="Text_20_body">De même que ce Dard est toûjours environné de Laurier, quelque part qu’on le lance, soit qu’il frappe au but, soit même qu’il tombe à terre : Ainsi ce Chevalier a voulu faire entendre que quelque expedition qu’il entreprenne, elle sera toûjours accompagnée de la gloire dont le <text:soft-page-break/>Laurier est le symbole, soit qu’elle luy reüssisse avantageusement, soit méme qu’il y perde la vie. </text:p>
      <text:p text:style-name="Text_20_body"/>
      <text:p text:style-name="Text_20_body">DEVISE DV <text:span text:style-name="_3c_persName_3e_">COMTE DV PLESSIS</text:span>.</text:p>
      <text:p text:style-name="Text_20_body">Vne flâme.</text:p>
      <text:p text:style-name="Text_20_body"><text:span text:style-name="_3c_foreign_3e_">AB OBICE MAIOR</text:span>.</text:p>
      <text:p text:style-name="Text_20_body">Plus grand par le resistance.</text:p>
      <text:p text:style-name="Text_20_body">L’activité &amp; la violence du feu s’augmentent par la resistance qu’il rencontre, &amp; plus il est resserré, plus il éclate ; Il en est de même d’un grand courage, qui sent redoubler son ardeur, soit dans la guerre, soit dans l’amour, par les obstacles &amp; les difficultez qui se presentent.</text:p>
      <text:p text:style-name="Text_20_body"/>
      <text:p text:style-name="Text_20_body">DEVISE DV <text:span text:style-name="_3c_persName_3e_">MARQVIS DE BELLEFOND</text:span>.</text:p>
      <text:p text:style-name="Text_20_body"><text:s/>Vne Abeille qui vole sur vn Parterre.</text:p>
      <text:p text:style-name="Text_20_body"><text:span text:style-name="_3c_foreign_3e_">VNA SIN MAS</text:span>.</text:p>
      <text:p text:style-name="Text_20_body">Vne sans plus.</text:p>
      <text:p text:style-name="Text_20_body">Comme une Abeille, aprés avoir consideré toutes les fleurs d’un Parterre, enfin s’attache à une seule ; De même ce Chevalier fait entendre par cette Devise, qu’encore qu’il ait beaucoup de civilité, &amp; d’inclination pour toutes les Dames ; il y en a une neantmoins qui a toutes ses affections, &amp; à laquelle son cœur est particulierement attaché.</text:p>
      <text:p text:style-name="Text_20_body"/>
      <text:p text:style-name="Text_20_body">DEVISE DV <text:span text:style-name="_3c_persName_3e_">CHEVALIER DE ROHAN</text:span>.</text:p>
      <text:p text:style-name="Text_20_body">Des Lauriers sur des charbons ardans.</text:p>
      <text:p text:style-name="Text_20_body"><text:span text:style-name="_3c_foreign_3e_">ARDER Y CALLAR</text:span>.</text:p>
      <text:p text:style-name="Text_20_body">Brûler &amp; se taire.</text:p>
      <text:p text:style-name="Text_20_body">Ce feu peut representer ou celuy de la gloire ou celuy de l’amour, mais de quelque sorte qu’on l’interprete, ce Chevalier declare qu’il luy est aussi impossible d’en brûler sans faire du bruit, soit en faisant parler de luy par ses belles actions, soit en parlant de son ardeur à celle qui en est la cause, qu’il est mal aisé que des Lauriers se laissent consumer par le feu qui les brûle sans faire beaucoup de bruit &amp; beaucoup d’éclat.</text:p>
      <text:p text:style-name="Text_20_body"/>
      <text:p text:style-name="Text_20_body">DEVISE DV <text:span text:style-name="_3c_persName_3e_">COMTE L’ISLEBONNE</text:span>.</text:p>
      <text:p text:style-name="Text_20_body">Vn flambeau en plein jour.</text:p>
      <text:p text:style-name="Text_20_body"><text:span text:style-name="_3c_foreign_3e_">NOLLEM CESSISSE MINORI</text:span>.</text:p>
      <text:p text:style-name="Text_20_body">Ie ne voudrois pas le ceder à vn moindre.</text:p>
      <text:p text:style-name="Text_20_body">Comme il n’y a que la seule lumiere du Soleil qui soit capable d’effacer celle d’un flambeau qui éclate durant la nuit quelque autre Astre qui brille le Ciel. Ce Chevalier prétend de même <text:soft-page-break/>que la gloire de <text:span text:style-name="_3c_persName_3e_">sa Majesté</text:span> efface à la verité la sienne : mais qu’il se sent enflamé d’un si grand desir d’en acquerir, qu’il ne voudroit pas le ceder à pas un autre. </text:p>
      <text:p text:style-name="Text_20_body"/>
      <text:p text:style-name="Text_20_body">DEVISE DV <text:span text:style-name="_3c_persName_3e_">PRINCE DE MARSILLAC</text:span>.</text:p>
      <text:p text:style-name="Text_20_body">Vne fournaise jettant vne grande flâme.</text:p>
      <text:p text:style-name="Text_20_body"><text:span text:style-name="_3c_foreign_3e_">PIV NE COPRE, CHE NE SCOPRE</text:span>.</text:p>
      <text:p text:style-name="Text_20_body">Elle en cache plus quelle n’en fait voir.</text:p>
      <text:p text:style-name="Text_20_body">Quelque grande que soit l’ardeur des vrays Amans, leur discretion doit étre encore plus grande, &amp; cacher plus de la moitié de leur passion. C’est ce qu’a voulu faire entendre ce Chevalier par cette fournaise, dont l’on ne peut empécher qu’il ne sorte quelque flame : mais qui en renferme bien plus qu’elle n’en laisse paroître.</text:p>
      <text:p text:style-name="Text_20_body"/>
      <text:p text:style-name="Text_20_body">DEVISE DV <text:span text:style-name="_3c_persName_3e_">COMTE DE FOIX</text:span>.</text:p>
      <text:p text:style-name="Text_20_body">Vn Ecu plein.</text:p>
      <text:p text:style-name="Text_20_body"><text:span text:style-name="_3c_foreign_3e_">COSI VVOL AMORE</text:span>.</text:p>
      <text:p text:style-name="Text_20_body">Amour le vent ainsi.</text:p>
      <text:p text:style-name="Text_20_body">La plus-part des Amns témoignent leur passion dans leurs Devises, &amp; publient bien souvent ce qu’ils devroient cacher : Mais ce Chevalier aimant à faire voir son amour par sa dicretion, dit que ce même amour luy défend d’en faire rien paroître.</text:p>
      <text:p text:style-name="Text_20_body"/>
      <text:p text:style-name="Text_20_body">DEVISE DV <text:span text:style-name="_3c_persName_3e_">COMTE DE CLERE</text:span>.</text:p>
      <text:p text:style-name="Text_20_body">Vne grande flâme.</text:p>
      <text:p text:style-name="Text_20_body"><text:span text:style-name="_3c_foreign_3e_">FOELICITER AVDAX</text:span>.</text:p>
      <text:p text:style-name="Text_20_body">Heureusement audacieux.</text:p>
      <text:p text:style-name="Text_20_body">La flâme s’éleve sans cesse, &amp; par vne heureuse hardiesse prend toûjours le dessus ; A son imitation ce Chevalier espere avoir toûjours avantage &amp; sur ses rivaux &amp; sur ses ennemis.</text:p>
      <text:p text:style-name="Text_20_body"/>
      <text:p text:style-name="Text_20_body">DEVISE DV <text:span text:style-name="_3c_persName_3e_">COMTE DE VAILLAC</text:span>.</text:p>
      <text:p text:style-name="Text_20_body">Vne grande flâme.</text:p>
      <text:p text:style-name="Text_20_body"><text:span text:style-name="_3c_foreign_3e_">NE FREN NE TEMPO</text:span>.</text:p>
      <text:p text:style-name="Text_20_body">Ny frein, ny temps.</text:p>
      <text:p text:style-name="Text_20_body">Comme la flâme surmonte tous les obstacles qu’elle rencontre, &amp; qu’elle s’augmente avec le temps au lieu de diminuer tant qu’elle trouve de l’aliment. Ainsi l’ardeur d’un grand courage se redouble par les difficultez, &amp; par le temps quand il luy fournit de nouvelles occasions de se signaler.</text:p>
      <text:p text:style-name="Text_20_body"/>
      <text:p text:style-name="Text_20_body">DEVISE DV <text:span text:style-name="_3c_persName_3e_">COMTE D’ILLIERS</text:span>.</text:p>
      <text:p text:style-name="Text_20_body"><text:soft-page-break/>Vne fusée volante.</text:p>
      <text:p text:style-name="Text_20_body"><text:span text:style-name="_3c_foreign_3e_">POCO DVRI PVR CHE M’INALZI</text:span>.</text:p>
      <text:p text:style-name="Text_20_body">Que je dure peu pourveu que je m’éleve.</text:p>
      <text:p text:style-name="Text_20_body">Vne fusée volante ne dure pas longtemps, mais elle s’éleve toûjours &amp; avec éclat tant qu’elle dure. Ce Chevalier qui la prend pour sa Devise, souhaite de luy ressembler, consentant que sa vie soit de peu de durée, pourveu qu’elle soit éclatante, &amp; qu’elle aille toûjours s’élevant jusqu’au comble de la gloire.</text:p>
      <text:p text:style-name="Text_20_body"/>
      <text:p text:style-name="Text_20_body"><text:span text:style-name="_3c_pb_3e_">38</text:span></text:p>
      <text:p text:style-name="Text_20_body">TIMBALIER ET TROMPETTE TVRCS.</text:p>
      <text:p text:style-name="_3c_description_3e_"><text:span text:style-name="T5">LA Coiffure étoit un Turban de toille d’argent rayé de bleu, &amp; les revers de satin bleu brodé d’argent.</text:span></text:p>
      <text:p text:style-name="_3c_description_3e_"><text:span text:style-name="T5">Les plumes étoient à trois rangs, noires bleuës &amp; blanches.</text:span></text:p>
      <text:p text:style-name="_3c_description_3e_"><text:span text:style-name="T5">La veste de satin bleu bandée de satin noir aux extremitez, &amp; frangée d’argent ; elle étoit doublée de toille d’argent.</text:span></text:p>
      <text:p text:style-name="_3c_description_3e_"><text:span text:style-name="T5">La soûveste &amp; les manches de dessous étoient de satin blanc, bandées de satin brodé d’or.</text:span></text:p>
      <text:p text:style-name="_3c_description_3e_"><text:span text:style-name="T5">Les brodequins étoient de satin bleu chamaré de blanc, &amp; de noir.</text:span></text:p>
      <text:p text:style-name="_3c_description_3e_"><text:span text:style-name="T5">Le carapaçon du cheval &amp; les banderolles, tant de la Timbale que la Trompette, étoient de satin bleu bandé de satin noir brodé d’or, &amp; tous les Croissans &amp;toient d’argent. </text:span></text:p>
      <text:p text:style-name="Text_20_body"/>
      <text:p text:style-name="Text_20_body"><text:span text:style-name="_3c_pb_3e_">39</text:span></text:p>
      <text:p text:style-name="Text_20_body">&lt;figure&gt;</text:p>
      <text:p text:style-name="Text_20_body">ESTAFIERS, CHEVALIERS DE MAIN, ET PALEFRENIERS TVRCS.</text:p>
      <text:p text:style-name="_3c_description_3e_"><text:span text:style-name="T5">LE bonnet étoit de toille d’argent chamaré d’or, doublé de satin bleu brodé d’argent ; l’Aigrette naissoit d’un Croissant d’argent embrassant un miroir, &amp; autour étoient des écailles d’or &amp; d’argent, d’où formoient des plumes pendantes, noires, bleuës &amp; blanches. </text:span></text:p>
      <text:p text:style-name="_3c_description_3e_"><text:span text:style-name="T5">La veste étoit de satin bleu avec des bandes de satin noir aux extremitez, brodée &amp; frangée d’or &amp; d’argent, &amp; doublée de toille d’argent.</text:span></text:p>
      <text:p text:style-name="_3c_description_3e_"><text:span text:style-name="T5">Les Boutosnieres étoient d’argent.</text:span></text:p>
      <text:p text:style-name="_3c_description_3e_"><text:span text:style-name="T5">La soûveste &amp; les manches de dessous de satin blanc, rayées de noir &amp; bleu brodées d’argent.</text:span></text:p>
      <text:p text:style-name="_3c_description_3e_"><text:span text:style-name="T5">Les brodequins étoient de satin bleu, chamaré de blanc &amp; de bleu.</text:span></text:p>
      <text:p text:style-name="_3c_description_3e_"><text:span text:style-name="T5">Le carapaçon du cheval étoit de satin bleu brodé d’argent, avec une bande de satin noir brodée d’or &amp; d’argent, enrichie de Turquoises &amp; de Diamans.</text:span></text:p>
      <text:p text:style-name="_3c_description_3e_"><text:span text:style-name="T5">Les Croissans étoient d’argent.</text:span></text:p>
      <text:p text:style-name="Text_20_body"/>
      <text:p text:style-name="Text_20_body"><text:span text:style-name="_3c_pb_3e_">40</text:span></text:p>
      <text:p text:style-name="Text_20_body">&lt;figure&gt;</text:p>
      <text:p text:style-name="Text_20_body">ESCUYER ET PAGE TVRCS.</text:p>
      <text:p text:style-name="_3c_description_3e_"><text:span text:style-name="T5">LA Coiffure étoit moitié Bonnet &amp; moitié Turban. Le Bonnet étoit de satin bleu brodé d’argent, &amp; le Turban étoit de toille d’argent rayé de bleu : Outre les plumes ordinaires, il y en avoit encore en forme d’aisles, tant sur le Bonnet qu’aux deux épaules, de couleur de la Quadrille.</text:span></text:p>
      <text:p text:style-name="_3c_description_3e_"><text:soft-page-break/><text:span text:style-name="T5">La veste étoit de satin bleu, doublée de toille d’argent, &amp; brodée de satin brodé d’or &amp; d’argent.</text:span></text:p>
      <text:p text:style-name="_3c_description_3e_"><text:span text:style-name="T5">Le carapaçon du cheval de l’Ecuyer étoit une peau de Lyon, dont la criniliere étoit d’or.</text:span></text:p>
      <text:p text:style-name="_3c_description_3e_"><text:span text:style-name="T5">Et le carapaçon du cheval du Page étoit de satin bleu brodé d’argent, &amp; bandé de satin noir brodé d’or, avec des Croissans d’argent. </text:span></text:p>
      <text:p text:style-name="Text_20_body"/>
      <text:p text:style-name="Text_20_body"><text:span text:style-name="_3c_pb_3e_">41</text:span></text:p>
      <text:p text:style-name="Text_20_body">&lt;figure&gt;</text:p>
      <text:p text:style-name="Text_20_body">MARESCHAL DE CAMP TVRC.</text:p>
      <text:p text:style-name="Text_20_body">L’Habit étoit semblable à celuy de l’Ecuyer, à la reserve seulement qu’il n’avoit pas de ces grandes aisles attachées au dos.</text:p>
      <text:p text:style-name="Text_20_body"/>
      <text:p text:style-name="Text_20_body"><text:span text:style-name="_3c_pb_3e_">42</text:span></text:p>
      <text:p text:style-name="Text_20_body">LE <text:span text:style-name="_3c_persName_3e_">PRINCE DE CONDE</text:span>, <text:span text:style-name="_3c_name_3e_">EMPEREUR DES TVRCS</text:span>.</text:p>
      <text:p text:style-name="_3c_description_3e_"><text:span text:style-name="T5">La soûveste étoit de satin rouge cramosy brodé d’argent, qui se joignoit pardevant avec de grosses agraffes de Turquoises, &amp; de Diamans. Les entourneures des épaules de dessus étoient aussi de Turquoises &amp; de Diamans, &amp; celles de dessous de Croissans d’argent d’Orfévreries.</text:span></text:p>
      <text:p text:style-name="_3c_description_3e_"><text:span text:style-name="T5">De dessous celles-cy sortoient des lambrequins semez de Diamans &amp; de Turquoises, enchassez dans la même broderie &amp; étoffe que la sûveste.</text:span></text:p>
      <text:p text:style-name="_3c_description_3e_"><text:span text:style-name="T5">Cette sûveste finissoit en bas par de semblables lambrequins, &amp; le revers qui étoit de brocart d’argent paroissoit, parce que les coins de devanat étoient relevez &amp; attachez pardes agraffes semblables aux autres, à une écharpe d’étoffe à la Persane d’argent rayée de filets d’or, dont les bouts étoient garnis de frange d’or.</text:span></text:p>
      <text:p text:style-name="_3c_description_3e_"><text:span text:style-name="T5">Au devant du Turban qui étoit de même étoffe, &amp; environné de bandes de brocart d’argent rebrodé d’argent, &amp; garny de Diamans &amp; de Turquoises, paroissoit vn Croissant de mêmes pierreries, sur une grande Enseigne de même. </text:span></text:p>
      <text:p text:style-name="Text_20_body"><text:span text:style-name="_3c_pb_3e_">np</text:span></text:p>
      <text:p text:style-name="_3c_description_3e_"><text:span text:style-name="T5">Ce Croissant soûtenoit une masse de plumes bleües, blanches &amp; noires, desquelles sortoient quatre Herons.</text:span></text:p>
      <text:p text:style-name="_3c_description_3e_"><text:span text:style-name="T5">Il avoit une soûveste de brocart d’or brodé d’argent, qui étoit garnie par le bas de Croissant d’argent d’Orfeverie, distinguez par de campanes de cartisanne d’or.</text:span></text:p>
      <text:p text:style-name="_3c_description_3e_"><text:span text:style-name="T5">Les manches étoient de même brocart liées avec des bracelets de Diamans, &amp; de Turquoises : la manchette étoit en forme d’écailles, de brocart d’argent.</text:span></text:p>
      <text:p text:style-name="_3c_description_3e_"><text:span text:style-name="T5">Des Croissans d’argent d’Orféverie enchainez les uns aux autres, composoient deux manches pendantes derriere les épaules.</text:span></text:p>
      <text:p text:style-name="_3c_description_3e_"><text:span text:style-name="T5">Les botines étoient de satin rouge cramoisy brodé d’argent, &amp; doublé de brocart d’argent, renversées &amp; bordées par le haut d’un tour d’écailles rouge cramoisy brodé d’argent : le devant étoit garny depuis le haut jusqu’au bas de Croissans d’argent comme les premiers, le devant &amp; le reste étoit entouré &amp; relié d’une bande de brocart d’or rebrodé d’argent.</text:span></text:p>
      <text:p text:style-name="_3c_description_3e_"><text:span text:style-name="T5">La housse de satin bleu bordée d’argent étoit entourée d’une bande noire brodée d’or taillée en campanes, chacune desquelles étoit garnie d’une rose de Turquoise, &amp; de Diamans, &amp; avoit à son bout une autre campane de cartisanne d’or.</text:span></text:p>
      <text:p text:style-name="_3c_description_3e_"><text:span text:style-name="T5">Il y avoit une cartouche de vermeil doré attachée à la housse par des Turquoises &amp; des Diamans, &amp; par deux Croissans de mêem vermeil au bas de cette cartouche pendoit un autre croissant de même.</text:span></text:p>
      <text:p text:style-name="_3c_description_3e_"><text:soft-page-break/><text:span text:style-name="T5">Le carapaçon de la croupe étoit de satin bleu brodé d’argent, &amp; chargé de grands Croissans de vermeil doré, avec des campanes de cartisanne d’or tout autour, le mors, les étriers, &amp; les éperons étoient de vermeil doré garnis de Turquoises &amp; de Diamans, les bossettes de deux roses de mêmes pierreries, la testiere, les resnes, &amp; les estrivieres de brocart d’or garnies de même.</text:span></text:p>
      <text:p text:style-name="_3c_description_3e_"><text:span text:style-name="T5">Sur le front du cheval qui étoit un grand coursier de Naples blanc, pendoit un grand Croissant de mêmes pierreries, au dessus duquel paroissoit un chanfrein de plumes bleües, blanches &amp; noires, tous les crins étoient noüez de rubans de même couleur.</text:span></text:p>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text:span text:style-name="_3c_pb_3e_"/></text:p>
      <text:p text:style-name="Text_20_body"><text:span text:style-name="_3c_pb_3e_">44</text:span></text:p>
      <text:p text:style-name="_3c_label.head_3e_">DEVISES DE LA TROISIEME QVADRILLE.</text:p>
      <text:p text:style-name="Text_20_body">DEVISE DV <text:span text:style-name="_3c_persName_3e_">PRINCE DE CONDÉ</text:span>.</text:p>
      <text:p text:style-name="Text_20_body">Vn Croissant.</text:p>
      <text:p text:style-name="Text_20_body"><text:span text:style-name="_3c_foreign_3e_">CRESPIT VT ASPICITVR</text:span>.</text:p>
      <text:p text:style-name="Text_20_body">Il augmente selon qu’il est regardé.</text:p>
      <text:p text:style-name="Text_20_body">Comme le Croissant augmente de plus en plus en lumiere selon qu’il est regardé du Soleil, ainsi <text:span text:style-name="_3c_persName_3e_">le Prince</text:span> qui le prend pour sa Devise, veut faire entendre que tenant du Roy toutes ses grandeurs, &amp; tout son éclat, il reconnoit que sa gloire augmentera à proportion des regards favorables qu’il recevra de <text:span text:style-name="_3c_persName_3e_">sa Majesté</text:span>.</text:p>
      <text:p text:style-name="Text_20_body"/>
      <text:p text:style-name="Text_20_body">DEVISE DV <text:span text:style-name="_3c_persName_3e_">COMTE DE SERY</text:span>.</text:p>
      <text:p text:style-name="Text_20_body">Vn Abre chargé de fleurs.</text:p>
      <text:p text:style-name="Text_20_body"><text:span text:style-name="_3c_foreign_3e_">SPES MODO, MOX FRVTVS</text:span>.</text:p>
      <text:p text:style-name="Text_20_body">Maintenant l’esperance, bien tost le fruit.</text:p>
      <text:p text:style-name="Text_20_body">Les fleurs d’un arbre sont comme une assurance des fruits qu’il doit donner : ce qui marque tres-bien ce qu’on peut attendre d’un jeune Chevalier, qui promet dans peu les fruits d’une valeur consommée, bien qu’il ne soit encore que dans la premiere fleur de son âge.</text:p>
      <text:p text:style-name="Text_20_body"/>
      <text:p text:style-name="Text_20_body">DEVISE DV <text:span text:style-name="_3c_persName_3e_">MARQUIS DE SOYECOURT</text:span>.</text:p>
      <text:p text:style-name="Text_20_body">La Toison d’or sur vn arbre.</text:p>
      <text:p text:style-name="Text_20_body"><text:span text:style-name="_3c_foreign_3e_">ORNATQVE, TEGITQVE</text:span>.</text:p>
      <text:p text:style-name="Text_20_body">Elle le pare, elle le couvre.</text:p>
      <text:p text:style-name="Text_20_body"><text:soft-page-break/>La Toison d’or servoit d’ornement tout ensemble, &amp; de défense à l’arbre qu’elle couvroit, &amp; de cette sorte elle convient parfaitement au Maistre de la Garderobe, qui ne se vante pas seulement de parer son Prince : mais de le défendre aussi en toutes occasions, au peril de sa vie.</text:p>
      <text:p text:style-name="Text_20_body"/>
      <text:p text:style-name="Text_20_body">DEVISE DV <text:span text:style-name="_3c_persName_3e_">COMTE DE SAVLT</text:span>.</text:p>
      <text:p text:style-name="Text_20_body">Vn jeune Lion.</text:p>
      <text:p text:style-name="Text_20_body"><text:span text:style-name="_3c_foreign_3e_">PATRIOS ASSURGIT IN UNGVES</text:span>.</text:p>
      <text:p text:style-name="Text_20_body">Il atteint à la vertu de ses Ancestres.</text:p>
      <text:p text:style-name="Text_20_body">Il est aisé de voir par cette Devise que le Chevalier qui la porte, veut égaler la vertu de ses ayeuls, &amp; imiter le jeune Lyon, qui donne dé-jà des marques qu’il se rendra avec l’âge aussi redouté que ses peres.</text:p>
      <text:p text:style-name="Text_20_body"/>
      <text:p text:style-name="Text_20_body">DEVISE DV <text:span text:style-name="_3c_persName_3e_">DVC DE BOVILLON</text:span>.</text:p>
      <text:p text:style-name="Text_20_body">Vn Girasol.</text:p>
      <text:p text:style-name="Text_20_body"><text:span text:style-name="_3c_foreign_3e_">MIHI IVS CONCVRRERE SOLI</text:span>.</text:p>
      <text:p text:style-name="Text_20_body">I’ay droit de suivre le Soleil.</text:p>
      <text:p text:style-name="Text_20_body">Cette Plante a l’avantage de suivre en quelque sorte le cours du Soleil ; ainsi ce Chevalier ne pouvoit choisir un corps de Devise, qui marquât plus précisément son attachement à son Prince, &amp; son exactitude à suivre tous les Commandemens.</text:p>
      <text:p text:style-name="Text_20_body"/>
      <text:p text:style-name="Text_20_body"><text:span text:style-name="_3c_pb_3e_">np</text:span></text:p>
      <text:p text:style-name="Text_20_body">DEVISE DV <text:span text:style-name="_3c_persName_3e_">MARQVIS DE CHARMASEL</text:span>.</text:p>
      <text:p text:style-name="Text_20_body">Vne Couronne de Palme.</text:p>
      <text:p text:style-name="Text_20_body"><text:span text:style-name="_3c_foreign_3e_">NON JVVAT EX FACILI</text:span>.</text:p>
      <text:p text:style-name="Text_20_body">Ce qui est facile ne me plaît pas.</text:p>
      <text:p text:style-name="Text_20_body">Ce Chevalier déclare qu’il aime les Couronnes, non pas celles qui ne sont composées que de fleurs faciles à trouver : mais bien de celles qu’on ne sçauroit cueillir qu’avec difficulté &amp; avec peril, comme la Palme &amp; les Lauriers.</text:p>
      <text:p text:style-name="Text_20_body"/>
      <text:p text:style-name="Text_20_body">DEVISE DV <text:span text:style-name="_3c_persName_3e_">MARQVIS DE GAMACHE</text:span>.</text:p>
      <text:p text:style-name="Text_20_body">Vn Palmier panché vers un autre.</text:p>
      <text:p text:style-name="Text_20_body"><text:span text:style-name="_3c_foreign_3e_">SOLI SVCCVMBIT AMORI</text:span>.</text:p>
      <text:p text:style-name="Text_20_body">Il ne succombe qu’à l’amour.</text:p>
      <text:p text:style-name="Text_20_body">Le Palmier n’est jamais accablé sous le poids d’aucun fardeau, il s’éleve plus on le charge ; que si quelquefois il abbaisse sa cime &amp; ses branches, ce n’est que pour s’approcher <text:soft-page-break/>davantage de l’arbre, dont il est amoureux, enquoy il est vray symbole d’un grand courage, qui ne peut estre fléchy que par la douceur, &amp; vaincu que par l’amour.</text:p>
      <text:p text:style-name="Text_20_body"/>
      <text:p text:style-name="Text_20_body">DEVISE DV <text:span text:style-name="_3c_persName_3e_">CHEVALIER DE BETHVNE</text:span>.</text:p>
      <text:p text:style-name="Text_20_body">Vn Miroir ardent.</text:p>
      <text:p text:style-name="Text_20_body"><text:span text:style-name="_3c_foreign_3e_">DE SV LUZ MI FVEGO</text:span>.</text:p>
      <text:p text:style-name="Text_20_body">De sa lumiere vient mon feu.</text:p>
      <text:p text:style-name="Text_20_body">La gloire du <text:span text:style-name="_3c_persName_3e_">Roy </text:span>est une lumiere éclatante, qui allume dans le cœur de ce Chevalier une ardeur incroyable pour son service, &amp; qui ressemble en cela aux rayons du Soleil qui produisent du feu, étans receus &amp; refléchis par le miroir ardent.</text:p>
      <text:p text:style-name="Text_20_body"/>
      <text:p text:style-name="Text_20_body">DEVISE DV <text:span text:style-name="_3c_persName_3e_">MARQVIS DE PEGVILIN</text:span>.</text:p>
      <text:p text:style-name="Text_20_body">Vn Girasol qui regarde vn Soleil.</text:p>
      <text:p text:style-name="Text_20_body"><text:span text:style-name="_3c_foreign_3e_">NE DESPICE AMANTEM</text:span>.</text:p>
      <text:p text:style-name="Text_20_body">Ne méprisez point qui vous aime.</text:p>
      <text:p text:style-name="Text_20_body">Le Girasol par le soin qu’il a de suivre le Soleil, semble le conjurer sans cesse de ne point détourner ses regards de dessus luy ; &amp; en cela il est le symbole d’un Chevalier fidele à sa Maîtresse, dont il souhaite sur toute chose d’étre regardé sans cesse &amp; favorablement.</text:p>
      <text:p text:style-name="Text_20_body"/>
      <text:p text:style-name="Text_20_body">DEVISE DU <text:span text:style-name="_3c_persName_3e_">MARQVIS DE COASLIN</text:span>.</text:p>
      <text:p text:style-name="Text_20_body">Vn Iavelot.</text:p>
      <text:p text:style-name="Text_20_body"><text:span text:style-name="_3c_foreign_3e_">JN VAN NON MAI</text:span>.</text:p>
      <text:p text:style-name="Text_20_body">Iamais en vain.</text:p>
      <text:p text:style-name="Text_20_body">Le Iavelot que <text:span text:style-name="_3c_name_3e_">l’Aurore</text:span> donna à <text:span text:style-name="_3c_name_3e_">Cephale</text:span> ne manquoit jamais sa proye, &amp; c’est sans doute à celuy-là que cette Devise fait allusion : en sorte que ce Chevalier prétend n’étre pas moins seur de son coup, que <text:span text:style-name="_3c_name_3e_">Cephale</text:span> l’étoit autrefois.</text:p>
      <text:p text:style-name="Text_20_body"/>
      <text:p text:style-name="Text_20_body">DEVISE DV <text:span text:style-name="_3c_persName_3e_">DVC LVXEMBOVRG</text:span>.</text:p>
      <text:p text:style-name="Text_20_body">Vne Massuë.</text:p>
      <text:p text:style-name="Text_20_body"><text:span text:style-name="_3c_foreign_3e_">MAGNA MAIOR FAMA</text:span>.</text:p>
      <text:p text:style-name="Text_20_body">Plus grande que la renommée.</text:p>
      <text:p text:style-name="Text_20_body">Ce Chevalier prétend que la renommée n’égalera jamais ses actions, de méme qu’elle n’a jamais égalé celles d’<text:span text:style-name="_3c_name_3e_">Hercule</text:span> ; Plusieurs desquelles sont demeurées ensevelies dans l’oubly.</text:p>
      <text:p text:style-name="Text_20_body"/>
      <text:p text:style-name="Text_20_body"><text:span text:style-name="_3c_pb_3e_">np</text:span></text:p>
      <text:p text:style-name="Text_20_body">&lt;figure&gt;</text:p>
      <text:p text:style-name="Text_20_body"><text:soft-page-break/>&lt;figure&gt;</text:p>
      <text:p text:style-name="Text_20_body">&lt;figure&gt;</text:p>
      <text:p text:style-name="Text_20_body">&lt;figure&gt;</text:p>
      <text:p text:style-name="Text_20_body">&lt;figure&gt;</text:p>
      <text:p text:style-name="Text_20_body">&lt;figure&gt;</text:p>
      <text:p text:style-name="Text_20_body"/>
      <text:p text:style-name="Text_20_body"><text:span text:style-name="_3c_pb_3e_">46</text:span></text:p>
      <text:p text:style-name="Text_20_body">TIMBALIER ET TROMPETTE INDIENS.</text:p>
      <text:p text:style-name="_3c_description_3e_"><text:span text:style-name="T5">LA Coiffure du Timbalier étoit un grand Perroquet, accompagné de deux petits sur ses épaules avec leurs plumes de couleur naturelle.</text:span></text:p>
      <text:p text:style-name="_3c_description_3e_"><text:span text:style-name="T5">Le fonds de l’habit étoit couleur de chair brune chamaré de jaune &amp; de noir : le jaune étoit brodé d’argent, &amp; le noir étoit brodé d’or.</text:span></text:p>
      <text:p text:style-name="_3c_description_3e_"><text:span text:style-name="T5">Les ornemens étoient de couleurs differentes.</text:span></text:p>
      <text:p text:style-name="_3c_description_3e_"><text:span text:style-name="T5">Il avoit une espece de plastron d’or orné de perles.</text:span></text:p>
      <text:p text:style-name="_3c_description_3e_"><text:span text:style-name="T5">Le carapaçon &amp; banderolle étoit des bandes de satin jaune &amp; de satin noir brodé d’or &amp; d’argent avec des lambrequins de plumes de toutes couleurs.</text:span></text:p>
      <text:p text:style-name="Text_20_body"/>
      <text:p text:style-name="Text_20_body"><text:span text:style-name="_3c_pb_3e_">47</text:span></text:p>
      <text:p text:style-name="Text_20_body">&lt;figure&gt;</text:p>
      <text:p text:style-name="Text_20_body">ESTAFIERS, CHEVAL DE MAIN, ET PALFRENIERS INDIENS.</text:p>
      <text:p text:style-name="_3c_description_3e_"><text:span text:style-name="T5">LE bonnet tant des Estafiers que des Palfreniers étoit d’or orné de plumes de toutes couleurs avec un bouquet de couleur de la Quadrille. </text:span></text:p>
      <text:p text:style-name="_3c_description_3e_"><text:span text:style-name="T5">Le juppon étoit de couleur de chair brune bandé de noir, brodé d’or, croisé d’vne doublé écharpe de satin noir brodé d’or &amp; couvert de perles.</text:span></text:p>
      <text:p text:style-name="_3c_description_3e_"><text:span text:style-name="T5">La ceinture étoit de gase d’argent, &amp; des plumes de toutes couleurs marquoient les extremitez.</text:span></text:p>
      <text:p text:style-name="_3c_description_3e_"><text:span text:style-name="T5">Le carapaçon du cheval étoit de satin noir tout brodé d’or, bandé de satin jaune brodé d’argent, &amp; boidé de perles : toutes les extremitez des lambrequins étoient ornez de plumes de toutes couleurs.</text:span></text:p>
      <text:p text:style-name="Text_20_body"/>
      <text:p text:style-name="Text_20_body"><text:span text:style-name="_3c_pb_3e_">48</text:span></text:p>
      <text:p text:style-name="Text_20_body">&lt;figure&gt;</text:p>
      <text:p text:style-name="Text_20_body">ESCUYER ET PAGE INDIENS.</text:p>
      <text:p text:style-name="_3c_description_3e_"><text:span text:style-name="T5">LE bonnet tant de l’Ecuyer que du Page étoit or &amp; argent, garny de plumes à plusieurs rangs de toutes couleurs, &amp; chargé d’un Bouquet de couleur de la Quadrille.</text:span></text:p>
      <text:p text:style-name="_3c_description_3e_"><text:span text:style-name="T5">Le corps de l’habit étoit de couleur de chair brune, orné d’or, de perles, &amp; de plumes de toutes couleurs.</text:span></text:p>
      <text:p text:style-name="_3c_description_3e_"><text:span text:style-name="T5">Le carapaçon étoit de satin jaune, bandé de satin noir, brodé d’or &amp; d’argent, &amp; enrichy aux extremitez de plumes de toutes les couleurs.</text:span></text:p>
      <text:p text:style-name="Text_20_body"/>
      <text:p text:style-name="Text_20_body"><text:span text:style-name="_3c_pb_3e_">49</text:span></text:p>
      <text:p text:style-name="Text_20_body">&lt;figure&gt;</text:p>
      <text:p text:style-name="Text_20_body"><text:soft-page-break/>MARESCHAL DE CAMP INDIEN.</text:p>
      <text:p text:style-name="_3c_description_3e_"><text:span text:style-name="T5">L’Habit du Mareschal de Camp étoit pareil à celuy de l’Ecuyer, à la difference qu’il étoit plus riche &amp; plus chargé de Broderie de pierrerie, de perles, &amp; de corail. </text:span></text:p>
      <text:p text:style-name="Text_20_body"/>
      <text:p text:style-name="Text_20_body"><text:span text:style-name="_3c_pb_3e_">50</text:span></text:p>
      <text:p text:style-name="Text_20_body">&lt;figure&gt;</text:p>
      <text:p text:style-name="Text_20_body">LE <text:span text:style-name="_3c_persName_3e_">DVC D’ANGVIEN</text:span>, <text:span text:style-name="_3c_name_3e_">ROY DES INDES</text:span>.</text:p>
      <text:p text:style-name="_3c_description_3e_"><text:span text:style-name="T5">LE corps étoit de brocart or &amp; noir rebrodé d’argent, &amp; semé de Diamans. Le Tonnelet étoit de même parure aussi bien que les demy-manches, l’entourneure des épaules &amp; du bas des manches, le bas du Buseq, &amp; le bas du Tonnelet chargez chacun d’un rang de grosses perles.</text:span></text:p>
      <text:p text:style-name="_3c_description_3e_"><text:span text:style-name="T5">Il avoit penduë au col une écharpe d’or en broderie, qui s’ouvroit au devant vers les deux costez, par-dessous les bras se rejoignoit entre les deux épaules, &amp; remontoit jusqu’au derriere du col chargée de Diamans, au bas de chacun desquels pendroit une grosse perle en poire.</text:span></text:p>
      <text:p text:style-name="_3c_description_3e_"><text:span text:style-name="T5">Vne plume feinte de broderie d’argent, &amp; une autre qui étoit naturelle, &amp; de couleur de chair mélées ensemble, faisoient sa cravatte.</text:span></text:p>
      <text:p text:style-name="_3c_description_3e_"><text:span text:style-name="T5">Pour lambrequins sur les épaules, au bout des manches, au haut &amp; au bas du Tonnelet, &amp; au haut des botines étoient deux rangs de ces deux sortes de plumes ; les feintes au dessus np des naturelles, excepté le haut du Tonnelet, qui en avoit un rang de naturelles entre deux rangs de feintes, &amp; qui de méme que le bas du Tonnelet avoit des campanes de cartisanne or &amp; argent au bout des lambrequins.</text:span></text:p>
      <text:p text:style-name="_3c_description_3e_"><text:span text:style-name="T5">La Coiffure étoit un bonnet à l’Indienne, exprimé par des plumes feintes de broderie d’or &amp; d’argent qui soûtenoient les naturelles, jaunes, blanches &amp; noires, qui étoient les couleurs de la Quadrille, desquelles sortoient quatre Herons.</text:span></text:p>
      <text:p text:style-name="_3c_description_3e_"><text:span text:style-name="T5">Les botines étoient de brocart d’or chamarées de bandes d’or, &amp; couvertes de perles.</text:span></text:p>
      <text:p text:style-name="_3c_description_3e_"><text:span text:style-name="T5">La housse étoit de brocart d’or brodé d’argent avec des bandes de brocart d’or &amp; noir, rebrodé d’or, &amp; des campanes, d’où pendoient d’autres campanes de cartisanne d’or &amp; d’argent.</text:span></text:p>
      <text:p text:style-name="_3c_description_3e_"><text:span text:style-name="T5">Le poitral &amp; le carapaçon de la croupe étoient de brocart noir &amp; or, &amp; de plusieurs autres pieces de brocart d’or brodé d’argent adaptées sur l’or &amp; sur le noir, de plusieurs rangs de grosses perles qui tournoient à l’entour des morceaux de broderie d’argent, il pendoit de grosses perles en poires dans les interualles de ces pieces.</text:span></text:p>
      <text:p text:style-name="_3c_description_3e_"><text:span text:style-name="T5">Les resnes, la testiere, &amp; les estrivieres étoient de brocart d’or couvert de broderie d’argent, le mors, l’étrier, &amp; l’éperon d’or, &amp; les bossettes étoient de roses de Diamans.</text:span></text:p>
      <text:p text:style-name="_3c_description_3e_"><text:span text:style-name="T5">Sur le front du cheval s’élevoit un chanfrein de plumes jaunes, blanches &amp; noires sur une campane de brocart d’or, avant un gros Diamant au milieu, tous les crins étoient noüez de roses de ruban de méme couleur.</text:span></text:p>
      <text:p text:style-name="Text_20_body"/>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
      <text:p text:style-name="Text_20_body"><text:span text:style-name="_3c_pb_3e_">52</text:span></text:p>
      <text:p text:style-name="_3c_label.head_3e_"><text:soft-page-break/>DEVISES DE LA QVATRIEME QVADRILLE.</text:p>
      <text:p text:style-name="Text_20_body">DEVISE DV <text:span text:style-name="_3c_persName_3e_">DVC D’ANGVIEN</text:span>.</text:p>
      <text:p text:style-name="Text_20_body">Vne grande Etoille.</text:p>
      <text:p text:style-name="Text_20_body"><text:span text:style-name="_3c_foreign_3e_">MAGNO DE LVMINE LVMEN</text:span>.</text:p>
      <text:p text:style-name="Text_20_body">Lumiere qui vient d’une plus grande.</text:p>
      <text:p text:style-name="Text_20_body">Le Soleil étant l’unique source de toutes les Lumieres, les plus grandes Etoilles ont cét avantage d’en recevoir une plus abondante effusion que les autres, &amp; c’est par cette comparaison que <text:span text:style-name="_3c_persName_3e_">le Prince</text:span> qui prend pour sa Devise l’Etoille du poinct du jour, la plus brillante de toutes, se glorifie de recevoir du <text:span text:style-name="_3c_persName_3e_">Roy</text:span>, plus de grace, &amp; plus de faveur, que tous les autres Astres qui l’environnent.</text:p>
      <text:p text:style-name="Text_20_body"/>
      <text:p text:style-name="Text_20_body">DEVISE DV <text:span text:style-name="_3c_persName_3e_">MARQVIS DE CANAPLES</text:span>.</text:p>
      <text:p text:style-name="Text_20_body">Vn But entouré de plusieurs fléches, &amp; une dedans.</text:p>
      <text:p text:style-name="Text_20_body"><text:span text:style-name="_3c_foreign_3e_">NECNVLLA, NEC OMNIS</text:span>.</text:p>
      <text:p text:style-name="Text_20_body">Ny pas vne, ny toutes.</text:p>
      <text:p text:style-name="Text_20_body">Cette Devise peut signifier que comme toutes les beautez n’ont pas touché le cœur de ce Chevalier, il ne peut pas dire aussi qu’aucune ne l’ait frappé : Ou bien elle peut donner à entendre, que si toutes ses pretensions n’ont reüssi, au moins quelques-unes ont eû une issuë favorable.</text:p>
      <text:p text:style-name="Text_20_body"/>
      <text:p text:style-name="Text_20_body">DEVISE DV <text:span text:style-name="_3c_persName_3e_">COMTE DV PLESSIS</text:span>.</text:p>
      <text:p text:style-name="Text_20_body">La Flèche étant une arme qui sert également à <text:span text:style-name="_3c_name_3e_">Mars</text:span> ou à l’Amour, elle represente un Chevalier également Vaillant &amp; Amoureux, &amp; qui est prest d’affronter tous les hazards, où l’une &amp; l’autre des ces Divinitez l’appelleront.</text:p>
      <text:p text:style-name="Text_20_body"/>
      <text:p text:style-name="Text_20_body">DEVISE DV <text:span text:style-name="_3c_persName_3e_">MARQVIS DE GENLIS</text:span>.</text:p>
      <text:p text:style-name="Text_20_body">Vn Trophée sur vne lance composé d’armes, de masques, de <text:span text:style-name="_3c_tech_3e_">flambeaux</text:span>, &amp; autres instrusmens de galanteries.</text:p>
      <text:p text:style-name="Text_20_body"><text:span text:style-name="_3c_foreign_3e_">IVNCTA DECENT</text:span>.</text:p>
      <text:p text:style-name="Text_20_body">Ils sient bien ensemble.</text:p>
      <text:p text:style-name="Text_20_body">Comme le mélange de ces divers instrumens dont l’usage est si different, compose un trophée agreable à la veüe. Il en est de même d’un Chevalier, qui sçait joindre aux exercices penibles de la guerre, les jeux agreables de la Paix.</text:p>
      <text:p text:style-name="Text_20_body"/>
      <text:p text:style-name="Text_20_body">DEVISE DV <text:span text:style-name="_3c_persName_3e_">COMTE DE GVITAVT</text:span>.</text:p>
      <text:p text:style-name="Text_20_body">Vn Girasol.</text:p>
      <text:p text:style-name="Text_20_body"><text:span text:style-name="_3c_foreign_3e_">NOTA FIDES</text:span>.</text:p>
      <text:p text:style-name="Text_20_body"><text:soft-page-break/>Ma fidelité est connuë.</text:p>
      <text:p text:style-name="Text_20_body">Soit que le Soleil represente la beauté <text:s/>dont ce Chevalier est Amoureux, soit qu’il signifie son Prince, il délcare par cette Devise, que sa fidelité pour son Maître ou pour sa Maîtresse, n’est pas moins constante, ny moins éprouvée que celle du Girasol, pour le bel Astre qu’il suit toûjours.</text:p>
      <text:p text:style-name="Text_20_body"/>
      <text:p text:style-name="Text_20_body"><text:span text:style-name="_3c_pb_3e_">np</text:span></text:p>
      <text:p text:style-name="Text_20_body">DEVISE DV <text:span text:style-name="_3c_persName_3e_">MARQVIS DE MONPESAT</text:span>.</text:p>
      <text:p text:style-name="Text_20_body">Vn Trophée d’Armes du Carrousel.</text:p>
      <text:p text:style-name="Text_20_body"><text:span text:style-name="_3c_foreign_3e_">NON FICTI PRAEMIA MARTIS</text:span>.</text:p>
      <text:p text:style-name="Text_20_body">Non pas le prix d’un combat feint.</text:p>
      <text:p text:style-name="Text_20_body">Le Chevalier qui porte cette Devise, veut donner à entendre que quelque glorieux qu’il soit, de remporter le prix dans des <text:span text:style-name="_3c_tech_3e_">combats de Barriere</text:span>, tels que ceux du <text:span text:style-name="_3c_tech_3e_">Carrousel</text:span>, son ame neantmoins ne peut étre pleinement satisfaite, qu’en remportant le prix d’un combat veritable.</text:p>
      <text:p text:style-name="Text_20_body"/>
      <text:p text:style-name="Text_20_body">DEVISE DV <text:span text:style-name="_3c_persName_3e_">DVC DE NEVERS</text:span>.</text:p>
      <text:p text:style-name="Text_20_body">Vn Phenix exposé au Soleil.</text:p>
      <text:p text:style-name="Text_20_body"><text:span text:style-name="_3c_foreign_3e_">VNVS CVNCTA MIHI</text:span>.</text:p>
      <text:p text:style-name="Text_20_body">Luy seul m’est toutes choses.</text:p>
      <text:p text:style-name="Text_20_body">Le Soleil est le Père, la nourriture &amp; la joye du Phenix, &amp; ce Chevalier qui le prend pour sa Devise, veut témoigner par ce symbole, non seulement qu’il tient tout de <text:span text:style-name="_3c_persName_3e_">sa Majesté</text:span> : mais aussi qu’elle luy tient lieu de toutes choses.</text:p>
      <text:p text:style-name="Text_20_body"/>
      <text:p text:style-name="Text_20_body">DEVISE DV <text:span text:style-name="_3c_persName_3e_">COMTE DE ROYE</text:span>.</text:p>
      <text:p text:style-name="Text_20_body">Vn Phenix sur un bucher.</text:p>
      <text:p text:style-name="Text_20_body"><text:span text:style-name="_3c_foreign_3e_">CAVSA PLACET</text:span>.</text:p>
      <text:p text:style-name="Text_20_body">La cause m’en est agreable.</text:p>
      <text:p text:style-name="Text_20_body">Quelque affreuse que soit la mort, le sujet en est quelquefois si beau, qu’elle peut étre souhaitable : Et comme le Phenix s’y resout sans peine, parce que le Soleil en est la cause, ce Chevalier proteste qu’il la perdroit avec joye, si elle étoit employée pour le service de son Maître.</text:p>
      <text:p text:style-name="Text_20_body"/>
      <text:p text:style-name="Text_20_body">DEVISE DV <text:span text:style-name="_3c_persName_3e_">MARQVIS D’HVMIERES</text:span>.</text:p>
      <text:p text:style-name="Text_20_body">Plusieurs differentes Couronnes.</text:p>
      <text:p text:style-name="Text_20_body"><text:span text:style-name="_3c_foreign_3e_">NON QVIERO MENOS</text:span>.</text:p>
      <text:p text:style-name="Text_20_body">I’en veux autant.</text:p>
      <text:p text:style-name="Text_20_body"><text:soft-page-break/>Vne seule de ces Couronnes pourroit satisfaire l’ambition d’un courage mediocre : mais une ame heroïque aspire à toutes, &amp; ce Chavalier témoigne qu’il n’y en a pas une qu’il ne veüille obtenir.</text:p>
      <text:p text:style-name="Text_20_body"/>
      <text:p text:style-name="Text_20_body">DEVISE DV <text:span text:style-name="_3c_persName_3e_">DVC SVLLY</text:span>.</text:p>
      <text:p text:style-name="Text_20_body">Vn Miroir ardent.</text:p>
      <text:p text:style-name="Text_20_body"><text:span text:style-name="_3c_foreign_3e_">ARDEO UBI ASPICIOR</text:span>.</text:p>
      <text:p text:style-name="Text_20_body">Ie brûle quand on me regarde.</text:p>
      <text:p text:style-name="Text_20_body">Comme l’ardeur du miroir augmente à proportion de la lumiere qu’il reçoit du Soleil, ainsi ce Chevalier assure que son courage &amp; son amour redoublent, selon qu’il est regardé de son Prince, ou de sa Maîtresse.</text:p>
      <text:p text:style-name="Text_20_body"/>
      <text:p text:style-name="Text_20_body">DEVISE DV <text:span text:style-name="_3c_persName_3e_">MARQVIS D’OVAILLY</text:span>.</text:p>
      <text:p text:style-name="Text_20_body">Vn Rozier &amp; un Soleil.</text:p>
      <text:p text:style-name="Text_20_body"><text:span text:style-name="_3c_foreign_3e_">RESPICE, FLOREBO</text:span>.</text:p>
      <text:p text:style-name="Text_20_body">Regardez, &amp; je fleuriray.</text:p>
      <text:p text:style-name="Text_20_body">Comme le Rozier donc les boutons sont prests d’éclore, semble dire au Soleil qu’il le regarde, &amp; qu’aussi tost il fleurira : ainsi ce Chevalier qui conçoit de grands desseins pour le service de son Prince, ne demande que d’en étre consideré, pour faire de grandes actions qui le couvriront de gloire. </text:p>
      <text:p text:style-name="Text_20_body"/>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lt;figure&gt;</text:p>
      <text:p text:style-name="Text_20_body"/>
      <text:p text:style-name="Text_20_body"><text:span text:style-name="_3c_pb_3e_">54</text:span></text:p>
      <text:p text:style-name="Text_20_body">&lt;figure&gt;</text:p>
      <text:p text:style-name="Text_20_body">TIMBALIER ET TROMPETTE AMERIQVAINS.</text:p>
      <text:p text:style-name="_3c_description_3e_"><text:span text:style-name="T5">LE Bonnet de l’un &amp; de l’autre étoit fait de plusieurs coquilles de corail.</text:span></text:p>
      <text:p text:style-name="_3c_description_3e_"><text:span text:style-name="T5">Tout le corps étoit de satin vert brodé en écailles d’argent, les manches &amp; les extremitez du corps étoient de nageoires de poissons.</text:span></text:p>
      <text:p text:style-name="_3c_description_3e_"><text:span text:style-name="T5">Les carapaçons des chevaux étoient de peaux de Tigres, avec des bandes de velours vers, cloüées &amp; rebordées en campanes de bandes d’or.</text:span></text:p>
      <text:p text:style-name="Text_20_body"/>
      <text:p text:style-name="Text_20_body"><text:soft-page-break/><text:span text:style-name="_3c_pb_3e_">55</text:span></text:p>
      <text:p text:style-name="Text_20_body">&lt;figure&gt;</text:p>
      <text:p text:style-name="Text_20_body">MORES PORTANS DES SINGES, ET MENANS DES OVRS.</text:p>
      <text:p text:style-name="Text_20_body"><text:span text:style-name="_3c_persName_3e_">CEs Mores</text:span> <text:span text:style-name="_3c_description_3e__20_Car">avoient chacun un colier d’argent &amp; un vestement d’hermine, qui ne tenoit que sur un épaule, &amp; étant ceint par le milieu du corps, les couvroit jusques aux genoux ; le vestement étoit bordé par le bas d’vne bande de broderie.</text:span></text:p>
      <text:p text:style-name="Text_20_body"/>
      <text:p text:style-name="Text_20_body"><text:span text:style-name="_3c_pb_3e_">56</text:span></text:p>
      <text:p text:style-name="Text_20_body">&lt;figure&gt;</text:p>
      <text:p text:style-name="Text_20_body">ESTAFIERS, CHEVAL DE MAIN ET PALFRENIERS AMERIQVAINS.</text:p>
      <text:p text:style-name="_3c_description_3e_"><text:span text:style-name="_3c_persName_3e_">LEs Estafiers</text:span> representoient des <text:span text:style-name="_3c_name_3e_">Sauvages</text:span> ; <text:span text:style-name="T5">leur vestement étoit une peau de Tigre, dont la teste leur servoit de bonnet, &amp; les deux pieds de devant entouroient le col, &amp; étoient noüez en forme de cravate : cette peau qui étoit doublée de satin couleur de chair, étoit retroussée par les deux costez, &amp; s’atachoit par derriere à la queüe du Tigre.</text:span></text:p>
      <text:p text:style-name="_3c_description_3e_"><text:span text:style-name="T5">Ils avoient sur la teste une espece de Couronne de feüilles de vigne, &amp; autour des bras des bracelets aussi de feüilles de vigne.</text:span></text:p>
      <text:p text:style-name="_3c_description_3e_"><text:span text:style-name="T5">Ils étoient ceints avec des bandes d’or, &amp; portoient chacun une massüe sur leurs épaules.</text:span></text:p>
      <text:p text:style-name="_3c_description_3e_"><text:span text:style-name="_3c_persName_3e_">Les Palfreniers</text:span> representoient des <text:span text:style-name="_3c_name_3e_">Satyres</text:span> <text:span text:style-name="T5">couronnez, &amp; environnez par tout le corps de branches &amp; de feüilles de vigne, avec des doubles écharpes croisées, &amp; des ceintures faites de larges bandes d’or.</text:span></text:p>
      <text:p text:style-name="_3c_description_3e_"><text:span text:style-name="T5">Le carapaçon du cheval étoit une peau de Tigre, bordée d’une large bande de velours vert en broderie d’or &amp; d’argent, avec une autre bordure taillée en façon de campanes brodées &amp; chargées de mufles de Lyon en broderie d’or, &amp; enrichies de pierreries, les campanes rebordées de fourures.</text:span></text:p>
      <text:p text:style-name="_3c_description_3e_"><text:span text:style-name="T5">Le cheval avoit une corne au milieu du front en manière de Licorne.</text:span></text:p>
      <text:p text:style-name="Text_20_body"><text:s/></text:p>
      <text:p text:style-name="Text_20_body"><text:span text:style-name="_3c_pb_3e_">57</text:span></text:p>
      <text:p text:style-name="Text_20_body">&lt;figure&gt;</text:p>
      <text:p text:style-name="Text_20_body">ESCVYER ET PAGE AMERIQVAINS.</text:p>
      <text:p text:style-name="_3c_description_3e_"><text:span text:style-name="T5">LE casque de l’Ecuyer étoit d’or en forme de teste de Dragon, d’où pendoit une longue criniere par derriere. L’habit étoit fait de lames d’or où étoient enchassez des yeux de Dragon, &amp; les lambrequins qui tomboient sur le Saye étoient de fourures chargez de lames d’or, où étoient aussi des yeux de Dragon.</text:span></text:p>
      <text:p text:style-name="_3c_description_3e_"><text:span text:style-name="T5">Le Saye étoit de satin couleur de chair, avec une bande de velours vert en broderie d’or, &amp; une frange aussi d’or.</text:span></text:p>
      <text:p text:style-name="_3c_description_3e_"><text:span text:style-name="T5">Le carapaçon du cheval étoit une peau de Tigre, bandé de velours vert en broderie, avec des lambrequins de fourures chargez d’yeux de Dragon.</text:span></text:p>
      <text:p text:style-name="_3c_description_3e_"><text:span text:style-name="T5">La coeffure du Page étoit un bonnet de fourure, chargé d’une peau de Singe : il avoit le corps couvert d’une peau de Tigre, &amp; le Saye fait de diverses écailles.</text:span></text:p>
      <text:p text:style-name="_3c_description_3e_"><text:span text:style-name="T5">La carapaçon du cheval étoit une peau de Poisson de Mer, avec des lames d’or cloüées dessus.</text:span></text:p>
      <text:p text:style-name="Text_20_body"/>
      <text:p text:style-name="Text_20_body"><text:span text:style-name="_3c_pb_3e_">58</text:span></text:p>
      <text:p text:style-name="Text_20_body">&lt;figure&gt;</text:p>
      <text:p text:style-name="Text_20_body"><text:soft-page-break/>MARESCHAL DE CAMP AMERIQVAIN.</text:p>
      <text:p text:style-name="_3c_description_3e_"><text:span text:style-name="T5">SON bonnet étoit d’or en forme de Turban, chargé de perles, d’une plume de Heron, &amp; de plumes des couleurs de la Quadrille.</text:span></text:p>
      <text:p text:style-name="_3c_description_3e_"><text:span text:style-name="T5">Son habit étoit de lames d’or ; sur les épaules étoient des testes de Tigres, d’où pendoient aussi bien que du bas des manches &amp; du Tonnelet des lambrequins de fourures chargez d’yeux de Dragon, &amp; de pierreries.</text:span></text:p>
      <text:p text:style-name="_3c_description_3e_"><text:span text:style-name="T5">Le carapaçon étoit une peau de Panthere, recouuerte de feüillages d’or chargez de pierreries, &amp; rebordées de fourures.</text:span></text:p>
      <text:p text:style-name="Text_20_body"/>
      <text:p text:style-name="Text_20_body"><text:span text:style-name="_3c_pb_3e_">59</text:span></text:p>
      <text:p text:style-name="Text_20_body">&lt;figure&gt;</text:p>
      <text:p text:style-name="Text_20_body">LE <text:span text:style-name="_3c_persName_3e_">DVC DE GVYSE</text:span>, <text:span text:style-name="_3c_name_3e_">ROY AMERIQVAIN</text:span>.</text:p>
      <text:p text:style-name="_3c_description_3e_"><text:span text:style-name="T5">LA cuirasse étoit de peau de Dragons, dont les deux testes se rencontrant sur les épaules, vomissoient les manches, dont celle de dessus étoit de brocart vert, rebrodé de même que l’habit, &amp; celle de dessous de toille d’argent qui descendoit jusque sur le poignet, étoit liée d’un bracelet de grosses Emeraudes, &amp; les queües de Dragons faisoient des lambrequins ; le tout chargé d’une broderie de perles &amp; de rubis, ainsi que les brodequins.</text:span></text:p>
      <text:p text:style-name="_3c_description_3e_"><text:span text:style-name="T5">Sur la coeffure qui étoit un morion d’or, rampoit vn Dragon de même métal, qui soûtenoit deux cercles de brillans d’or, chargez de plumes vertes &amp; blanches, surmontées de trois bouquets de plumes en Aigrette, d’où sortoient trois masses de Heron, qui donnoient quatre pieds de hauteur à cét habillement de teste, duquel une queüe de plumes encor descendoit sur le dos du Chevalier.</text:span></text:p>
      <text:p text:style-name="_3c_description_3e_"><text:span text:style-name="T5">Son Cimeterre étoit d’or garny de pierreries, le fourreau à la Chinoise enrichy de même, il portoit une masse d’armes à aîles dorées, &amp; découpées à jour, dont le bâton étoit entouré d’un Serpent au naturel. </text:span></text:p>
      <text:p text:style-name="Text_20_body"/>
      <text:p text:style-name="Text_20_body"><text:span text:style-name="_3c_pb_3e_">np</text:span></text:p>
      <text:p text:style-name="_3c_description_3e_"><text:span text:style-name="T5">Il montoit un grand Coursier Bay, caparaçonné d’une peau de Tigre, avec la bordure en broderie d’or &amp; d’argent, il y avoit une teste de Dragon d’or au poitral, des Serpens d’or &amp; de soye sur les épaules &amp; sur les flancs au lieu des campanes, &amp; un gros mufle de Dragon vomissoit sur la croupe quantité de couleuvres, qui en formoient la queüe, comme les corps de Dragon double entrelassez de part &amp; d’autre à costez de la méme croupe faisoient les pendans de la croupiere, &amp; plusieurs couleuvres faisoient aussi les crins du col.</text:span></text:p>
      <text:p text:style-name="_3c_description_3e_"><text:span text:style-name="T5">Le Coursier avoit au front une corne dorée, au dessus de laquelle s’élevoit une Aigrette de brillans d’or &amp; d’argent, d’où sortoit une masse de Héron.</text:span></text:p>
      <text:p text:style-name="Text_20_body"/>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text:span text:style-name="_3c_pb_3e_">61</text:span></text:p>
      <text:p text:style-name="_3c_label.head_3e_"><text:soft-page-break/>DEVISES DE LA CINQVIEME QVADRILLE.</text:p>
      <text:p text:style-name="Text_20_body">DEVISE DV <text:span text:style-name="_3c_persName_3e_">DVC DE GVYSE</text:span>.</text:p>
      <text:p text:style-name="Text_20_body">Vn Lion qui terrasse un Tigre.</text:p>
      <text:p text:style-name="Text_20_body"><text:span text:style-name="_3c_foreign_3e_">ALTIORA PRAESVMO</text:span>.</text:p>
      <text:p text:style-name="Text_20_body">Ce Prince a voulu témoigner par sa Devise, que <text:span text:style-name="_3c_tech_3e_">les Courses de Bague</text:span>, <text:span text:style-name="_3c_tech_3e_">les Ioustes</text:span>, &amp; <text:span text:style-name="_3c_tech_3e_">les Carrousels</text:span>, peuvent bien étre l’objet de ses divertissemens, mais non pas de ses occupations : &amp; qu’ils aspire à la gloire des hautes avantures, &amp; des travaux les plus illustres representez par un Lyon courageux, qui abat &amp; terasse un ennemy digne de luy.</text:p>
      <text:p text:style-name="Text_20_body"/>
      <text:p text:style-name="Text_20_body">DEVISE DV <text:span text:style-name="_3c_persName_3e_">CHEVALIER D’HARCOURT</text:span>.</text:p>
      <text:p text:style-name="Text_20_body">Vne Croix de Lorraine dans un Soleil, qui jette des rayons sur une Croix de Chevalier, &amp; des foudres sur des Croissans.</text:p>
      <text:p text:style-name="Text_20_body"><text:span text:style-name="_3c_foreign_3e_"><text:span text:style-name="T6">HINC LV MEN, HINC FVLMINA</text:span></text:span><text:span text:style-name="T6">.</text:span></text:p>
      <text:p text:style-name="Text_20_body">D’une part la lumiere, &amp; les foudres de l’autre.</text:p>
      <text:p text:style-name="Text_20_body">Le Soleil étant le source de la Lumiere, &amp; la cause principale des Foudres ; ce Chevalier veut donner à entendre que le Roy representé par ce Soleil, est celuy de qui sa Maison &amp; luy tirent toute leur gloire, &amp; de qui partent les foudres qui doivent abatre l’orgueil des Ottomans.</text:p>
      <text:p text:style-name="Text_20_body"/>
      <text:p text:style-name="Text_20_body">DEVISE DV <text:span text:style-name="_3c_persName_3e_">MARQVIS DE ROCHEFORT</text:span>.</text:p>
      <text:p text:style-name="Text_20_body">Vn Cimeterre enrichy de pierreries.</text:p>
      <text:p text:style-name="Text_20_body"><text:span text:style-name="_3c_foreign_3e_">SPLENDOR, ET AVXILIVM</text:span>.</text:p>
      <text:p text:style-name="Text_20_body">Ornement &amp; défense.</text:p>
      <text:p text:style-name="Text_20_body">Comme cette Epée est recomandable par l’éclat &amp; le prix des pierreries qui l’embelissent, &amp; au même temps par le secours que l’on en peut tirer ; ce Chevalier prétend de même, que sa valeur doit tout ensemble luy acquérir la gloire, &amp; servir à la défense de son Prince, &amp; de son Païs.</text:p>
      <text:p text:style-name="Text_20_body"/>
      <text:p text:style-name="Text_20_body">DEVISE DV <text:span text:style-name="_3c_persName_3e_">MARQVIS DE PLVMARTIN</text:span>.</text:p>
      <text:p text:style-name="Text_20_body">Vn Diamant brute que l’on polit.</text:p>
      <text:p text:style-name="Text_20_body"><text:span text:style-name="_3c_foreign_3e_">CHI MI TOCCA SI STRVGGE, E MILLVSTRA</text:span>.</text:p>
      <text:p text:style-name="Text_20_body">Qui me touche se perd, &amp; me rend plus brillãt.</text:p>
      <text:p text:style-name="Text_20_body">Il se fait un espece de combat entre le Diamant &amp; l’Aimant qu’on employe pour le polir, où tout le dommage est du costé de l’Aimant qui se consume, &amp; l’avantage du costé du Diamant, qui en reçoit en nouvel éclat ; Ce Chevalier prétend qu’il en arrivera de même dans tous les combats qu’il entreprendra, où ses ennemis se trouveront toûjours mal de l’avoir attaqué, &amp; luy au contraire, en sortira à son avantage, &amp; plus brillant de gloire qu’auparavant.</text:p>
      <text:p text:style-name="Text_20_body"/>
      <text:p text:style-name="Text_20_body"><text:soft-page-break/>DEVISE DV <text:span text:style-name="_3c_persName_3e_">MARQVIS DE LA CHASTRE</text:span>.</text:p>
      <text:p text:style-name="Text_20_body">Vn Cœur sur un feu de bois de Myrthe &amp; d’Encens.</text:p>
      <text:p text:style-name="Text_20_body"><text:span text:style-name="_3c_foreign_3e_">GLORIAE ET AMORI</text:span>.</text:p>
      <text:p text:style-name="Text_20_body">A la Gloire et à l’Amour.</text:p>
      <text:p text:style-name="Text_20_body">Ce Chevalier veut donner à entendre que son cœur est sensible à la gloire &amp; à l’amour representez par l’Encens, &amp; le Myrthe, qui en sont les symboles.</text:p>
      <text:p text:style-name="Text_20_body"/>
      <text:p text:style-name="Text_20_body"><text:span text:style-name="_3c_pb_3e_">np</text:span></text:p>
      <text:p text:style-name="Text_20_body">DEVISE DV <text:span text:style-name="_3c_persName_3e_">MARQVIS DE RAGNY</text:span>.</text:p>
      <text:p text:style-name="Text_20_body">Vn Oranger chargé de feüilles &amp; de fruits.</text:p>
      <text:p text:style-name="Text_20_body"><text:span text:style-name="_3c_foreign_3e_">POSITA FERITATE NITESCIT</text:span>.</text:p>
      <text:p text:style-name="Text_20_body">Il devient plus beau cessant d’étre sauvage.</text:p>
      <text:p text:style-name="Text_20_body">Vn Oranger que l’on a enté sur un Sauvageon non seulement apporte de plus beaux fruits, &amp; de plus belles fleurs : mais pousse aussi de plus beaux feüillages qu’auparavant. Ce Chevalier assure qu’il en est de même, qu’il tempere les exercices farouches de la guerre, par les jeux &amp; les divertissemens de la Paix.</text:p>
      <text:p text:style-name="Text_20_body"/>
      <text:p text:style-name="Text_20_body">DEVISE DV <text:span text:style-name="_3c_persName_3e_">MARQVIS DE MIREPOIX</text:span>.</text:p>
      <text:p text:style-name="Text_20_body">Vn Laurier &amp; un Cyprez.</text:p>
      <text:p text:style-name="Text_20_body"><text:span text:style-name="_3c_foreign_3e_">VINCERE AVT MORI</text:span>.</text:p>
      <text:p text:style-name="Text_20_body">Vaincre ou mourir.</text:p>
      <text:p text:style-name="Text_20_body">Ces deux Arbres dont la signification est assez connüe, ont été choisis par ce Chevalier, pour faire entendre qu’il ne trouve point de party à prendre entre celuy de la Victoire, &amp; celuy de la Mort.</text:p>
      <text:p text:style-name="Text_20_body"/>
      <text:p text:style-name="Text_20_body">DEVISE DV <text:span text:style-name="_3c_persName_3e_">MARQVIS DE VERVINS</text:span>.</text:p>
      <text:p text:style-name="Text_20_body">Vn Autel avec un Encensoir dessus.</text:p>
      <text:p text:style-name="Text_20_body"><text:span text:style-name="_3c_foreign_3e_">ET COLIT, ET PASCIT</text:span>.</text:p>
      <text:p text:style-name="Text_20_body">Il honore &amp; nourrit.</text:p>
      <text:p text:style-name="Text_20_body">L’Encens étoit consideré non seulement comme une marque du culte que l’on rendoit aux Dieux, mais en quelque façon comme une nourriture dont ils se repaissoient, &amp; c’est pour cette raison que ce Chevalier l’employe dans sa Devise, pour témoigner qu’il ne croit vivre que pour honorer son Prince, &amp; qu’en qualité de premier <text:span text:style-name="_3c_persName_3e_">Maître d’Hôtel du Roy</text:span>, il se donne tout entier aux soins de la table de <text:span text:style-name="_3c_persName_3e_">S.M</text:span>.</text:p>
      <text:p text:style-name="Text_20_body"/>
      <text:p text:style-name="Text_20_body">DEVISE DV <text:span text:style-name="_3c_persName_3e_">MARQVIS DE BEVVRON</text:span>.</text:p>
      <text:p text:style-name="Text_20_body">Vne Giroüete agitée du vent.</text:p>
      <text:p text:style-name="Text_20_body"><text:soft-page-break/><text:span text:style-name="_3c_foreign_3e_">NO MVDO SI NON MVDAN</text:span>.</text:p>
      <text:p text:style-name="Text_20_body">Ie ne change point s’ils ne changent.</text:p>
      <text:p text:style-name="Text_20_body">Quelque fois l’inconstance de la giroüete, elle ne change point toutesfois de situation, à moins que le vent qu’elle est forcée d’imiter, n’en ait auparavant changé ; Le Chevalier proteste qu’aussi ne changera-il jamais, à moins que sa Maîtresse ne change la premiere.</text:p>
      <text:p text:style-name="Text_20_body"/>
      <text:p text:style-name="Text_20_body">DEVISE DV <text:span text:style-name="_3c_persName_3e_">MARQVIS DE TVRY</text:span>.</text:p>
      <text:p text:style-name="Text_20_body">Vne Aigle qui vole vers le Soleil.</text:p>
      <text:p text:style-name="Text_20_body"><text:span text:style-name="_3c_foreign_3e_">GOZEN LA VISTA, QVEMEN LAS PLVMAS</text:span>.</text:p>
      <text:p text:style-name="Text_20_body">Que ma veuë soit contente, &amp; que mes plumes se brûlent.</text:p>
      <text:p text:style-name="Text_20_body">Le plaisir que l’Aigle trouve à regarder le Soleil, le charme tellement qu’il ne s’apperçoit pas que le feu se prend à ses plumes, ce qui represente bien l’ardeur d’un cœur passioné qui veut bien étre embrasé des beaux yeux qu’il aime, pourveu qu’il ait le plaisir de les voir.</text:p>
      <text:p text:style-name="Text_20_body"/>
      <text:p text:style-name="Text_20_body">DEVISE DV <text:span text:style-name="_3c_persName_3e_">DVC DE BRISSAC</text:span>.</text:p>
      <text:p text:style-name="Text_20_body">Vn petit Palmier parmy plusieurs autres grands.</text:p>
      <text:p text:style-name="Text_20_body"><text:span text:style-name="_3c_foreign_3e_">ARQVABO SI FAVEAS</text:span>.</text:p>
      <text:p text:style-name="Text_20_body">Ie les égaleray si tu me favorise.</text:p>
      <text:p text:style-name="Text_20_body">Si les regards du Soleil font l’accroissement des Arbres, ceux du Prince ne contribüent pas moins à élever le courage &amp; la fortune de ceux qui le servent, &amp; c’est par cette consideration que ce Chevalier promet d’égaler dans peu les grandes actions de tous ces Ancestres, s’il est regardé favorablement de <text:span text:style-name="_3c_persName_3e_">sa Majesté</text:span>.</text:p>
      <text:p text:style-name="Text_20_body"/>
      <text:p text:style-name="Text_20_body"><text:span text:style-name="_3c_pb_3e_">np</text:span></text:p>
      <text:p text:style-name="Text_20_body">&lt;figure&gt;</text:p>
      <text:p text:style-name="Text_20_body">&lt;figure&gt;</text:p>
      <text:p text:style-name="Text_20_body">&lt;figure&gt;</text:p>
      <text:p text:style-name="Text_20_body">&lt;figure&gt;</text:p>
      <text:p text:style-name="Text_20_body">&lt;figure&gt;</text:p>
      <text:p text:style-name="Text_20_body">&lt;figure&gt;</text:p>
      <text:p text:style-name="Text_20_body"/>
      <text:p text:style-name="Text_20_body"><text:span text:style-name="_3c_pb_3e_">63</text:span></text:p>
      <text:p text:style-name="Text_20_body">&lt;figure&gt;</text:p>
      <text:p text:style-name="_3c_label.head_3e_">COMPARSE DES CINQ QVADRILLES DANS L’AMPHITHEATRE.</text:p>
      <text:p text:style-name="Text_20_body">&lt;figure&gt; AVSSI-TOST que les Quadrilles eûrent paru dans <text:span text:style-name="_3c_placeName_3e_">l’Amphiteatre</text:span>, ainsi qu’il a été cy-devant, qu’elles se furent rangées chacune en leur poste par les soins du <text:span text:style-name="_3c_persName_3e_">sieur de Vigarani</text:span>, &amp; que celle du <text:span text:style-name="_3c_persName_3e_">Roy</text:span> se fut placée en face du Camp vis-à-vis de <text:span text:style-name="_3c_placeName_3e_">l’Echafaut des Reynes</text:span> ; le <text:soft-page-break/><text:span text:style-name="_3c_persName_3e_">Mareschal de Camp general</text:span> fit poser les Testes, fermer les Barrieres, &amp; poster les Chefs des autres Quadrille aux quatre coins : Mais avant que de donner le signal pour la Course, il fit ietter par tout des imprimez qui contenoient les Loix du Camp en la manière qui suit.</text:p>
      <text:p text:style-name="Text_20_body"/>
      <text:p text:style-name="Text_20_body">LOIX DV CAMP.</text:p>
      <text:p text:style-name="Text_20_body">CHAQVE Quadrille courra quarante-quatre Courses, &amp; celle qui emportera le plus grand nombre de Testes, aura l’avantage sur les autres : Mais affin de ne pas faire tort à l’adresse des Chevaliers des autres Quadrilles, en cas qu’il y en ait un, ou plusieurs, qui ayant plus ou égal nombre de Testes que ceux de la Quadrille victorieuse, ils pourront repasser dans ladite Quadrille, &amp; auront le choix, ou de faire courre les Chevaliers sur leurs mêmes Courses, ou de s’éprouver une seconde fois contr’eux, &amp; celuy qui demeurera superieur par le plus grand nombre de Testes, gagnera le Prix.</text:p>
      <text:p text:style-name="Text_20_body">Le Chevalier qui en courant laissera tomber le Casque, l’Epée, ou le Dard, perdra l’étrieux, ou duqule le cheval tombera, perdra toutes ses Courses : Et parce qu’on court <text:span text:style-name="_3c_tech_3e_">la Bague</text:span> &amp; <text:span text:style-name="_3c_tech_3e_">les Testes</text:span>, &amp; qu’on ne les galoppe pas, toutes Courses faites seront contées pour rien.</text:p>
      <text:p text:style-name="Text_20_body">La demy-volte prise, le trot étant de mauvaise grace, fera perdre la Course au Chevalier.</text:p>
      <text:p text:style-name="Text_20_body">Et comme il est impossible, que courant des quatre costez, les Iuges du Camp puissent aisément voir les Testes qu’on emporte, il faut que chacun d’eux choisisse une Barriere pour en prendre le soin, &amp; qu’il y établisse un Gentilhomme, auquel sera donnée la liste des Quadrilles, &amp; les noms des Chevaliers qui les composent, qui tiendra, &amp; écrira le conte exact des Testes qui auront été emportées.</text:p>
      <text:p text:style-name="Text_20_body">Il est aussi à propos que ce Gentilhomme ne parte point de la Barriere, &amp; qu’il y ait un autre auprés de luy, lequel il envoyera lors que les Courses des Chevaliers seront fournie, pour porter aux Iuges de Camp, les noms des Chevaliers, &amp; le nombre des Testes qu’ils auront emportées, selon lesquelles l’équité des Iuges du Camp donnera le Prix à celuy, qui par son adresse, l’aura le mieux merité.</text:p>
      <text:p text:style-name="_3c_byline_3e_">ANE Duc de Gramont.</text:p>
      <text:p text:style-name="Text_20_body"/>
      <text:p text:style-name="Text_20_body"><text:span text:style-name="_3c_pb_3e_">64</text:span></text:p>
      <text:p text:style-name="Text_20_body">En même temps il fut encore répandu de tous costez d’autres imprimez, qui contenoient les noms des Chefs &amp; des Auenturiers des Quadrilles, avec l’ordre dans lequel ils devoient faire leurs Courses.</text:p>
      <text:p text:style-name="Text_20_body"/>
      <text:p text:style-name="Text_20_body">ORDRE DES QVADRILLES.</text:p>
      <text:list xml:id="list5021071675757298913" text:style-name="WWNum6">
        <text:list-item>
          <text:p text:style-name="P2"><text:span text:style-name="_3c_persName_3e_">LE ROY</text:span>.</text:p>
        </text:list-item>
        <text:list-item>
          <text:p text:style-name="P2"><text:span text:style-name="_3c_persName_3e_">Vivonne</text:span>.</text:p>
        </text:list-item>
        <text:list-item>
          <text:p text:style-name="P2"><text:span text:style-name="_3c_persName_3e_">S. Aygnan</text:span>.</text:p>
        </text:list-item>
        <text:list-item>
          <text:p text:style-name="P2"><text:span text:style-name="_3c_persName_3e_">Navailles</text:span>.</text:p>
        </text:list-item>
        <text:list-item>
          <text:p text:style-name="P2"><text:span text:style-name="_3c_persName_3e_">Armagnac</text:span>.</text:p>
        </text:list-item>
        <text:list-item>
          <text:p text:style-name="P2"><text:soft-page-break/><text:span text:style-name="_3c_persName_3e_">Du Lude</text:span>.</text:p>
        </text:list-item>
        <text:list-item>
          <text:p text:style-name="P2"><text:span text:style-name="_3c_persName_3e_">Lonvigny</text:span>.</text:p>
        </text:list-item>
        <text:list-item>
          <text:p text:style-name="P2"><text:span text:style-name="_3c_persName_3e_">La Feüillade</text:span>.</text:p>
        </text:list-item>
        <text:list-item>
          <text:p text:style-name="P2"><text:span text:style-name="_3c_persName_3e_">LE ROY</text:span>. <text:span text:style-name="T7">Pour </text:span><text:span text:style-name="_3c_persName_3e_"><text:span text:style-name="T7">Villequier</text:span></text:span><text:span text:style-name="T7">.</text:span></text:p>
        </text:list-item>
        <text:list-item>
          <text:p text:style-name="P2"><text:span text:style-name="_3c_persName_3e_">Armagnac</text:span>. <text:span text:style-name="T7">Pour </text:span><text:span text:style-name="_3c_persName_3e_"><text:span text:style-name="T7">Richelieu</text:span></text:span><text:span text:style-name="T7">.</text:span> </text:p>
        </text:list-item>
        <text:list-item>
          <text:p text:style-name="P2"><text:span text:style-name="_3c_persName_3e_">S. Aygnan</text:span>. <text:span text:style-name="T7">Pour </text:span><text:span text:style-name="_3c_persName_3e_"><text:span text:style-name="T7">Duras</text:span></text:span><text:span text:style-name="T7">.</text:span> </text:p>
        </text:list-item>
      </text:list>
      <text:p text:style-name="Text_20_body"/>
      <text:list xml:id="list4775754465762609936" text:style-name="WWNum7">
        <text:list-item>
          <text:p text:style-name="P3"><text:span text:style-name="_3c_persName_3e_">MONSIEVR</text:span>.</text:p>
        </text:list-item>
        <text:list-item>
          <text:p text:style-name="P3"><text:span text:style-name="_3c_persName_3e_">Villeroy</text:span>.</text:p>
        </text:list-item>
        <text:list-item>
          <text:p text:style-name="P3"><text:span text:style-name="_3c_persName_3e_">Comte du Plessys</text:span>.</text:p>
        </text:list-item>
        <text:list-item>
          <text:p text:style-name="P3"><text:span text:style-name="_3c_persName_3e_">Bellefons</text:span>.</text:p>
        </text:list-item>
        <text:list-item>
          <text:p text:style-name="P3"><text:span text:style-name="_3c_persName_3e_">Rohan</text:span>.</text:p>
        </text:list-item>
        <text:list-item>
          <text:p text:style-name="P3"><text:span text:style-name="_3c_persName_3e_">Lislebonne</text:span>.</text:p>
        </text:list-item>
        <text:list-item>
          <text:p text:style-name="P3"><text:span text:style-name="_3c_persName_3e_">Marsillac</text:span>.</text:p>
        </text:list-item>
        <text:list-item>
          <text:p text:style-name="P3"><text:span text:style-name="_3c_persName_3e_">Foix</text:span>.</text:p>
        </text:list-item>
        <text:list-item>
          <text:p text:style-name="P3"><text:span text:style-name="_3c_persName_3e_">Clere</text:span>.</text:p>
        </text:list-item>
        <text:list-item>
          <text:p text:style-name="P3"><text:span text:style-name="_3c_persName_3e_">Vaillac</text:span>.</text:p>
        </text:list-item>
        <text:list-item>
          <text:p text:style-name="P3"><text:span text:style-name="_3c_persName_3e_">Isliers</text:span>.</text:p>
        </text:list-item>
      </text:list>
      <text:p text:style-name="Text_20_body"/>
      <text:list xml:id="list7172500225072451284" text:style-name="WWNum8">
        <text:list-item>
          <text:p text:style-name="P4"><text:span text:style-name="_3c_persName_3e_">Mr LE PRINCE</text:span>.</text:p>
        </text:list-item>
        <text:list-item>
          <text:p text:style-name="P4"><text:span text:style-name="_3c_persName_3e_">Sery</text:span>.</text:p>
        </text:list-item>
        <text:list-item>
          <text:p text:style-name="P4"><text:span text:style-name="_3c_persName_3e_">Soyecourt</text:span>.</text:p>
        </text:list-item>
        <text:list-item>
          <text:p text:style-name="P4"><text:span text:style-name="_3c_persName_3e_">Sault</text:span>.</text:p>
        </text:list-item>
        <text:list-item>
          <text:p text:style-name="P4"><text:span text:style-name="_3c_persName_3e_">Boüillon</text:span>.</text:p>
        </text:list-item>
        <text:list-item>
          <text:p text:style-name="P4"><text:span text:style-name="_3c_persName_3e_">Charmasel</text:span>.</text:p>
        </text:list-item>
        <text:list-item>
          <text:p text:style-name="P4"><text:span text:style-name="_3c_persName_3e_">Gamache</text:span><text:span text:style-name="T6">.</text:span></text:p>
        </text:list-item>
        <text:list-item>
          <text:p text:style-name="P4"><text:span text:style-name="_3c_persName_3e_">Bethune</text:span><text:span text:style-name="T6">.</text:span></text:p>
        </text:list-item>
        <text:list-item>
          <text:p text:style-name="P4"><text:span text:style-name="_3c_persName_3e_">Peguilin</text:span><text:span text:style-name="T6">.</text:span></text:p>
        </text:list-item>
        <text:list-item>
          <text:p text:style-name="P4"><text:span text:style-name="_3c_persName_3e_">Coaslin</text:span><text:span text:style-name="T6">.</text:span></text:p>
        </text:list-item>
        <text:list-item>
          <text:p text:style-name="P4"><text:span text:style-name="_3c_persName_3e_">Sery</text:span><text:span text:style-name="T6">. </text:span><text:span text:style-name="T7">Pour </text:span><text:span text:style-name="_3c_persName_3e_"><text:span text:style-name="T7">Luxembourg</text:span></text:span><text:span text:style-name="T7">.</text:span> </text:p>
        </text:list-item>
      </text:list>
      <text:p text:style-name="Text_20_body"/>
      <text:list xml:id="list7530833224761592775" text:style-name="WWNum9">
        <text:list-item>
          <text:p text:style-name="P5"><text:span text:style-name="_3c_persName_3e_">Mr LE DVC</text:span>.</text:p>
        </text:list-item>
        <text:list-item>
          <text:p text:style-name="P5"><text:span text:style-name="_3c_persName_3e_">Canaple</text:span>.</text:p>
        </text:list-item>
        <text:list-item>
          <text:p text:style-name="P5"><text:soft-page-break/><text:span text:style-name="_3c_persName_3e_">Cher du Plessys</text:span>.</text:p>
        </text:list-item>
        <text:list-item>
          <text:p text:style-name="P5"><text:span text:style-name="_3c_persName_3e_">Ianlis</text:span>.</text:p>
        </text:list-item>
        <text:list-item>
          <text:p text:style-name="P5"><text:span text:style-name="_3c_persName_3e_">Guittau</text:span>.</text:p>
        </text:list-item>
        <text:list-item>
          <text:p text:style-name="P5"><text:span text:style-name="_3c_persName_3e_">Monpesat</text:span>.</text:p>
        </text:list-item>
        <text:list-item>
          <text:p text:style-name="P5"><text:span text:style-name="_3c_persName_3e_">Nevers</text:span>.</text:p>
        </text:list-item>
        <text:list-item>
          <text:p text:style-name="P5"><text:span text:style-name="_3c_persName_3e_">Roye</text:span>.</text:p>
        </text:list-item>
        <text:list-item>
          <text:p text:style-name="P5"><text:span text:style-name="_3c_persName_3e_">Mr le Duc</text:span>. <text:span text:style-name="T7">Pour d’</text:span><text:span text:style-name="_3c_persName_3e_"><text:span text:style-name="T7">Humiere</text:span></text:span><text:span text:style-name="T7">.</text:span></text:p>
        </text:list-item>
        <text:list-item>
          <text:p text:style-name="P5"><text:span text:style-name="_3c_persName_3e_">Süilly</text:span>.</text:p>
        </text:list-item>
        <text:list-item>
          <text:p text:style-name="P5"><text:span text:style-name="_3c_persName_3e_">Oüailly</text:span>.</text:p>
        </text:list-item>
      </text:list>
      <text:p text:style-name="Text_20_body"/>
      <text:list xml:id="list4516328300144163080" text:style-name="WWNum10">
        <text:list-item>
          <text:p text:style-name="P6"><text:span text:style-name="_3c_persName_3e_">Mr le D. de Guise</text:span>.</text:p>
        </text:list-item>
        <text:list-item>
          <text:p text:style-name="P6"><text:span text:style-name="_3c_persName_3e_">Cher d’Harcourt</text:span>. </text:p>
        </text:list-item>
        <text:list-item>
          <text:p text:style-name="P6"><text:span text:style-name="_3c_persName_3e_">Rochefort</text:span>.</text:p>
        </text:list-item>
        <text:list-item>
          <text:p text:style-name="P6"><text:span text:style-name="_3c_persName_3e_">Plumartin</text:span>.</text:p>
        </text:list-item>
        <text:list-item>
          <text:p text:style-name="P6"><text:span text:style-name="_3c_persName_3e_">La Chastre</text:span>.</text:p>
        </text:list-item>
        <text:list-item>
          <text:p text:style-name="P6"><text:span text:style-name="_3c_persName_3e_">Ragny</text:span>.</text:p>
        </text:list-item>
        <text:list-item>
          <text:p text:style-name="P6"><text:span text:style-name="_3c_persName_3e_">Mirepoix</text:span>.</text:p>
        </text:list-item>
        <text:list-item>
          <text:p text:style-name="P6"><text:span text:style-name="_3c_persName_3e_">Vervin</text:span>.</text:p>
        </text:list-item>
        <text:list-item>
          <text:p text:style-name="P6"><text:span text:style-name="_3c_persName_3e_">Beuvron</text:span>.</text:p>
        </text:list-item>
        <text:list-item>
          <text:p text:style-name="P6"><text:span text:style-name="_3c_persName_3e_">Turry</text:span>.</text:p>
        </text:list-item>
        <text:list-item>
          <text:p text:style-name="P6"><text:span text:style-name="_3c_persName_3e_">Brissac</text:span>.</text:p>
        </text:list-item>
      </text:list>
      <text:p text:style-name="Text_20_body"/>
      <text:p text:style-name="_3c_byline_3e_">AN<text:span text:style-name="T7">E</text:span> Duc de Gramont.</text:p>
      <text:p text:style-name="Text_20_body">&lt;figure&gt;</text:p>
      <text:p text:style-name="Text_20_body"/>
      <text:p text:style-name="Text_20_body"><text:span text:style-name="_3c_pb_3e_">65</text:span></text:p>
      <text:p text:style-name="_3c_label.head_3e_">COVRSES DE TESTES.</text:p>
      <text:p text:style-name="Text_20_body">IL est à remarqier, qu’au lieu que <text:span text:style-name="_3c_tech_3e_">la Course de Testes</text:span> ne se fait ordinairement que par un seul homme à la fois ; elle se fit icy par quatre, &amp; fut de cette sorte plus considerable, non seulement par le nombre des Chevaliers mais aussi par les difficultez plus grandes que cette augmentation y aportoit. Premierement, il falloit que ces quatre Avanturiers fissent leurs voltes avec tant de concert, qu’ils arrivassent ensemble au milieu du Camp, &amp; pussent en conversant leur rang, reprendre aussi en même temps leur carriere vers la Meduse ; Et de plus, il étoit necessaire à cause de la vaste étendüe du Camp, d’avoir des chevaux de bonne haleine &amp; bien dressez, en sorte que dans un si grand nombre de voltes &amp; de demy-voltes ausquelles <text:soft-page-break/>ils étoient obligez, ils ne prissent trop d’ardeur, &amp; au lieu de se soûtenir toûjours également, ne se missent au trot ou en desordre.</text:p>
      <text:p text:style-name="Text_20_body">Chacun de ces C<text:span text:style-name="T7">he</text:span>valiers couroit la Lance à la main le long de la Barriere, &amp; emportoit une Teste de Turc <text:span text:style-name="_3c_description_3e__20_Car">posée sur un buste de bois doré sur la Barriere même, de la hauteur de six pieds</text:span> : puis quitant la Lance avec un demy-volte à la droite, prenoit un Dard sous la cuirasse, &amp; revenoit darder la Teste de More <text:span text:style-name="_3c_description_3e__20_Car">sur un autre buste, distant de cinq pieds de la méme Barriere, &amp; de la hauteur de quatre pieds</text:span>. Ensuite, il s’écartoit par une demy-volte à la droite, &amp; revenoit avec un autre Dard, vers le milieu du grand Carré où les Chevaliers se rencontroient &amp; faisoient ensemble une volte &amp; demie aussi à droite à l’entour du <text:span text:style-name="_3c_persName_3e_">Mareschal de Camp general</text:span> ; après quoy ils partoient d’un méme temps, &amp; chacun d’eux changeant de côté, s’en alloit vers la Barriere opposée à celle où il avoit dardé le More, prenoit la demy-volte à droite, &amp; revenoit le long de la barriere, darder la Teste de Meduse presentée dans un Bouclier par un Persée, qui tenoit dans l’autre main une épée comme pour se défendre. Enfin, par une autre demy-volte à la droite, en s’écartant de la Barriere, il la rejoignoit aussi-tost, &amp; courant l’épée à la main, il emportoit une Teste posée sur un buste de bois, à un pied de terre.</text:p>
      <text:p text:style-name="Text_20_body">Il faut encore observer, que les quatre Chevaliers qui couroient n’étoient pas d’une méme Quadrille, mais des quatre premieres dont les quatre Chefs faisoient ensemble la premiere Course. Ensuite, quatre Chevaliers tirez des quatre Quadrilles, &amp; ainsi des autres jusqu’aux quatre derniers, aprés quoy la Quadrille du <text:span text:style-name="_3c_persName_3e_">Duc de Guise</text:span> fit ses Courses, &amp; parce que d’onze Chevaliers dont elle étoit composée en comptant le Chef ; il ne restoit que trois Chevaliers pour la derniere Course, <text:span text:style-name="_3c_persName_3e_">le Duc de Guise</text:span> reprit la place qui restoit à la troisiéme Course, &amp; commença sa seconde Course, &amp; ainsi remplissant successivement les uns les autres la derniere place, il se trouva que courant chacun quatre fois, il fournirent les quarante-quatre Courses.</text:p>
      <text:p text:style-name="Text_20_body"/>
      <text:p text:style-name="Text_20_body"><text:span text:style-name="_3c_pb_3e_">66</text:span></text:p>
      <text:p text:style-name="Text_20_body">Tous les Chevaliers signalerent si bien leur adresse, &amp; firent de si bonne grace tous les exercices, qu’ils meriteerent également la reputation de beaux &amp; de bons hommes de cheval, chacun d’eux s’efforçant avec d’autant plus d’émulation qu’ils étoient animez pas l’exemple de leur Prince, qui ne dédaignoit pas d’étre leur concurrent en cette occasion. <text:span text:style-name="_3c_persName_3e_">Sa Majesté</text:span> remporta toutes les seize Testes avec une grace qui charmoit tout le monde : mais la fortune ayant voulu que le Dard s’en séparât quelquefois en tombant, elle favorisa davantage l’adresse du <text:span text:style-name="_3c_persName_3e_">Marquis de Bellefons</text:span> Chevalier de la Quadrille de <text:span text:style-name="_3c_persName_3e_">Monsieur</text:span>, qui les emporta toutes sans le moindre defaut, &amp; receut des mains de <text:span text:style-name="_3c_persName_3e_">la Reyne</text:span> aux fanfares <text:span text:style-name="_3c_persName_3e_">des Trompettes</text:span> &amp; <text:span text:style-name="_3c_persName_3e_">des Timbales</text:span>, qui avoient à diverses reprises fait retentir l’air durant ce divertissement, une Boëte garnie de tres beaux Diamans, mais moins precieuse encore par sa richesse, que parce qu’elle renfermoit le Portrait du plus grand &amp; du plus accomply Monarque de la Terre.</text:p>
      <text:p text:style-name="Text_20_body"><text:span text:style-name="_3c_tech_3e_">La Course de Testes</text:span> finit de cette sorte avec le jour, &amp; l’Assemblée se retira avec toute la satisfaction possible, &amp; en méme temps avec toute l’impatience imaginable de voir dans le méme lieu <text:span text:style-name="_3c_tech_3e_">la Course de Bague</text:span>, qui s’y devoit faire <text:span text:style-name="_3c_date_3e_">le lendemain</text:span>.</text:p>
      <text:p text:style-name="Text_20_body">&lt;figure&gt;</text:p>
      <text:p text:style-name="Text_20_body"/>
      <text:p text:style-name="Text_20_body"><text:soft-page-break/><text:span text:style-name="_3c_pb_3e_">67</text:span></text:p>
      <text:p text:style-name="Text_20_body">&lt;figure&gt;</text:p>
      <text:p text:style-name="_3c_label.head_3e_">COVRSES DE BAGVE.</text:p>
      <text:p text:style-name="Text_20_body">&lt;figure&gt; <text:span text:style-name="_3c_persName_3e_">LE Roy</text:span> qui ne goûte point de plaisir plus doux que celuy qu’il partage avec ses Peuples, &amp; qui fait sa principale joye de celle qu’il donne à ses Sujets, voulut que les Quadrilles se rendissent à <text:span text:style-name="_3c_placeName_3e_">l’Arsenal</text:span>, pour delà prendre leur Marche vers le Camp, c’est-à-dire, traverser toute la Ville dune extremité à l’autre, afin de donner ce divertissement à tous ceux que le lieu destiné pour <text:span text:style-name="_3c_tech_3e_">la Course</text:span> ne pouvoit contenir ; en quoy il préfera la satisfaction des spectateurs à la regularité, &amp; à la beauté de cette Marche, parce qu’encore qu’elle eût l’avantage de passer par des places &amp; par des ruës tres-spacieuses &amp; tres-belles, comme <text:span text:style-name="_3c_placeName_3e_">la Place Royale</text:span>, <text:span text:style-name="_3c_placeName_3e_">la ruë Saint Antoine</text:span>, <text:span text:style-name="_3c_placeName_3e_">la ruë Saint Honoré</text:span>, &amp; quelques autres, il se rencontroit plusieurs ruës étroites où le spectacle perdoit beaucoup de son lustre &amp; de sa magnificence.</text:p>
      <text:p text:style-name="Text_20_body"><text:span text:style-name="_3c_persName_3e_">Sa Majesté</text:span> étant arrivée au Camp, &amp; <text:span text:style-name="_3c_persName_3e_">les Reynes</text:span> ayans pris leurs places sur le même échafaut du jour précedent ; <text:span text:style-name="_3c_tech_3e_">La Course de Bague</text:span> commença avec la même ceremonie, en la presence de toute la Cour, &amp; d’une infinité d’autre monde qui se pressoit non seulement sur les échafauts qui entouroient le Camp, mais jusques sur les toîts du <text:span text:style-name="_3c_placeName_3e_">Palais des Thuilleries</text:span>, &amp; de toutes les maisons voisines qui en étoient couvertes de tous côtez.</text:p>
      <text:p text:style-name="Text_20_body"><text:span text:style-name="_3c_persName_3e_">Le Roy</text:span> y donna encore des preuves incroyables de son adresse, ayant d’abord emporté la Bague après une Course qui le fit admirer d’un chacun, dont la justesse, la fermeté &amp; la bonne grace étoient encore préferables à l’adresse, dont la Bague fut emportée.</text:p>
      <text:p text:style-name="Text_20_body">Tous les Avanturiers y firent aussi des merveilles, nonobstant la longueur du canon de la Bague, que la hauteur des Plumes &amp; des aigrettes de leur Coeffure obligea d’augmenter beaucoup, &amp; quoy que la grande ardeur du Soleil qui les ébloüissoit leur ôtast la mesure qui se prend quand la Bague est posée à la juste hauteur.</text:p>
      <text:p text:style-name="Text_20_body">Chaque Chevalier courut trois fois, non pas de suite, mais après avoir couru une fois, il laissoit courir tous ceux de la Quadrille, &amp; recouroit pour la seconde fois à son rang, &amp; ainsi la troisiéme : Et après que tous les Chevaliers de la premiere Quadrille eurent fourny leurs trois <text:span text:style-name="_3c_tech_3e_">Courses</text:span>, les Chevaliers de la seconde firent les leurs dans le même ordre, &amp; ainsi les quatre autres Quadrilles consecutivement.</text:p>
      <text:p text:style-name="Text_20_body"><text:span text:style-name="_3c_persName_3e_">Le Comte de Sault</text:span> Avanturier de la Quadrille du <text:span text:style-name="_3c_persName_3e_">Prince de Condé</text:span>, emporta le prix d’un Diamant fort riche que donna <text:span text:style-name="_3c_persName_3e_">la Reyne Mere</text:span>, aux fanfares des <text:span text:style-name="_3c_persName_3e_">Trompettes</text:span> &amp; au bruit des <text:span text:style-name="_3c_persName_3e_">Timbales</text:span>, mais sur tout aux applaudissemens de tous les spectateurs.</text:p>
      <text:p text:style-name="Text_20_body">Ainsi finit cette superbe feste, dont la magnificence a surpassé celle des plus fameux Tournois, &amp; dont le souvenir ne sortira jamais de la mémoire de tous ceux qui furent assez heureux pour en estre les témoins.</text:p>
      <text:p text:style-name="Text_20_body">FIN.</text:p>
      <text:p text:style-name="Text_20_body"/>
      <text:p text:style-name="Text_20_body"><text:span text:style-name="_3c_pb_3e_">np</text:span></text:p>
      <text:p text:style-name="_3c_byline_3e_">A PARIS, </text:p>
      <text:p text:style-name="_3c_byline_3e_">DE L’IMPRIMERIE ROYALE, </text:p>
      <text:p text:style-name="_3c_byline_3e_">PAR LES SOINS DE SEBASTIEN MABRE-CRAMOISY,</text:p>
      <text:p text:style-name="_3c_byline_3e_"><text:soft-page-break/>Directeur de cette Imprimerie.</text:p>
      <text:p text:style-name="_3c_byline_3e_">M. DC. LXX.</text:p>
      <text:p text:style-name="Text_20_body"/>
      <text:p text:style-name="Text_20_body"><text:span text:style-name="_3c_pb_3e_">65</text:span></text:p>
      <text:p text:style-name="Text_20_body">&lt;figure&gt;</text:p>
      <text:p text:style-name="P1">CIRCVS REGIVS, </text:p>
      <text:p text:style-name="P1">SIVE</text:p>
      <text:p text:style-name="P1">POMPA EQVESTRIS </text:p>
      <text:p text:style-name="P1">LVDOVICI XIV.</text:p>
      <text:p text:style-name="P1">CARMEN HEROICVM.</text:p>
      <text:p text:style-name="P1">&lt;figure&gt; PACIS magnificos, Belli sub imagina Ludos, <text:line-break/>Egregioque iuuat solemnes dicere Pompas<text:line-break/>Ordine. Roma suos sileat festiua triumphos ;<text:line-break/>Doctag Olimpiacis que lusit praelia campis,<text:line-break/>Olim quadriiugos agitans in puluere currus<text:line-break/>Haereat, &amp; nostras miretur Graecia palmas.</text:p>
      <text:p text:style-name="P1">Tu Circo, mibi pande vias, insignis ; &amp; illos<text:line-break/>Inspira, LODOICE, animis, queis Caesaris ibas<text:line-break/>Aemulus, &amp; Latio ducebas splendida luxu<text:line-break/>Agnima : nunc etiam placidos mihi dirige cursus<text:line-break/>Assuetusque licèt pugnas, &amp; grandia Pacis<text:line-break/>Foedera, &amp; assiduas Rerum sub pectore curas<text:line-break/>Tractare ; ipse tuos animo ne despice Ludos.<text:line-break/>Mille tui majora parant praeconia Vates ;<text:line-break/><text:span text:style-name="_3c_pb_3e_">66</text:span> Aonioque tibu deducte vertice Musae<text:line-break/>Augustum aeterno Templum de marmore ponent, <text:line-break/>Quâmolles agitat flexus, longisque virentum<text:line-break/>Vlmorum ordinibus, praetexit Sequana ripas.</text:p>
      <text:p text:style-name="P1">Sedatos ciues intùs, domitosque Rebelles<text:line-break/>Coelato effindent auro, captiuaque signa, <text:line-break/>Et fusas campis acies fugnientis Iberi.</text:p>
      <text:p text:style-name="P1">Hic vndas bello Rhenus, Scaldisque minaci<text:line-break/>Amne iugum indignans, &amp; fractis mollior vndis<text:line-break/>Eridanus solido argento, domitusque Mosella<text:line-break/>Spumabunt. Circum plangentia littora passim<text:line-break/>Euersa ferro, flammosue vltricibus Ares,</text:p>
      <text:p text:style-name="P1">Altaque disiectis fumabunt Oppida muris.</text:p>
      <text:p text:style-name="P1">Parte aliâ, duro, saua inter funera, Mauors<text:line-break/><text:bookmark text:name="_GoBack"/>Coelatus ferro, Furiaeque in bella frementes<text:line-break/>Necquicquam, diroque minac Bellona flagello<text:line-break/><text:soft-page-break/>Sub vindis adervnt, &amp; te, LODOIGE, timcbunt.<text:line-break/>Hic supplec iyerùm pacem exorabit Iberus,<text:line-break/>Et laesâ Regum pro relligione, trementis<text:line-break/>Effigies Romae, flauo pallebit in auro.<text:line-break/>Congestae assurgent praedae ; strtisque trophaeis<text:line-break/>Ipse super, stabis spoliis indutus opimis,<text:line-break/>Et famam ipse tuam circum, laetosque labores, <text:line-break/>Vultu, quo recreas populos, &amp; bella serenas,<text:line-break/>Aspiciens, dulci gaudebis imagine rerum.</text:p>
      <text:p text:style-name="P1">Ipse adero pulcro laudis perculsus amore,<text:line-break/>Et lauri, &amp; tonsae foliis insignis oliua,<text:line-break/>Ibo altum spirans, &amp; victas ordine pugnas<text:line-break/><text:span text:style-name="_3c_pb_3e_">67</text:span> Aeternosque canam belli, pacifique triumphos.<text:line-break/>Ninc festas memorans iucundo carmine pompas,<text:line-break/>Externas in amoena traham spectacula Gentes.</text:p>
      <text:p text:style-name="P1">Post varios casus, &amp; longi taedia Martis,<text:line-break/>Saeuire aduersi strictis mucronibus enses,<text:line-break/>Diraque pacatis inflari classica bellis<text:line-break/>Desierant. aequis stabant sub legibus vrbes,<text:line-break/>Laetaque se longo soluebant faecula luctu.<text:line-break/>Sic, vbi post hiemes, &amp; nubila sidera caeli,<text:line-break/>Quassatae pelago portum tenuêre carinae,<text:line-break/>Frondibus ornate longo stant ordine puppes,<text:line-break/>Tutaque votiuis celebrantur littora ludis.<text:line-break/>Ecce iterùm tristes agitauit pectore curas<text:line-break/>Hispanus plaecidam Tamesis Legatus ad oram,<text:line-break/>Commouitque suos, emptamque in crimina plebem,<text:line-break/>Insano sastu, &amp; coecâ temerarius irâ,<text:line-break/>Ausus liligeros etiam praecedere currus,<text:line-break/>Regia tunc dubiis haeserunt fpedera Regnis.<text:line-break/>Continuò Mauors nostris è finibus exul<text:line-break/>Accelerat, fraudemque trahens, iramque sequacem,<text:line-break/>Pertentat sensus, animosque in praelia versat<text:line-break/>Crudelis. Primos irati Numinis aestus<text:line-break/>Concipiunt populi faciles ; Regisque supremos<text:line-break/>Accenso Proceres expectant pectore nutus.</text:p>
      <text:p text:style-name="P1">Vt quoties syluis frondentibus incidit ignis, <text:line-break/>Nec ramos, nec adhuc vmbrosa cacumina victor<text:line-break/>Corripuit, pingui furtim sub cortice suman<text:line-break/>Robora, vel flammis frondes crepìtantibus ardent,<text:line-break/><text:span text:style-name="_3c_pb_3e_">68</text:span> Horrida dum latè voluant incendia venti,<text:line-break/>Et glomerent caecam pieceâ caligine nubent.</text:p>
      <text:p text:style-name="P1"><text:soft-page-break/>Quin estiam vltrices Regi Mars aggerat iras<text:line-break/>Vocibus bis. <text:span text:style-name="T6">Cessas, LODOICE, in praelia, cessas ?<text:line-break/>Nec palmes, pace egregius, samamque priorem,<text:line-break/>Nec bellis grauidum Imperium, grauidumque triumphis<text:line-break/>Respicis, at resides inglorius exigis annos<text:line-break/>Oblitusque tui ? coram despecta Britannis<text:line-break/>Lilia, &amp; irrisos deformi vulnere currus<text:line-break/>Ad T amesim, ostentat, victorque superbit Iberus<text:line-break/>Ille, nefas ! tua uira, tuos adfectet honores<text:line-break/>Vi rapere insultans ! iuratam illudere pacem<text:line-break/>Audeat, &amp; tumidos impunè atollere fastus ?<text:line-break/></text:span>Nec te dulcis honos, aut bellis inclyta virtus<text:line-break/>Vltorem impulerint ? auidus iam classica Miles<text:line-break/>Expectat, tacitisque fremit rumoribus Aula,<text:line-break/>An tu dissimules ? animis, opibusque superbus <text:line-break/>Concipe fatales iras, &amp; foedera rumpe<text:line-break/>Mollia adbuc, quae Relligio te vana moratur ?<text:line-break/>Vertis in authorem sua bella, hostemque lacessis<text:line-break/>Non socerum…. bis animum dictis inflammat, &amp; altâ<text:line-break/>Sopitos in pace, ferox exsuscitat ignes.<text:line-break/>Inuidiam gentis, diraque cupidine Regni<text:line-break/>Insidias, artesque, odiique tumentia longis<text:line-break/>Pectora, &amp; indidam pacem, iussique recentes<text:line-break/>Legati furias memorat ; Regisque potentis<text:line-break/>Irarum tumidos voluit sub pectore fluctus.</text:p>
      <text:p text:style-name="P1">Aegeo qualis Boreae cùm spiritus alto<text:line-break/><text:span text:style-name="_3c_pb_3e_">69</text:span> Insonuit, placidas spumis albentibus vndas<text:line-break/>Asperat incutiens sonitum: mox turbine caeco<text:line-break/>Fluctibus illidit fluctus, totumque repentè<text:line-break/>Praecipitans, imis ab selibus incitat aequor.</text:p>
      <text:p text:style-name="P1">Sensit Amor, diuinus Amor, qui numine dextro<text:line-break/>Compositae paci, fortunatisque Hymenaeis<text:line-break/>Praesidet, &amp; teneros latè diesseminat ignes ;<text:line-break/>Mox Regem aggreditur dictis. Fortissime Regum, <text:line-break/>Afflictisme paras bellum lachrimabile Regnis,<text:line-break/>Alternasque iterum caedes, &amp; mutua ferro<text:line-break/>Funera ? pacatum componere moribus orbem,<text:line-break/>Et fracti bellis saedi fulcire ruinam<text:line-break/>Quam satius ? quae te vincendi vana cupido<text:line-break/>Suscitat ? Hesperiae vix siccos sanguine campos<text:line-break/>Aspice, belligeros viduatas ciuibus vrbes,<text:line-break/>Exhaustas &amp; opes Regni ; quid restat Ibero<text:line-break/>Quod vincas ? veniam orabit, labemque nefandam<text:line-break/><text:soft-page-break/>Eluet, aeternosque tibi iurabit honores.<text:line-break/>Frange animis animos, &amp; fastu despice fastum<text:line-break/>Iam victae Gentis : sed durum pectore Martem<text:line-break/>Excute. Num precibus Genitric, aut anxia votis<text:line-break/>Molliet hanc iram Coniux, quae foedera Regum<text:line-break/>Turbari, pacemque suam suspirat, &amp; ipsa <text:line-break/>Regnorum lacrimis dotari, &amp; sanguine luget.<text:line-break/>Oro per hos sponsae luctus, per dulcia Nati<text:line-break/>Oscula, qui placido iam risu noscere Matrem<text:line-break/>Incipit, hos, itrùm mitis, compesce tummultus.<text:line-break/>Aut si tantus Amor pugnae. Sollemnibus acres<text:line-break/><text:span text:style-name="_3c_pb_3e_">70</text:span> Inuita ludis animos, &amp; praemia pone.<text:line-break/>Ludicra sic positis agitarunt proelia bellis<text:line-break/>Et Pater, &amp; Proaui…. Sic factus, splendida fixit<text:line-break/>Lumina Delphino similis, vultuque decoro<text:line-break/>Oss pueri blandum expressit, risusque serenos,<text:line-break/>Qualis erit, cùm iam formosa adoleuerit aetas,<text:line-break/>Inflexitque Patrem. Calidis iam regius ardor<text:line-break/>Sensim deferuet venis ; sed Martia virtus,<text:line-break/>Et Regni pietas, spretaeque iniuria Gentis<text:line-break/>Exstimulant : donec Pacem implorauit Iberus<text:line-break/>Supplicibus votis, &amp; primos cessit honores,<text:line-break/>Et sua iam victum docuit fortuna timere.</text:p>
      <text:p text:style-name="P1">Placatur LODOIX, pacemque indulget Amori, <text:line-break/>Et rigidum belli solatur imagine Martem.<text:line-break/>Composito in speciem gaudet certamine, pugnae<text:line-break/>Assimilare artes, cursuque insignis equorum<text:line-break/>Aulica puluero iam destinat agmina campo.<text:line-break/>Auratis lectos Equites concurrere in armis<text:line-break/>Acrius, &amp; virides sine sanguine carpere lauros<text:line-break/>Hortarur, laetumque aperit victoribus aequor.</text:p>
      <text:p text:style-name="P1">Stabat in innocuas acies, festiuaque pacis <text:line-break/>Praelia, porticibus laxis, &amp; carcere longo<text:line-break/>Regia planities : paribus fastigia tectis<text:line-break/>Frontibus egregiis ades, &amp; diuite cultu<text:line-break/>Conspicuae, attollunt. mediâ LODOICVS arenâ<text:line-break/>Aereus exsurgit tumulo, dextraque minacem<text:line-break/>Flectit equum, &amp; dominam victor supereminet vrbem.<text:line-break/>Mos erat hoc celebres Pompas educere Circo,<text:line-break/><text:span text:style-name="_3c_pb_3e_">71</text:span> Sed Luparam aedificans ampla in spectacula Princeps<text:line-break/>Dat spatia, &amp; Ludis immensas extrauit Aulas.<text:line-break/>Marmore slat Pario, nitidisque effulta columnis<text:line-break/>Regia, quae serie tectorum, &amp; mole superba<text:line-break/><text:soft-page-break/>Extremam spatiis vrgens ingentibus vrbem<text:line-break/>Innumeras latis complectitur aedibus, aedes.<text:line-break/>Alluit exultans augustam Sequana Molem ;<text:line-break/>Miranturque nouas Artes, operumque laborem<text:line-break/>Surgentem, placidae patrio sub littore Nymphae.<text:line-break/>Effigies intus Regum, spirantia signa<text:line-break/>Exornant aulas : pulcrâ testudine postes<text:line-break/>Aureaque effuso radiant laquearia luxu.<text:line-break/>Inuigilat portis statio, foribusque superbis<text:line-break/>Ampla salutantum Procerum domus accipit vndam<text:line-break/>Et vomit assiduè. Circensibus Area Ludis<text:line-break/>Opportuna patet iuxta : seu lenta lacertis<text:line-break/>Spicula torquere, aut pugna simulacra sub armis<text:line-break/>Texere ; seu spumantis equi frenare feroces<text:line-break/>Conueniat furias, rapido ve lacessere cursu.<text:line-break/>Hoc libuit, LODOICE, tibi decurrere campo ;<text:line-break/>Regiaque insignem condi in spectacula Circum.</text:p>
      <text:p text:style-name="P1">Incumbunt operi artifices, ac iussa capessunt.<text:line-break/>Pars signare locum sulco, terranque subactam<text:line-break/>Sternere; pars tenuem latè diffundere arnam<text:line-break/>Et molliere viam cursus, aut ponere metas,<text:line-break/>Et vastum paribus stadium concludere claustris.</text:p>
      <text:p text:style-name="P1">Tales vere suo, sub amici tempora solis<text:line-break/>Exercentur Apes, reparant dum cerea regna.<text:line-break/><text:span text:style-name="_3c_pb_3e_">74</text:span> Collectos aliae per olentia gramina rores<text:line-break/>Conuectant ; praedam excipiunt, onerique vicissim<text:line-break/>Succedunt aliae, &amp; lentum de cortice gluten, <text:line-break/>Aut florum exercent lacrimam, cerâque tenaci<text:line-break/>Dedaleâ paruos effingunt arte penates.</text:p>
      <text:p text:style-name="P1">Sic voluunt alij manibus frondentia ligna<text:line-break/>Et syluas spoliant, altis secura Theatris<text:line-break/>Fulcra parant alij, curuamque attollere molem<text:line-break/>Compactis trabibus caloque educere tentant,<text:line-break/>Immensi donec series operosa Theatri<text:line-break/>Æquis exurrit spatiis, gradibusque supermè<text:line-break/>Exsurgit. legere aduerso ex ordine vultus<text:line-break/>Hinc iuuat, &amp; varios fortunae expendere casus,<text:line-break/>Pugnantumque artes ; animosque accendere plausu. <text:s/></text:p>
      <text:p text:style-name="P1">Sic quondam Elaei patuerunt naxima campi<text:line-break/>Æquora, praecipites vbi circumflectere cursus<text:line-break/>Certatim ad metas, pugnaeque ardore solebant<text:line-break/>Carceribus ruptis rapidi se effundere currus ;<text:line-break/><text:soft-page-break/>Spectantum inflabant fremitus, effusaque circum<text:line-break/>Victores longo ducebat Graecia plausu.</text:p>
      <text:p text:style-name="P1">Aduersos Equites vallato durior aetas<text:line-break/>Sistere se campo quondam, signoque repentè<text:line-break/>Audito, solidis concurrere vidit in armis,<text:line-break/>Horrebant populi ; rapidoque vtrimque solebat<text:line-break/>Conflictu oppositum contundere lancea pectus<text:line-break/>Cum sonitu, &amp; tenues vanescere fracta per auras.<text:line-break/>His iuuenes studis, ictuque, habituque feroces<text:line-break/>Martia venturis sirmabant pectora bellis<text:line-break/><text:span text:style-name="_3c_pb_3e_">73</text:span> Sed durae nocuere artes, serrumque patentes<text:line-break/>Vel subit infidum rimas ; vel noxia ruptis<text:line-break/>Fragmina dissilunt hastis, incautaque saepe<text:line-break/>Insequitur caedes, aut caecum cuspide vulnus.</text:p>
      <text:p text:style-name="P1">Heu ! laetas aliis pompas impendite Ludis,<text:line-break/>Nec tantas animis, Reges, assuescite pugnas.</text:p>
      <text:p text:style-name="P1">Nunc capita aurato cursim tranfigere telo<text:line-break/>Despiecta, aut toruae iuuat insultare Medusae<text:line-break/>Missilibus iaculis, gratumque insigere vulnus :<text:line-break/>Vel summam appenso, celeratis cursibus, hastam<text:line-break/>Inserere orbiculo. firmatae gaudia pacis <text:line-break/>Sic decet, &amp; mites Regum celebrare Hymenaeos.</text:p>
      <text:p text:style-name="P1">Mox Tyrias clamydes, capitum splendentia poscunt<text:line-break/>Tegmina collecti Heroes, cristasque comantes<text:line-break/>Egregij bello nuper, iam pacis in vfus<text:line-break/>Innocuis tractant enses, &amp; spicula dextris.<text:line-break/>Iamque etiam cursu rapido, rapidoque recursu<text:line-break/>Concitus, optatâ sonipes praelusit arenâ,</text:p>
      <text:p text:style-name="P1">Et prima augustos sonuerunt classica Ludos.</text:p>
      <text:p text:style-name="P1">Improba finitimas vulgabat Fama per vrbes<text:line-break/>Interea, Hispano fastu, rebusque Britannis<text:line-break/>Offentsum renouare acies, &amp; praelia Gallum :</text:p>
      <text:p text:style-name="P1">Æoliis seuos recoqui fornacibus enses,<text:line-break/>Et lenta in galeas duris incudibus aera<text:line-break/>Versari, curuasque redire in spicula falces.</text:p>
      <text:p text:style-name="P1">Sic falsâ dubiam terrebat imagine pacem.</text:p>
      <text:p text:style-name="P1">Qua subit aeriis caelum scopulosa Pyrene<text:line-break/>Verticibus, votis, &amp; amoribus inclyta Regum<text:line-break/><text:span text:style-name="_3c_pb_3e_">74</text:span> Insula, foederibusque iacet. non nubila caelo<text:line-break/>Illic densantur placido ; nec littore toto<text:line-break/>Saruit hiems. dominam spirant hic omnia Pacem.<text:line-break/><text:soft-page-break/>Apparet vitreae proper diuortia limphae<text:line-break/>Pacis parua domus. non pictis limina valuis,<text:line-break/>Non auro illusi postes, non alta columnis<text:line-break/>Culmina, nec sculpto splendent simulacra metallo.<text:line-break/>Relligione mimcat, votisque ingentibus aedes<text:line-break/>Non opibus, sed plena Deâ. furor intus abenis<text:line-break/>Dira fremit vnctus nodis ; &amp; tristis Alecto<text:line-break/>Rumpitur, &amp; tortis necquicquam insibilat hydris.<text:line-break/>Votinuae gleae scabrâ rubigine nondum<text:line-break/>Exesae ; fixi sacris in postibus enses,<text:line-break/>Spiculaque obtuso radiant innoxia ferro<text:line-break/>Exuuiae bellorum ; &amp; liquidas vexilla per auras<text:line-break/>Vnduatim fluitant alti sub fornice Templi.</text:p>
      <text:p text:style-name="P1">Candida marmoreis Virgo quae praesidet aris<text:line-break/>Paciferae manibus ramum praetendit oliuae,<text:line-break/>Fatalesque iras regnorum è finibus arcet.<text:line-break/>Agnoscas oculis Diuam, risque sereno.</text:p>
      <text:p text:style-name="P1">Illa vi sanguineos populis inflare tumultus<text:line-break/>Audiit, &amp; placidum dilabi in funera mundum, <text:line-break/>Cum gemitu tales effudit moesta querelas.<text:line-break/>Heu ! quae vos agitant recidiua in crimina Dirae,<text:line-break/>Mortales ! alia ex aliis in bella ruetis<text:line-break/>Assiduè ? aeternas in foedera dicere leges,<text:line-break/>Testarique Aras, &amp; conscia Numina vidi<text:line-break/>Nuper ; at oblatam requiem, propriamque salutem<text:line-break/><text:span text:style-name="_3c_pb_3e_">75</text:span> Exosi, immensos optatis stragis aceruos<text:line-break/>Aspicere ? afflictis etiamnunc vulnera Martis<text:line-break/>Lugentur terris, &amp; adbuc perfusa cruore<text:line-break/>Tela madent. saltem rerum reparate ruinas<text:line-break/>Paulatim…. Illacrimans acri tum fixa dolore<text:line-break/>Conflitit, accinxitque fugam. sed nuncia veri<text:line-break/>Fama tulit labem abstersam, firmataque iura<text:line-break/>Gallorum ; Ludos, non horrida bella parari.<text:line-break/>Paxque iterum positâ gaudens formidine regnat.</text:p>
      <text:p text:style-name="P1">Aurea lux aderat, roseisque Aurora quadrigis<text:line-break/>Vecta, diem intulerat. iam longi obsessa Theatri<text:line-break/>Limina, custodes genus intractabile sermant ;<text:line-break/>Ne desit numero moles, aunt victa fatiscat<text:line-break/>Pondere, neue oneret scenas ignobile vulgus,<text:line-break/>Dira seges ferri portis horrescit apertis.</text:p>
      <text:p text:style-name="P1">Auratis longè videas procedere ciues<text:line-break/>Curribus, &amp; vacuo egregios succedere Circo,<text:line-break/>Virginibus mixtae subenuntes ordine Matres<text:line-break/><text:soft-page-break/>Vittarum nitidis intexta volumina nodis<text:line-break/>Longaque iactantes pretiosae tegmina pallae<text:line-break/>Praetereunt Diuis similes, alteque locantur.<text:line-break/>Spectatum ornatae veniunt, spectantur &amp; ipsae.<text:line-break/>Accipit haec blandam inclinans, redditque salutem.<text:line-break/>Haec roscos vultus, &amp; dulci lumina risu<text:line-break/>Explicat, illa sibi lenes exsuscitat auras,<text:line-break/>Et picto nimios flabello ventilat aestus.<text:line-break/>Nobilium iuxta iuuenum lectissima turba<text:line-break/>Vrbanis molles animos, &amp; pectora mulcet<text:line-break/><text:span text:style-name="_3c_pb_3e_">76</text:span> Lusibus, aut teneros furtim suspirat amores.<text:line-break/>Caeruleis Proceres cuincti pectora victtis<text:line-break/>Purpureique Patres sparsim curuata coronant<text:line-break/>Pupita. Legati Regum iam prxima pompae<text:line-break/>Gaudia, tanta suis nusquam spectacula terris<text:line-break/>Visuri, exspectant. strepit omnis murmure Circus. </text:p>
      <text:p text:style-name="P1"><text:span text:style-name="T6">Picturâ insigni, miroque opulenta Theatro<text:line-break/>Ludorum latè campum circumspicit Aula.<text:line-break/>Hîc volitare viros sursum, montesque moueris<text:line-break/>Mole suâ, &amp; siccam per scenam vidimus aequor<text:line-break/>Aduolui, &amp; rutilum caelo descendere Solem.<text:line-break/>Prominet hinc pictis diues structura columnis<text:line-break/>Quam decorant artes, &amp; sparsa tapetibus aureis<text:line-break/>Lilia. Reginae vultuque, habituque Dearum<text:line-break/>Ostro puluinis, auroque micantibus, illic<text:line-break/>Consedêre oculis, &amp; Majestate decorâ<text:line-break/>Inclyta progenies Regum, dilectaque Regis<text:line-break/>Coniux, iamque etiam mater Theresa resulsit.<text:line-break/></text:span>Non secùs ac caelo sistit se Luna sereno<text:line-break/>Purior, atque alios noctis supereminet ignes.</text:p>
      <text:p text:style-name="P1">Plausibus intereà laetis, fremituque secundo<text:line-break/>Exultans Equitum longè processerat ordo.<text:line-break/>Effusi refluunt passim per compita ciues,<text:line-break/>Praetexuntque vias, tectisque patentibus adstant ;<text:line-break/>Mirantur cultus Equitum, mirantur equorum ;<text:line-break/>Conspicuosq, Duces gemmis, &amp; nota colore<text:line-break/>Agmina quaeque suo, propriove nitentia luxu.<text:line-break/>Praecipuè fixis in Rege obtutibus haerent,<text:line-break/><text:span text:style-name="_3c_pb_3e_">77</text:span> Sidereosque notant oculos, qui spiritus illi<text:line-break/>Qui vultus, votisque hilares animisque sequuntur.</text:p>
      <text:p text:style-name="P1">Iamque propinquabat campo, clangorque tubarum<text:line-break/>Aduentùsque virûm, densusque hinnitus equorum<text:line-break/>Incipit audiri, &amp; longum increbrescere murmur.<text:line-break/><text:soft-page-break/>Iam clamydes ostro pictae, nitidisque lapillis<text:line-break/>Eminùs, &amp; tremulis radiat fulgoribus aurum.<text:line-break/>Alterno qualis procurrens gurgite Pontus<text:line-break/>Dum ruit, &amp; fuso paulatim aduoluitur aestu :<text:line-break/>Allisi resonant scopuli, creberque remugit<text:line-break/>Ante fragor ; procul incipiunt albescere tractus<text:line-break/>Vndarum, donec perfundat littora fluctus<text:line-break/>Spumcus, &amp; totâ latè se voluat arenâ.</text:p>
      <text:p text:style-name="P1">Talis erat clamor, vulgique ad limina motus.<text:line-break/>Illi se vacuo tentant infundere campo<text:line-break/>Furtim, contextis adrepunt postibus illi, <text:line-break/>Iniectisque agiles prensant gastigia dextris,<text:line-break/>Sed tristis custos nunc hos nunc dejicit illos,<text:line-break/>Summotosque procul strictis mucronibus arcet.</text:p>
      <text:p text:style-name="P1">TVRMA REGIA.</text:p>
      <text:p text:style-name="P1">Ærea vix toto sonurerunt tympana Circo,<text:line-break/>Ludentesque tubae. Gramontius agmina lentè<text:line-break/>Regia praegreditur, quo non praestantior alter,<text:line-break/>Seu belli curas tractat, durosque labores<text:line-break/>Ardens ; seu tacitae maturat foedera pacis<text:line-break/>Teutonico in coetu ; seu sacros Pincipis ignes<text:line-break/>Explicat, &amp; patria Reginam accersit ab Aula<text:line-break/><text:span text:style-name="_3c_pb_3e_">78</text:span> Legatus nuper, magnique interpres amoris.</text:p>
      <text:p text:style-name="P1">Induitur Tyrio saturatam murice, &amp; auro<text:line-break/>Intextam vestem, gemmis onerata renidet<text:line-break/>Diuitibus cassis, plumisque vndantibus altus<text:line-break/>Surgit apex, capuloque effulget gemmeus ensis.<text:line-break/>Praefecti castris Equites comitantur ; at ille<text:line-break/>It strato sublimis equo, stadiique patentis<text:line-break/>Metitur spatia, &amp; positâ statione, recessus<text:line-break/>Signat equis, signatque viris, ataque ordina longo<text:line-break/>Castra locans, variam agminibus partitur arenam.</text:p>
      <text:p text:style-name="P1">Nec mora, partiti numero spectanteur Ephebi<text:line-break/>Qucis decus igenuum formae, roscusque iuuentae<text:line-break/>Flos micat, &amp; flammis caelestibus aemulus ignis.<text:line-break/>Aurea caesaries illis, atque aurea vestis<text:line-break/>Vittarum fluitant nodis, plumaeque rubentes<text:line-break/>Eximus, rutilo, quas Pileus explicat, orbe.<text:line-break/>Aurato Alipedes stratos Iouis alite flectunt.<text:line-break/>Subsultim. Phygiis opibus, pictâve pharetrâ.<text:line-break/>Troia, dum stabat Priamus, mox Romula pubes<text:line-break/>Sic aderat gaudens in equis, dum posceret inges<text:line-break/><text:soft-page-break/>Laetitia, alternis intexere in orbibus orbes.<text:line-break/>Et sinuare fugas, &amp; amoernam ludere Troiam.</text:p>
      <text:p text:style-name="P1">Hand procul innumeri Tyrio ducuntur in ostro<text:line-break/>Regis equi, crebris simulant nunc saltibus iras, <text:line-break/>Loraque detrectant resugi, iactantque comantes<text:line-break/>Excussâ ceruice iubas : Nunc aurea frena<text:line-break/>Dentibus illisis mandunt, gradibusque sonoris<text:line-break/>Compositi, sinuant alterna volumina crurum<text:line-break/><text:span text:style-name="_3c_pb_3e_">79</text:span> Et fuluum maculant spumis adbentibus aurum,<text:line-break/>Exultanque pares. videas pendêre tapetas<text:line-break/>Auro intertextos rutilo, per stragula pictas<text:line-break/>Arte phrygum radiare Aquilas, pennisque minari ;<text:line-break/>Et nitido circum gemmas excurrere limbo.</text:p>
      <text:p text:style-name="P1">Pone sequebantur succincti murice rubro<text:line-break/>Lictores, pictosque ferebant ordine fasces<text:line-break/>Romuldidum ; iuxta portant insignia Regis<text:line-break/>Armigeri. Pictam gerit ille coloribus hastam<text:line-break/>Caeruleis, alter fulgentem Principis Ensem.<text:line-break/>Sustinet hic scutum : medioq umbone refulget<text:line-break/>Qualis ab Oceani Titan sese extulit vndis<text:line-break/>Eduxitque diem, radiisque potentibus vmbras<text:line-break/>Vt vidit, vicit. rutilat fulgoribus Aër,<text:line-break/>Vanescunt grauidae nubes, ventique residunt.<text:line-break/>Ille triumphato pacatus regnat Olympo,<text:line-break/>Flammiferosque regit caeli super atria currus.</text:p>
      <text:p text:style-name="P1">Tum verò emicuit campo LODOICVS aperto<text:line-break/>Ora Deo similis. Pictae non addita vesti<text:line-break/>Lilia, non sceptri fulgor, ditisque coronae ; <text:line-break/>Sed sua Majestas Regem indicat ; vndique vestis<text:line-break/>Gemma fuit ; chlamydem victorum more Quiritum<text:line-break/>Induitur, Tyrio sublucet purpura fuco<text:line-break/>Aurea quam multo percurrit taenia tractu<text:line-break/>Gemmarum, &amp; nitido subnectit fibula morsu.<text:line-break/>Augusto capiti radiantis more coronae<text:line-break/>Cassis erat, rutilo, quam plurimus igne Pirypus<text:line-break/>Irradiat ; lateri stellatus ïaspide fulget</text:p>
      <text:p text:style-name="P1"><text:span text:style-name="_3c_pb_3e_">80</text:span> Ensis. gemmato suras incluserat auro.<text:line-break/>Erectusque regebat equi spumantis habenas, <text:line-break/>Cui nitidos artus auro conserta tegebat<text:line-break/>Purpura ; crinito pretiosa monilia collo<text:line-break/>Effulgent latè, compactaque cauda decoris<text:line-break/>Vittarum refluit nodis, terramque flagekket.<text:line-break/>Hoc cultu fremit arrectis ceruicibus altè<text:line-break/><text:soft-page-break/>Luxurians sonipes, tacitosque huc, versus &amp; illuc<text:line-break/>Diuidit in populos Regem, tantoque superbus<text:line-break/>Pondere, composito glomerat vestigia gressu,<text:line-break/>Ludentesque iubas reïcit per colla, per armos.</text:p>
      <text:p text:style-name="P1">Hic ego Romuleae perculsus imagine pompae<text:line-break/>Mirabar laetas acies, mirabar opum vim,<text:line-break/>Ausoniasque Aquilas antiquae insignia Romae,<text:line-break/>Attonitis inhians animis, ac talia voluens.</text:p>
      <text:p text:style-name="P1">Æternas Arces, Capitolî immobile saxum<text:line-break/>Necquicquam, &amp; rerum dominam promiserat vrbem<text:line-break/>Iupiter ; euersae moles, auulsaque saxis<text:line-break/>Saxa iacent ; priscae fatorum iniuria Romae<text:line-break/>Vertit opes ; at lopus Luparae dum cerno superbum, <text:line-break/>Ingentesque minas murorum, aequataque caelo<text:line-break/>Culmina, Romanas iterum se attollere moles, <text:line-break/>Et nostris iterum Capitolia surgere saclis<text:line-break/>Crediderim. Tiberis pleno qui flumine campos<text:line-break/>Stringebat Latios, &amp; Martia Regna rigabat<text:line-break/>Nobilis, &amp; caelo quondam gratissimus amnis :<text:line-break/>Lapsa per Imperij decora, insignemque ruinam<text:line-break/>Anne fluit modico, tristes &amp; voluit arenas.<text:line-break/><text:span text:style-name="_3c_pb_3e_">81</text:span> Auspiciis, LODOICE, tuis, nunc Sequana regnat<text:line-break/>Regia cui virides praetexunt Atria ripas, <text:line-break/>Et dites per agros sinuosis flexibus errans<text:line-break/>Augustam vitreis vrbem praeterfluit vndis,<text:line-break/>Et Regum miratur opes, &amp; marmora lambit.<text:line-break/>Dum veterum stabant artes, &amp; fata Quiritum ;<text:line-break/>Tum Populus latè victor, belloque superbus<text:line-break/>Imperiisque suis, animos aequabat Olympo,<text:line-break/>Et totum Latias sub leges miserat orbem,<text:line-break/>Ilicet, ignuae nunc alta per otia pacis<text:line-break/>Degenerant resides anime, desuetaque bello<text:line-break/>Pectora, Romani tenuis nunc nominis vmbra.</text:p>
      <text:p text:style-name="P1">Vsque adeò <text:s/>nulla est fati secura potestas.<text:line-break/>At regere arbitrio populos, sceptrique potentis<text:line-break/>Imperio, belli, pacisque imponere morem,<text:line-break/>Iam fatum, LODOICE, tuum. iam Gallia Roma est.</text:p>
      <text:p text:style-name="P1">Dum rerum innumeris Heroibus, Heros<text:line-break/>Ibat ouans, fremitusque virûm, clangorque tubarum<text:line-break/>Consonat. egregium quò sese verterit agmen,<text:line-break/>Illusas auro galeas, &amp; spicula cernas</text:p>
      <text:p text:style-name="P1"><text:soft-page-break/>Sole lacessita, &amp; tremulo fulgore reflexos<text:line-break/>Ingenti circum radios albescere tractu.</text:p>
      <text:p text:style-name="P1">Olim magnanimis cùm se iactabat alumnis<text:line-break/>Inclyta, magnifico sic viderat ordina pompas</text:p>
      <text:p text:style-name="P1">Roma suas. Latio seu victus Marte Gelonus,<text:line-break/>Siue vrbes Asiae domitae ; siue excidit alta<text:line-break/>Carthago : Tyrio victor conspectus in Ostro, <text:s/><text:line-break/><text:span text:style-name="_3c_pb_3e_">82</text:span> Quadriiugo vectus curru, insignisque trophaeis<text:line-break/>Ibat conspicuo Capitolia ad alta triumpho ;<text:line-break/>Æternasq, Ioui lauros, &amp; vota ferebat<text:line-break/>Dîs Italis. Ludis populi, plausuque fremebant<text:line-break/>Laetitia. At priscos sileat mihi Fama Quirites.<text:line-break/>Discordes alius flexis compescuit iras<text:line-break/>Ciuibus, &amp; patriam formauit moribus vrbem.<text:line-break/>Egregius latè famâ, &amp; victricibus armis,<text:line-break/>Ausonios alius felici Marte triumphos<text:line-break/>Protulit, aut Iani stridentia limina clausit<text:line-break/>Dulce ministerium Pacis. Sed colligit omnem<text:line-break/>Insignis LODOIX laudem, moresque Catonis,<text:line-break/>Mites Augusti vultus, animosque superbi<text:line-break/>Caesaris inuenias, &amp; totam in Principe Romam.</text:p>
      <text:p text:style-name="P1">Pugnauit, vicitque puer, tolerare labores<text:line-break/>Feruidus, &amp; medios victor volitare per hostes.<text:line-break/>Ciuiles domuit furias, primisque sub annis<text:line-break/>Aduersas quassis disiecit moenibus vrbes.<text:line-break/>Congessit lauros ; donec demulserit iras<text:line-break/>Pacis amor. Sed qui bellis, &amp; nobile duro<text:line-break/>Protulit Imperium ferro, nunc aurea condit<text:line-break/>Saecula, pacatis &amp; diuidit otia terris.<text:line-break/>Aut placidis laetas componit morubus vrbes, <text:line-break/>Et molles aditus populis venientibus offert.<text:line-break/>Aut sontes castigat opes, &amp; legibus aequis<text:line-break/>Fortunas multo conflatas crimine mulctat.<text:line-break/>Aut pulcris etiam virtutibus addit honores,<text:line-break/>Inuitaque animos pretiis, &amp; promouet artes.<text:line-break/><text:span text:style-name="_3c_pb_3e_">83</text:span> Omnibus vnus adest, animumque per omnia versat</text:p>
      <text:p text:style-name="P1">Ipse suum ; &amp; nulla rerum sub mole fatiscit<text:line-break/>Anxius. assiduo sic quamnuis omnia motu<text:line-break/>In mare caeruleos euoluant flumina fluctus,<text:line-break/>Se capit Oceanus, nec motis altior vndis<text:line-break/>Turbatur, fluuiisque, suâque capacior vndâ.</text:p>
      <text:p text:style-name="P1"><text:soft-page-break/>At postquam lento percurrerat agmine campum<text:line-break/>Atque omnem LODOIX lustrauerat vndiq ; scenam ;<text:line-break/>Reginas blande flexâ ceruice salutat ;<text:line-break/>Mox acri subsulat equo, penitusque recedit<text:line-break/>In medam, turbâ Procerum stipante, Palaestram<text:line-break/>Aureus, atque humeris illc supereminet omnes.</text:p>
      <text:p text:style-name="P1">Qualis vbi foetis apibus, sua tecta relinquit,<text:line-break/>Vestigatque domos alias emissa iuuentus :<text:line-break/>Examen campo siquando erupit aperto,<text:line-break/>Et sudum ad Solem ramo frondente pependit.<text:line-break/>Rex nitidis clarus squammis, maculisque coruscus<text:line-break/>Emicat, &amp; rutilas insignior explicat alas.<text:line-break/>Stant fuluis aliae pennis, Regemque coronant<text:line-break/>Affusae circum. mediâ sic luce refulsit<text:line-break/>Princeps ; at iuuenes ostroque, auroque decori, <text:line-break/>Et Regum similes laetâ cinxêre coronâ.</text:p>
      <text:p text:style-name="P1">DVCIS AVRELIANENSIS<text:line-break/>TVRMA.<text:line-break/>Vt procul insonuit clamor, laetusque tubarum<text:line-break/>Concentus. videas spoliis Orientis onustos<text:line-break/>Aduventare viros, totamque ostendere gazam<text:line-break/><text:span text:style-name="_3c_pb_3e_">84</text:span> Persarim. longâ serie per castra, quaterni<text:line-break/>Inccedunt Equites : seu qui resonantia pulsant<text:line-break/>Æra manu ; seu qui pompam comitantur Ephebi ;<text:line-break/>Seu iuuenes laetae qui captant praemia Palmae.</text:p>
      <text:p text:style-name="P1">Purpureis omnes vittis ornantur, &amp; albis<text:line-break/>Per nodos ; micat insertis argentea vestis<text:line-break/>Baccis, &amp; lateri capulis radiantibus enses ;<text:line-break/>Cristatoque leues nutant in vertice plumae.<text:line-break/>Quadrupedes pressis domitos moderantur habenis,<text:line-break/>Eois tectos opibus, cultusque profusi<text:line-break/>Mole laborantes, roseo spectabilis ore<text:line-break/>Vertitur, &amp; medio conspectus in agmine Ductor<text:line-break/>Dat radios circum, &amp; toto scintillat amictu.</text:p>
      <text:p text:style-name="P1">Dum Xerxes Proceres inter, sublimior ipse<text:line-break/>Ostentabat opes Asiae, belloque superbus<text:line-break/>Milite complebat terras, &amp; classibus aequor<text:line-break/>Immensum ; tali vix se splendore ferebat<text:line-break/>Ac Regis frater, Regisque simillimus Heros.</text:p>
      <text:p text:style-name="P1">Inuictis quoties LODOICVS contudit armis<text:line-break/>Aduersos hominum fastus, domuitque rebelles ;<text:line-break/>Ille, secundus apex, &amp; belli proxima cassis<text:line-break/><text:soft-page-break/>Adstitit, ingentes partitus pectore curas.<text:line-break/>Vt praedulce decus, properamque extendere famam<text:line-break/>Gestiit ! vt dubio voluit se credere Marti<text:line-break/>Saepiùs, &amp; sacras fratri decerpere lauros !<text:line-break/>At rigido postquam risit Pax aurea saeclo<text:line-break/>Ille etiam Regis curas, &amp; vota sequutus<text:line-break/>Spes alias Pacis, laeto dedit altera Regno<text:line-break/><text:span text:style-name="_3c_pb_3e_">85</text:span> Coniugia, &amp; teneros etiam sperauit amores.<text:line-break/>Nunc tunidum, fuso per eburnea colla capillo<text:line-break/>Flectit equum, clamydem gemmis, auroq micantem<text:line-break/>Ventilat, &amp; pictas radianti vertice cristas.</text:p>
      <text:p text:style-name="P1">Sic oculos, sic ora ferens Deus aequoris olim<text:line-break/>Flectere equum docuit cursu, nam Rector aquarum<text:line-break/>Si qua fides, illam, Dîs admirantibus, artem<text:line-break/>Extudit, &amp; pompam primus celebrauit equestrem.<text:line-break/>Hos, Musae, vidistis enim, mihi pandite Ludos.</text:p>
      <text:p text:style-name="P1">Dum sese cupido concessit casta marito<text:line-break/>Nereis Æacidae ; conuenit Thessala Pubes,<text:line-break/>Conuenêre epulis Diui, nam visere castas<text:line-break/>Saepe domos, &amp; se mortali ostendere vultu<text:line-break/>Caelicolae, prisca sub Relligione, solebant.<text:line-break/>Effulsere omnes, &amp; laeta per atria pictis<text:line-break/>Discubuere thoris hominum genus atque Deorum,<text:line-break/>Et festos egere dies. vix nectare sese<text:line-break/>Proluerant, lautis agitantes gaudia mensis,<text:line-break/>Instituunt sacros vicino in littore Ludos,<text:line-break/>Et Thetidis foedas gaudent celebrare iugales.</text:p>
      <text:p text:style-name="P1">Quisque suam summis ostentat laudibus artem.<text:line-break/>Mobilibus digitis cytharam percurrere coepit<text:line-break/>Cinthius, alternasque fides. nunc arte canoros<text:line-break/>Attollit numeros ; chordas nunc molliter omnes<text:line-break/>Vellicat, &amp; tremulis mulcet concentibus aures.<text:line-break/>Hos diui motus laudant, citharaeque somantis<text:line-break/>Mirantur modulos, &amp; non imitabile Carmen.</text:p>
      <text:p text:style-name="P1">Grandia Pierides respondent carmina Musae.<text:line-break/><text:span text:style-name="_3c_pb_3e_">86</text:span> Vt tener aeternis olim concreuerit orbis<text:line-break/>Seminibus ; rutilos caedo quae sparserit ignes,<text:line-break/>Quae proprias rerum secreuerit ordine formas,<text:line-break/>Quaeve agitet molem fatorum infusa potestas.<text:line-break/>Hinc mersos latè populos, mundumque natantem,<text:line-break/>Et iactos Pyrrhae lapides, &amp; dulcia Regna<text:line-break/>Saturni memorant. plauserunt cantibus illis<text:line-break/>Littora, &amp; immoti presserunt murmura fluctus.</text:p>
      <text:p text:style-name="P1"><text:soft-page-break/>Oblitus duri Mauors certamina belli, <text:line-break/>Aut positam iactu certus contingere metam<text:line-break/>Horrendo volucres vibrat stridore sagittas ;<text:line-break/>Aut procul ardenti similis, similisque minanti<text:line-break/>Fulmineam validis protendit viribus hastam ;<text:line-break/>Et rapido vacuas ictu diuerberat auras,<text:line-break/>Et facilem exercens pugnam, sua praelia ludit.</text:p>
      <text:p text:style-name="P1">Iupiter innocuo collectas aëre nubes<text:line-break/>Collisit placidus, tonitrusque, &amp; fulgura finxit.<text:line-break/>Obliquas per inane faces, tractusque coruscos<text:line-break/>Flammarum rutilare, &amp; inania murmura caelo<text:line-break/>Misceri, &amp; laeto viderunt Numina vultu<text:line-break/>Supplicia in ludos, poenasque in gaudia verti.</text:p>
      <text:p text:style-name="P1">Spargebat furtim flammas, &amp; tela cupido<text:line-break/>Per Dinos, Nymphasque, sed heu ! quot pectora amore<text:line-break/>Improbus accendit, quot ridens vulnera fixit !</text:p>
      <text:p text:style-name="P1">Ornatum phaleris, collectâque aequore gemmâ<text:line-break/>Insiliit Neptunus equum. mirabile dictu !<text:line-break/>Fuderat hunc summo tellus percussa tridente ;<text:line-break/>Puluereoque leues flectens in littore cursus<text:line-break/><text:span text:style-name="_3c_pb_3e_">87</text:span> Ostentare sui gaudebat muneris vsum<text:line-break/>Ipse super. sonipes tantis compressus habenis<text:line-break/>Mollia nunc siccâ vestigia ponit arenâ,<text:line-break/>Insultatque solo plaudens, glomeransque superbos<text:line-break/>Arte nouâ gressus, campo sese arduus infert.<text:line-break/>Nunc curuis fertur spatiis, &amp; poplite flexo<text:line-break/>Spartigur in gyros, subitisque recursibus in se<text:line-break/>Conuersus, varios intexit in orbibus orbes.<text:line-break/>Æquora mox per aperta volat, cursuque citato<text:line-break/>Aërias post se nubes, ventosque relinquit.<text:line-break/>Dat sonitum retrò campus, nec sentit euntem.<text:line-break/>Aut ante ora Deûm, crebris subsultibus ardens<text:line-break/>Emicat, &amp; vacuas erectis verberat auras<text:line-break/>Calcibus, atque agili se iactat in aëra saltu.<text:line-break/>Laudabant Equitem Diui, cultuque tumentem<text:line-break/>Mirabantur equum. Tantarum conscia laudum<text:line-break/>Ipsa suam posthac Pallas contempsit oliuam.</text:p>
      <text:p text:style-name="P1">Hinc alacres cursus, &amp; festas ducere pompas<text:line-break/>Cura fuit, quoties ineunt socialia Reges<text:line-break/>Coniugia, &amp; laetam Pacem. sic ludere coepit <text:line-break/>Rex Pelagi, fraterque Iouis. nunc ore decoro<text:line-break/>Egregius celebrat Regis connubia frater.</text:p>
      <text:p text:style-name="P1"><text:soft-page-break/>Vestem crebra ligat gemmatis fibula nodis,<text:line-break/>Cui punctis acus insistens operosa minutis<text:line-break/>Argento gemmas, gemmis intexuit aurum,<text:line-break/>Et super arti artem, decori decus addidit ingens.<text:line-break/>Aurea formosam cingunt Diademata frontem,<text:line-break/>Effusamque micans cristato in vertice sundit<text:line-break/><text:span text:style-name="_3c_pb_3e_">88</text:span> Lucem Adamas ; lateri contexto flexilis auro<text:line-break/>Circulus effulget pulcrum qui subligat ensem.</text:p>
      <text:p text:style-name="P1">At sonipes latos cui splendida contegit armos<text:line-break/>Purpura, sub tanto exsultat sessore, suumque<text:line-break/>Sentit onus. nunc frena ferox fulgentia mandit,<text:line-break/>Ceruicemque iubis, atque ardua colla flagellans, <text:line-break/>Aut patulis efflans generosum naribus ignem<text:line-break/>Fixa tenet crebro spectantum lumina saltu.</text:p>
      <text:p text:style-name="P1">Hîc Charites plausêre omnes, summoque, decori<text:line-break/>Spectauêre Ducis vultumque, habitumque, theatro.<text:line-break/>Ille ibat toto fundens sua lumina Circo.<text:line-break/>Qualis, vbi Veneris dilectum Luciferignem<text:line-break/>Extulit Oceano : roseo formosus ab ortu<text:line-break/>Explicat os rutilum caelo, tenebrasque resoluit<text:line-break/>Vno Sole minor. tali fulgore nitebat<text:line-break/>Borbonides studiis gaudens, plausuque fauentum.</text:p>
      <text:p text:style-name="P1"><text:span text:style-name="T6">CONDÆI PRINCIPIS<text:line-break/>TVRMA.</text:span></text:p>
      <text:p text:style-name="P1"><text:span text:style-name="T6">Ecce nouum intereà campo sese intulit agmen<text:line-break/>Heroum, tantae quos inclyta gloria palmae<text:line-break/>Incitat ad pugnas, ardensque in pectore virtus.</text:span></text:p>
      <text:p text:style-name="P1">Composito quisquis sonitu resonantia pulsat<text:line-break/>Tympana, collectis manicis, vittâque retortis<text:line-break/>Bracchia protendit iactans alterna ; suisque<text:line-break/>Aut quatit aera, leues aut verberat ictibus auras.</text:p>
      <text:p text:style-name="P1">Quaesitas Condaeus opes terrâque, marique<text:line-break/>Vestibus, &amp; Scythicae gestans insignia Lunae, <text:line-break/><text:span text:style-name="_3c_pb_3e_">89</text:span> Exhibet imperiis latè, populisque potentem<text:line-break/>Regnatorem Asiae, miseras qui territat vrbes<text:line-break/>Christiadum, &amp; sacras, heu ! diruit impius Aras.</text:p>
      <text:p text:style-name="P1">Se vultu profert, animisque ingentibus Heros,<text:line-break/>Non qualis belli furiis accensus, &amp; irâ<text:line-break/>Terribilis, manibus ferrum fatale conruscat,<text:line-break/>Attollitque animos, &amp; saeuis fulminat armis ;<text:line-break/>Aspera dum fuso crudelscunt praelia Martis<text:line-break/>Sanguine ; sed qualis, dum nobilis ira resedit<text:line-break/><text:soft-page-break/>Bellorum, mitem detersus puluere vultum,<text:line-break/>Excipitur votis victor, placidusque triumphat.</text:p>
      <text:p text:style-name="P1">Huic laeues humeros velat Babylonica vestis<text:line-break/>Caeruleo tinctu, fulgentisque aenula caeli<text:line-break/>Purpura, Moeandris auri, argentique refulget,<text:line-break/>Baltheus implicito quam circum amplectitur auro.<text:line-break/>Intextam Phrygio praefert de more Tiaram,<text:line-break/>Confusosque super, nigro, niueoque colore<text:line-break/>Caeruleoque, apices, mollis mouet aura Fauonî<text:line-break/>Halitu inoffenso, &amp; cristae fastigia libat.</text:p>
      <text:p text:style-name="P1">Circi per vacui confinia, Thracius illum<text:line-break/>Portat equus, formae sibi conscius erigit armos,<text:line-break/>Immensisque opibus Domini, genioque superbit.<text:line-break/>Quid dites phaleras ? quid frena ? quid aurea bullis<text:line-break/>Cingula ? quid tumido collecta monilia collo,<text:line-break/>Aut memorem ornato pictas in pectore Lunnas ?<text:line-break/>Vndique gemmarum radiat, fuluique metalli<text:line-break/>Lucia congeries ; medioque in Sole conruscans<text:line-break/>Pulcra repercussis dispergit fulgura flammis.</text:p>
      <text:p text:style-name="P1"><text:span text:style-name="_3c_pb_3e_">90</text:span> Spectantes longo testantur gaudia plausu.<text:line-break/>Clara Ducis virtus, immensaque fama recursat,<text:line-break/>Et subit illius quondam victoris imago<text:line-break/>Qui subitis auxit victricia tempora palmis<text:line-break/>Pene puer. primis ex quo sese induit armis,<text:line-break/>Candida veloci plausit Victoria pennâ<text:line-break/>Quo se cumque tulit. fastus compressit Iberos,<text:line-break/>Reppulit Austriacum nostris è finibus hostem,<text:line-break/>Non Rheni tardatus aquis, non aggere multo.</text:p>
      <text:p text:style-name="P1">Quot fudit campis acies ! quot strenuus arces<text:line-break/>Eruit, &amp; validis quot bella exhausit in armis !<text:line-break/>Quos animos, quas spes ostenderat ! heu ! quibus ille<text:line-break/>Iactatus fatis posthac, quae praelia gessit !<text:line-break/><text:span text:style-name="T6">Sed quid ego haec memorem ? placidi sub nomine Regis<text:line-break/>Effulget nostra iam nobile sidus in Aula.<text:line-break/></text:span>Non secùs ac Lunae siquando argenteus orbis<text:line-break/>Palluit, &amp; caecâ sese praetexuit vmbrâ.<text:line-break/>Auricomi tandem radiis obnoxia Phoebi<text:line-break/>Crescit vt aspicitur, purosque recolligit ignes.</text:p>
      <text:p text:style-name="P1">Vt procul armigeros Equites, venientis &amp; ora<text:line-break/>Condaei, medio prospexit ab aere Mauors,</text:p>
      <text:p text:style-name="P1"><text:soft-page-break/>( Quippe aderat Mauors sedatis vndique bellis,<text:line-break/>Et circùm denso nebularum fusus amictu,<text:line-break/>Illam, quood superest, vidit certaminis vmbram. <text:s/>)</text:p>
      <text:p text:style-name="P1">Quas, inquit, fortuna vices mihi noxia versas ?<text:line-break/>Quâ natos in bella viros dulcedine mulces ?<text:line-break/>Olim quae pugnae signum crudele canebat,<text:line-break/>Bellantum accendens animos, &amp; pectora raucis<text:line-break/><text:span text:style-name="_3c_pb_3e_">91</text:span> Cantibus, innocuos nunc clangit buccina Ludos.<text:line-break/>Qui domino victore ferox, crebisque trophaeis<text:line-break/>Infremuit quadrupes, mediosque erupit in hostes<text:line-break/>Ante minax, pressitque ingentes caedis aceruos :<text:line-break/>Nunc pictâ ceruice micans lasciuit, &amp; illa<text:line-break/>Hostibus insultans, quae sparserat vngula rores<text:line-break/>Sanguineos, tenues nunc Circo spargit arenas.<text:line-break/>Pro clamyde horrenda, saeui pro casside belli<text:line-break/>Ludorum nitidi cultus, &amp; mitia Pacis<text:line-break/>Ornamenta micant gemmae, pictaeque Tiarae.</text:p>
      <text:p text:style-name="P1">Qui rapido nuper cursu media agmina rupit<text:line-break/>Turbinis in morem, per noxia tela, per enses<text:line-break/>Fulmineos, diramque vomentia fulgura mortem,<text:line-break/>Nunc Tyriae vestis luxu, gemmisque decorus<text:line-break/>Vanas pictorum capitum perrumpere gestit<text:line-break/>Ceruices, equitans, &amp; pompam ducit inernem.<text:line-break/>Quo fortes animos, inuictaque pectora vertis<text:line-break/>Pax ignaua ? meus quo tandem labitur Heros ?</text:p>
      <text:p text:style-name="P1">Scilicet &amp; placidis postquàm virtutibus orbem<text:line-break/>Implerit LODOIX, hanc spem mihi fata reseruant, <text:line-break/>Arma retractabit victor, reparandaque rumpet<text:line-break/>Otia. tum Solymae fines, captiuaque Regna,<text:line-break/>Et septemgemini trepidabunt ostia Nili.<text:line-break/>Te spoliis tectum, CONDÆE, recentibus, illic<text:line-break/>Nostra sub auspiciis LODOICI castra videbunt.<text:line-break/>Haec secum tacito voluit sub pectore Mauors.</text:p>
      <text:p text:style-name="P1">Ductorem intereà Proceres comitantur ouantem,<text:line-break/>Et varias rutilo iactant in vertice plumas.<text:line-break/><text:span text:style-name="_3c_pb_3e_">92</text:span> Non aliter pennas Iunonius explicat ales,<text:line-break/>Dum tumet, &amp; iactat stellatae Syrmata caudae.<text:line-break/>Si quis acu pictas clamydes, Phrygiasque Tiaras<text:line-break/>Gemmatosque enses, &amp; barbara tegmina crurum<text:line-break/>Viderit, &amp; Lunae radiantia cornua ; toto<text:line-break/>Confluxisse putet lectos Oriente Tyrannos.</text:p>
      <text:p text:style-name="P1"><text:soft-page-break/>ANGVIENI DVCIS<text:line-break/>TVRMA.</text:p>
      <text:p text:style-name="P1">CONDÆVM sequitur simili splendore Parentem<text:line-break/>ANGVIENVS, campoq micant Natusq, Paterque.<text:line-break/>Sic sparsis Solis radiis, &amp; luce refusâ<text:line-break/>In nubem, gemini fulgent per inania Soles<text:line-break/>Saepiùs, atque oritur Magno de lumine lumen.</text:p>
      <text:p text:style-name="P1">Magnificum simulat Regem qui temperat Indos<text:line-break/>Littoribus natos aliis, quosque omnibus vndis<text:line-break/>Diuisos, prudens nostro Deus abscidit Orbi.<text:line-break/>Ludicra qui numeris argutis classica flectunt,<text:line-break/>Quique volubilibus quatiunt caua tympana palmis,<text:line-break/>Murice collucent picto, vittâque reuinctis<text:line-break/>Vestibus alliciunt oculos, &amp; cantibus aures.</text:p>
      <text:p text:style-name="P1">Egregiâ Pueri formâ, similique iuuentâ<text:line-break/>Ex auro pharetras humeirs, arcusque ferente,<text:line-break/>Effusis equitant per lactea colla capillis.<text:line-break/>Talis se risu lepido, &amp; florentibus annis<text:line-break/>Iactat Amor, pharetram gestans, celeresque sagittas<text:line-break/>Queis agitat curas, atque ossibus implicat ignem.</text:p>
      <text:p text:style-name="P1">Corpora quadrupedum cultu succincta fluenti<text:line-break/><text:span text:style-name="_3c_pb_3e_">93</text:span> In gemmis, auroque latent, rubrisque corallis,<text:line-break/>Vmbrosisque nitent sursum capita ardua plumis.<text:line-break/>Virgatis famuli sagulis, queis, agmine longo,<text:line-break/>Pensilis ex humero sonat arcus, &amp; aurea cuspis ;<text:line-break/>Praecedunt turnam, lituosque, tubasque sequuntur.</text:p>
      <text:p text:style-name="P1">Qui pugnas ineunt, &amp; laeta pericula famae<text:line-break/>Thetidis ornantur spolio, &amp; Gangetide gazâ,<text:line-break/>Circumstantque Ducem nitidi. Condaeia proles<text:line-break/>Ostentat luxu vario, quas vbere profert<text:line-break/>Nostra sinu tellus, &amp; quas Mercator auarus<text:line-break/>Oceano conuectat opes. gerit ille retorto<text:line-break/>Interpunctam auro tunicam, quam plurimus ornat<text:line-break/>Vnio. qui galeae confusos viderit ignes,<text:line-break/>Siderei vidisse putet laquaearia Coeli.<text:line-break/>Vsque adcò crebris perstringit lumina flammis.<text:line-break/>Fulget apex albo mixtus, nigroque colore<text:line-break/>Et croceo : pretiúmque opibus dat lucidus ordo.</text:p>
      <text:p text:style-name="P1">Cornipidem grauidae gemmis, auró rigentes<text:line-break/>Praecingunt Phalerae, mediúmque, accensa pyropis<text:line-break/>Zona ligat. similes olim, dum Roma vigebat<text:line-break/><text:soft-page-break/>Bellatrix, Latios curru duxêre triumphos.<text:line-break/>Concitat hunc Heros, fraenis &amp; temperat aureis.</text:p>
      <text:p text:style-name="P1">Talem Sarmaticis quondam cùm victor in oris<text:line-break/>Aut Scythicas acies, aut saeui castra Gelomi<text:line-break/>Fuderit, exultantem animis, spoliisque superbum<text:line-break/>Excipiet laetis exultans Vistula ripis.<text:line-break/>Ille etenim juuenis, si vera Oracula vatum, <text:line-break/>Sarmaticum reget, &amp; summâ ditione tenebit<text:line-break/><text:span text:style-name="_3c_pb_3e_">94</text:span> Imperium, quae nunc intorquet dextera telum<text:line-break/>Sceptra feret : cristis quam versicoloribus ornat<text:line-break/>Augustam rutilo impediet Diademate frontem.<text:line-break/>Quâ se Maiestate ferens ! quàm clarus in ostro<text:line-break/>Incedit ! patrias vt spirat nobilis artes !</text:p>
      <text:p text:style-name="P1">Illum equidem primas vbi luminis attigit oras,<text:line-break/>Excepere sinu Musae, fusumque recentis<text:line-break/>Ambrosiae succis admisit in oscula Pallas.<text:line-break/>At dum rursus ages, LODOICE, in praelia Gallos, <text:line-break/>Impacata ibit per bella, Patremque sequetur.</text:p>
      <text:p text:style-name="P1">Fulmineus veluti duris cùm rupibus Ales<text:line-break/>Emicat, explicitis &amp; nubes verberat alis ;<text:line-break/>Audax aduolitat iuxtà per nubila proles,<text:line-break/>Perque ignes caeli rutilos, caecosque fragores<text:line-break/>Æmula praepetius sequitur super aethera pennis.</text:p>
      <text:p text:style-name="P1">GVISII DVCIS<text:line-break/>TVRMA.</text:p>
      <text:p text:style-name="P1">ADDVCIT populos alio sub Sole iacentes<text:line-break/>GVISIVS, atque tuos imitatur, America, cultus.<text:line-break/>Quippe vbi Naturae latebras, longeque remotos<text:line-break/>Atlantis reperit fines, ignotaque Regna<text:line-break/>Lucri sacra fames, &amp; opum malesana cupido.<text:line-break/>Nostra peregrino fruitur sollertia luxu<text:line-break/>Et populorum habitus, &amp; mores nouimus omnes.</text:p>
      <text:p text:style-name="P1">Fit totis fremitus cuneis, cùm barbara laeto<text:line-break/>Agmina succedunt campo ; nil pulcrius illâ<text:line-break/>Barbarie, quae culta suo splendescit in auro. </text:p>
      <text:p text:style-name="P1"><text:span text:style-name="_3c_pb_3e_">95</text:span> Qui procul aere cauo resonant, qui tympana pulsant<text:line-break/>Tempora frondosis euincti flaua corallis, <text:line-break/>Ornantur conchis, glaucoue teguntur amictu.<text:line-break/>Qualis caeruleus dum personat aequora conchâ<text:line-break/>Velatur iuncis, &amp; acutâcarice Triton.<text:line-break/>Sublimes in equis pueri salientibus, ibant<text:line-break/><text:soft-page-break/>Pardorum tecti spolio, quod sericus auro<text:line-break/>Praetexit radius, sparsis &amp; taenia vittis.</text:p>
      <text:p text:style-name="P1">Auratam circum, pictamque Draconibus hastam<text:line-break/>Armigeri insignes, dextrâ, scutumque gerebant.<text:line-break/>Tigris erat saeui pedibus prostrata Leonis<text:line-break/>Fortibus ille toris, ardens &amp; lumine toruo<text:line-break/>Stat super. ira iubas arrexit ; &amp; vnguibus horret<text:line-break/>Impactis, tumidumque putes fremere ore curento.<text:line-break/>Scilicet abiecti redeant si praelia Martis,<text:line-break/>Pro dcore Imperij, pro maiestate, superbus,<text:line-break/>Altaque praesumens, tales sibi GVISIVS iras<text:line-break/>Destinat. Ecquis opes varias ? quis gaudia turbae<text:line-break/>Egregiae ? quis equos memoret, quos decolor Indus,<text:line-break/>Et naetae adducunt alio sub sydere Gentes ? </text:p>
      <text:p text:style-name="P1">Splendida sub patriis penduntur Equilia tectis<text:line-break/>Guisiadae magni : centum praesepibus atis<text:line-break/>Cornipedes vinctos magna in spectacula Circi<text:line-break/>Exultare intus, longisque absumere clathris<text:line-break/>Impositam Cererem, &amp; longo fremere ordine cernas.<text:line-break/>Quippe licèt duras impellant calcibus iras <text:line-break/>Acriùs, &amp; iactent spumantia fraena feroces ;<text:line-break/>Mitescunt tamen, &amp; certa sub lege tenentur<text:line-break/><text:span text:style-name="_3c_pb_3e_">96</text:span> Haudquaquam indociles : domitor cùm vimine lento<text:line-break/>Emicat increpitans, capite, &amp; ceruicibus altis<text:line-break/>Ecipiunt, metuuntque minas ; totisque trementes<text:line-break/>Artubus, horrendis acuunt hinnitibus auras.</text:p>
      <text:p text:style-name="P1">Hos omnes studiis insignis equestribus Heros<text:line-break/>Instratos aptè setâ, exuuiisque Leonum<text:line-break/>Miserat in pompam, textoque onerauerat auro.<text:line-break/>Ille ibat dorsum maculosâ pelle ferarum<text:line-break/>Obductus, fuluo se tegmine protegit alter<text:line-break/>Arduus ; Hircanas duci in spectacula Tygres,<text:line-break/>Credas, &amp; Lybicas Circo insultare leaenas.<text:line-break/>Vincla reluctantes hinc, inde, &amp; multa frementes<text:line-break/>Adducunt Satyri, &amp; blando popismate mulcent.</text:p>
      <text:p text:style-name="P1">Bis seni hirsutos imitati pellibus Vrsos<text:line-break/>Procedunt famuli, queis horrida corpora villis, <text:line-break/>Et patuli rictus, atque aspera dentibus ora, <text:line-break/>Arrectique haerent, exertisque vnguibus adstant.<text:line-break/>Ludicra sic homines in vultum, ac terga ferarum<text:line-break/>Induit illudens, mutatque industria formas, <text:line-break/>Et noua non dubitat Naturae adscribere monstra.<text:line-break/>Haud aliter cantu, Circesque potentibus herbis<text:line-break/><text:soft-page-break/>Et belli, &amp; pelagi socios miratus Vlisses<text:line-break/>Setigerosque sues fieri, fuluosque Leones.</text:p>
      <text:p text:style-name="P1">Hic auidis inhiant oculis, certantque videre<text:line-break/>Mirandes Animae, &amp; Laeto se pascere Ludo :<text:line-break/>Concentu vario dum rustica Numina Fauni<text:line-break/>Capripedes, lituis modulantibus aëra pulsant.</text:p>
      <text:p text:style-name="P1">Vt primum blando se GVISIVS extulit ore<text:line-break/><text:span text:style-name="_3c_pb_3e_">97</text:span> Constitit obtutu populis defixus in vno.<text:line-break/>Serpentum, flexo squammas essinxerat auro<text:line-break/>Loricae in speciem, nexosque expresserat orbes<text:line-break/>Caudarum intexens opifex ; &amp; summa supernè<text:line-break/>Extulerat capita Eois turgentia gemmis.<text:line-break/>Caesariem flauam circum premit aurea cassis,<text:line-break/>Caeruleis nitidum maculis quae sustinet anguem,<text:line-break/>Tollentemque minas, erectaque colla tumentem<text:line-break/>Ex auro. Triplicique super sese ordina crista<text:line-break/>Iactat, &amp; immensas expendit mobilis vmbras.<text:line-break/>Aeriis veluti quae rupibus eminet arbor<text:line-break/>Implicitas tendens frondes, lateque virentes<text:line-break/>Huc, illuc, ramos ; ingentemque efficit vmbram.</text:p>
      <text:p text:style-name="P1">Conuersus laeto Circus sonat vndique plausu,<text:line-break/>At risu facili gaudens popularibus auris<text:line-break/>Progreditur Ductor. crebris hunc saltibus ardens<text:line-break/>Portat equus, variisque notis, ac pelle ferocit<text:line-break/>Trigridis Armeniae, cui circumducta per auras<text:line-break/>Textura extremas, auro, argentoque cucurrit.<text:line-break/>Candida se tumidis ceruicibus Ardea tollit ;<text:line-break/>Fronte micat mediâ, radiato lumine cornu<text:line-break/>Auratum. Effigies saeui coelata draconis<text:line-break/>Promet ad pectus ; collo serpentia ditis<text:line-break/>Fila auri ; &amp; sparsi refluunt pro crinibus angues,<text:line-break/>Splendidaque impexis horrescit cauda colubris,<text:line-break/>Artis opus Phrygiae. sonipes captabat eundo<text:line-break/>Delicias, plaususque ; tubisque sonantibus ibat<text:line-break/>In numerum, tantae exultans se credere pugnae.</text:p>
      <text:p text:style-name="P1"><text:span text:style-name="_3c_pb_3e_">98</text:span> Cùm durum Imperium, fastusque exosa superbos<text:line-break/>Parthenope furiis tandem surrexit acerbis,<text:line-break/>Gallica commotis implorans Lilia Regnis.<text:line-break/>Iratae spes gentis, &amp; optatissimus hospes<text:line-break/>Talis erat Siculis vt primùm constitit oris<text:line-break/>GVISIVS ; omnis agris, tectisque effusa iuuentus<text:line-break/>Venerat exultans, &amp; mirabatur ouantis<text:line-break/>Auxilium, aduentúmque Ducis. Dîs aemulus ille<text:line-break/><text:soft-page-break/>Firmabat timidas claris virtutibus vrbes,<text:line-break/>Soluebatque jugo populos, &amp; vindice ferro<text:line-break/>Oppressam, regni pro libertate vocabat<text:line-break/>In pugnas, plebem. sonuit festiua tumultu<text:line-break/>Parthenope ; plausêre suis Cyclopes in antris ;<text:line-break/>Flammarumque globos, liquefactaque saxa sub imis<text:line-break/>Visceribus pressit clausis fornacibus Ætna.</text:p>
      <text:p text:style-name="P1">Qui subeunt, pulcrae, juuenes certamina laudis<text:line-break/>Iactantes mixtas plumis viridantibus, albas,<text:line-break/>( Is turmae color est ) incedunt passibus aequis,<text:line-break/>Compositoque omnem consessum lumine lustrant.</text:p>
      <text:p text:style-name="P1">EQVESTRIS DECVRSIO</text:p>
      <text:p text:style-name="P1">DVX vbi quisque suas, in ludicra bella, cohortes<text:line-break/>Explicuit ; placidique effulsit Martis imago.<text:line-break/>Totus inardescit confuso lumine campus.<text:line-break/>Hinc auro pictae chlamydes, nitidisque lapillis ;<text:line-break/>Inde micant Tyrio saturatae murice vestes,<text:line-break/>Insignes illinc vittis onerantur amictus<text:line-break/>Caeruleis, albisque ; volantque per aera plumae<text:line-break/><text:span text:style-name="_3c_pb_3e_">99</text:span> Nigris collectae nodis ; picturaque latè<text:line-break/>Discolor, eximio coelum fulgore lacessit.</text:p>
      <text:p text:style-name="P1">Aduerso, seu dum rorantem, lumine Phoebus<text:line-break/>Irradiat nubem ; rutilantibus illa repentè<text:line-break/>Icta micat radiis, &amp; lucis imagine multâ.<text:line-break/>Lucida tum variis maculis intermicat Iris, <text:line-break/>Et pluuium picto coelum complectitur arcu.</text:p>
      <text:p text:style-name="P1">Humani capitis tereti subnixa columnae<text:tab/><text:tab/><text:span text:style-name="T7">Ordo pugnae Ludicrae.</text:span><text:line-break/>Prominet effigies, rapido quam perforet ictu<text:line-break/>Lancea currentum. Longis obnoxia telis<text:line-break/>Stat Mauri ceruix contrà, quam laeta juuentus<text:line-break/>Non interrupo certet transfigere cursu.<text:line-break/>Parte aliâ fusis per lucida colla colubris<text:line-break/>Gorgonis horrescit facies, cui vulnere certo<text:line-break/>Quisque suum infigat jaculum, fixumq relinquat.<text:line-break/>Vltima cura fuit, projectum transitu ipso<text:line-break/>Ense auferre caput, pronumque incumbere in ictum<text:line-break/>Cursu continuo, lepidi res plena laboris.</text:p>
      <text:p text:style-name="P1">Inuigilant castris Praefecti, &amp; sedibus altis<text:line-break/>Iudicia exercent, quae sit victoria pugnae, <text:tab/><text:tab/><text:span text:style-name="T7">Iudicies.</text:span><text:line-break/>Quive dolus ; seruantque vices, &amp; iura tuentur<text:line-break/>Cuique sua, &amp; pulcrae dirimunt certamina laudis.<text:line-break/>Nempè suis tantae non sunt sine legibus artes.</text:p>
      <text:p text:style-name="P1"><text:soft-page-break/>Siue cadant alto fluitantes vertice cristae ;<text:tab/><text:tab/><text:span text:style-name="T7">Leges.</text:span><text:line-break/><text:span text:style-name="T6">Siue incumbat equus demisso cernuus armo,<text:line-break/>Effundatve equitem secum ; fata improba frustrà<text:line-break/>Insontem frustrà casum miserantur amici.<text:line-break/>Qui steterit, coetosque remiserit aequore cursus<text:line-break/></text:span><text:span text:style-name="_3c_pb_3e_"><text:span text:style-name="T6">100</text:span></text:span><text:span text:style-name="T6"> Lentior, aut medios non circumflexerit orbes ;<text:line-break/>Quiue suam lapso confuderit ordina pompam<text:line-break/>Exerrans, aut quem frustrata fefellerit hasta<text:line-break/>Saepiùs, heu ! pulcrae non speret praemia palmae.<text:line-break/></text:span>At certo quisquis plures trajeccerit ictu<text:line-break/>Pictorum effigies capitum ; plausuque superbus<text:line-break/>Orbiculo plures faustè direcerit hastas :<text:line-break/>Hanc agitat sollers, &amp; amat Victoria dextram.<text:line-break/>Arduus in media victor se iactet arena,<text:line-break/>Et laetam accipiat, multa cum laude, coronam.</text:p>
      <text:p text:style-name="P1">Signa viri expectant ; sonipes fremit aequore toto<text:line-break/>Ire auidus ; dubiisque haeret Victoria pennis.<text:line-break/><text:span text:style-name="T7">Cursus.</text:span> Vt tuba commissos cecinit laetissima Ludos,<text:line-break/>Quatuor aduersis Equites erumpere cernas<text:line-break/>Carceribus. Flectunt hastas &amp; missile dextrâ<text:line-break/>Certatim vibrant jaculum ; metisque relictis, <text:line-break/>In medium obliquant pariter vestigia campum.<text:line-break/>Hic geminos texunt flexus ; totidemque reflexus ;<text:line-break/>Atque abeunt, redeuntque pares ; nec fallitur ordo.</text:p>
      <text:p text:style-name="P1">Ac veluti Phrygiis ludit Moeander in aruis<text:line-break/>Excursans ; iterumque suos reuolutus in ortus,<text:line-break/>Incertusque viae, nunc huc, nunc labitur illuc.<text:line-break/>Ambiguis donec fessas erroribus vndas<text:line-break/>Colligat, &amp; pelago sensim decurrat aperto.<text:line-break/>Sic vbi compositis gyris, atque ordine certo<text:line-break/>Effinxêre fugas, implexosque orbibus orbes ;<text:line-break/>Ense simul stricto feriunt, iaculoque Medusam ;<text:line-break/>Et se quisque sui condunt munimine septi.</text:p>
      <text:p text:style-name="P1"><text:span text:style-name="_3c_pb_3e_">101</text:span> Quantus init pugnam ! quantus LODOICVS in aequor<text:line-break/>Armigero comitante ruit ! telumque, vel ensem<text:line-break/>Incutit, &amp; celeres cursu praeuertitur auras !<text:line-break/>Quò se cumque mouet, clarâve in luce refulget,<text:line-break/>Effusae retrò splendescit semita lucis.<text:line-break/>Vt dum stella, facem, noctis delapsa per vmbras<text:line-break/>Protulit, impressitque vias, coeloque cucurrit.<text:line-break/>A tergo sparsis radiat fulgoribus aether, <text:line-break/>Et lucis rutilans longo stat tramite sulcus.</text:p>
      <text:p text:style-name="P1"><text:soft-page-break/>Gaudet equus vacuo sese committere Circo,<text:line-break/>Effunditque jubas, laxisque citatus habenis<text:line-break/>Emicat, atque aureis calcaribus ilia pandit.</text:p>
      <text:p text:style-name="P1">Atque ea dum festo celebrantur praelia Ludo<text:line-break/>Per campum ; mediis è nubibus ipse Cupido<text:line-break/>Dulces insidias furtim meditatur, &amp; artem<text:line-break/>Exercet, ludumque suum ; sumptâque pharetrâ,<text:line-break/>Blandis plena dolis, &amp; dulci tincta veneno<text:line-break/>Nostrarum in coetus Nimpharum spicula torquet<text:line-break/>Improbus, accenditque animos, &amp; suscitat ignes.<text:line-break/>Quaeque suis agitur studiis, sua cuique cupido est.<text:line-break/>Applaudunt aliae, famae, laudique suorum, <text:line-break/>Et vacuis monstrant fixas ceruicibus hastas.<text:line-break/>Defleuere vices, aliae, sortemque Procorum<text:line-break/>Ictibus errantum vanis. quot vota secundis<text:line-break/>Promisere Diis pugnae ! quot pectore ab alto<text:line-break/>Spemque metumque inter suspirauere Puellae !</text:p>
      <text:p text:style-name="P1">Regina ante alias ardenti cuspide fixa, <text:line-break/>Infusum totis percepit sensibus ignem<text:line-break/><text:span text:style-name="_3c_pb_3e_">102</text:span> Molliùs, insequitur votic, oculisque pererrat,<text:line-break/>Et slantem LODOICVM, &amp; contemplatur cuntem.</text:p>
      <text:p text:style-name="P1">Sir Clytie, nunc flos, riguis quae pallet in hortis<text:line-break/>Et mutata suos etiamnunc seruat amores.<text:line-break/>Illa suum, quamuis altis radicibus haeret, <text:line-break/>Vertitur ad Solem propensa, &amp; spectat euntis<text:line-break/>Ora Dei ; foliisque fidelibus accipit ignem.<text:line-break/>Intereà cursant vicibus, vicibusque recusant<text:line-break/>Spe variâ pugiles ; multos fortuna fefellit.<text:line-break/>Ille cauo capiti nequicquam dirigit hastam<text:line-break/>Infelix ; alius stridentia spicula ferrum<text:line-break/>Increpitant alij ; pauci, queis gloria palmae<text:line-break/>Monstrat iter, numquam deflexis ictibus errant.</text:p>
      <text:p text:style-name="P1"><text:span text:style-name="T6">Victorem quondam per tot discrimina Martis<text:line-break/>Regem, etiam ficto sequitur Victoria bello.<text:line-break/></text:span>Siue bastâ, iaculove; aut strictis ensibus instat :<text:line-break/>Lancea directo non se detorquet ab ictu, <text:line-break/>Non iaculum : numquam praetersuit irrita cuspis.<text:line-break/>Iamque manu telum intentans, suprema parabat<text:line-break/>Edere tentamenta artis ; victorque suturus<text:line-break/>Si lubet : hanc, socij laudem, placidamque relinquo<text:line-break/>Palmam, inquit, bello vincam, vos vincite Ludo.<text:line-break/>Haec, ait, &amp; rapido praeuertens nubila cursu<text:line-break/><text:soft-page-break/>Sponte suâ vanum subridens impulit ictum ;<text:line-break/>Et spreuit facilem ficto certamine palmam.</text:p>
      <text:p text:style-name="P1">Fortunam excepit Regis, victorque peractis<text:line-break/><text:span text:style-name="T7">Bellefons.</text:span> Cursibus emicuit BELFONTIVS. Ære canoro <text:line-break/><text:span text:style-name="_3c_pb_3e_">103</text:span> Mille simul sonuere tubae, mille vndique plausus.</text:p>
      <text:p text:style-name="P1">Seu duram dubiis pugnam committere campis,<text:line-break/>Quaerere seu pulcram liceat per vulnera mortem.<text:line-break/>Aggeribusque suis septos perrumpere muros<text:line-break/>Æqua viro virtus. meritae nunc munera laudis<text:line-break/>Accipit, &amp; laetum, Circo plaudente, triumphum.</text:p>
      <text:p text:style-name="P1">Spes alias laudis LODOICVS, &amp; altera palmae<text:line-break/>Praemia constituit, famaeque arrecta cupido<text:line-break/>Magnanimos iuuenes stimulis ingentibus vrget.</text:p>
      <text:p text:style-name="P1">Annulus appensus ligno, facilisque reuelli <text:tab/><text:tab/><text:span text:style-name="T7">Decursio Annularis.</text:span><text:line-break/>Orbe patet modico, per quem se lancea cursim<text:line-break/>Insinuet victrix, &amp; cuspide permeet aureâ.<text:line-break/>Hunc tereti gaudent certatim auellere ferro.<text:line-break/>Anceps pugna diu, nec fato curritur vno.<text:line-break/>Cursus ille suos irrisâ inglorius hastâ<text:line-break/>Conficit. hic metam Ludo delibat inani,<text:line-break/>Exultantem animis alium malus impulit error.<text:line-break/>Spes hominum &amp; vanas ridet Victoria curas.<text:line-break/>Angustum per iter, paruique foraminis orbem<text:line-break/>Intrudunt alij, mediis in cursibus hastas.</text:p>
      <text:p text:style-name="P1">Post varios Equitum dubio certamine casus, <text:line-break/>SALTENSIS, per aperta, Comes procedere gestit <text:tab/><text:tab/><text:span text:style-name="T7">Comte de Sault.</text:span><text:line-break/>Æquora, &amp; ô nostris, inquit, sors annue votis ! <text:line-break/>Flectit equum gyro exsiliens, &amp; turbinis instar<text:line-break/>Continuo rapitur stadio, ductuque fideli<text:line-break/>Occupat exiguos aditus, paruumque meatum<text:line-break/>Orbiculi, totâque triumphat victor arenâ<text:line-break/>Mille inter plausus hominum, sonitusque turbarum.<text:line-break/><text:span text:style-name="_3c_pb_3e_">104</text:span> Nos equidem celebrare tuas tentauimus artes,<text:line-break/>Qui tum facta, tuosque legent, REX MAXIME, Ludos,<text:line-break/>Sic gerere Imperium discant, sic ludere Reges.</text:p>
      <text:p text:style-name="P1"/>
      <text:p text:style-name="P1"><text:span text:style-name="T6">FINIS.</text:span></text:p>
      <text:p text:style-name="P7"/>
      <text:p text:style-name="_3c_byline_3e_"><text:span text:style-name="T6">PARISIIS, </text:span></text:p>
      <text:p text:style-name="_3c_byline_3e_"><text:span text:style-name="T6">IN TYPOGRAPHIA REGIA,</text:span></text:p>
      <text:p text:style-name="_3c_byline_3e_"><text:span text:style-name="T6">CVRANTE SEBASTIANO MABRE-CRAMOISY,</text:span></text:p>
      <text:p text:style-name="_3c_byline_3e_"><text:span text:style-name="T6">eiusdem Typographiae Directore.</text:span></text:p>
      <text:p text:style-name="_3c_byline_3e_"><text:soft-page-break/><text:span text:style-name="T6">M. DC. LXX. <text:line-break/></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label.speaker_3e_" style:display-name="&lt;label.speaker&gt;" style:family="text" style:parent-style-name="Default_20_Paragraph_20_Fon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1" style:font-size-asian="12pt" style:language-asian="fr" style:country-asian="FR" style:font-style-asian="italic" style:font-weight-asian="bold" style:font-name-complex="Times New Roman1" style:font-size-complex="10pt"/>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10</meta:editing-cycles>
    <meta:creation-date>2020-05-12T13:21:00</meta:creation-date>
    <dc:date>2020-06-30T12:39:00</dc:date>
    <meta:editing-duration>PT27M33S</meta:editing-duration>
    <meta:generator>OpenOffice/4.1.6$Win32 OpenOffice.org_project/416m1$Build-9790</meta:generator>
    <meta:document-statistic meta:table-count="0" meta:image-count="0" meta:object-count="0" meta:page-count="68" meta:paragraph-count="912" meta:word-count="22253" meta:character-count="1370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